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ucidasans1" svg:font-family="Lucidasans"/>
    <style:font-face style:name="Courier New" svg:font-family="'Courier New'" style:font-family-generic="modern"/>
    <style:font-face style:name="Courier New2" svg:font-family="'Courier New'" style:font-family-generic="modern" style:font-pitch="fixed"/>
    <style:font-face style:name="Lucidasans" svg:font-family="Lucidasans"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office:font-face-decls>
  <office:automatic-styles>
    <style:style style:name="Tabelle1" style:family="table">
      <style:table-properties style:width="16.334cm" fo:margin-left="-0.132cm" table:align="left" style:writing-mode="lr-tb"/>
    </style:style>
    <style:style style:name="Tabelle1.A" style:family="table-column">
      <style:table-column-properties style:column-width="2.981cm"/>
    </style:style>
    <style:style style:name="Tabelle1.B" style:family="table-column">
      <style:table-column-properties style:column-width="13.353cm"/>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B1" style:family="table-cell">
      <style:table-cell-properties style:vertical-align="top" fo:padding-left="0.123cm" fo:padding-right="0.123cm" fo:padding-top="0cm" fo:padding-bottom="0cm" fo:border="0.002cm solid #000000"/>
    </style:style>
    <style:style style:name="Tabelle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 style:family="table">
      <style:table-properties style:width="16.334cm" fo:margin-left="-0.132cm" table:align="left" style:may-break-between-rows="false" style:writing-mode="lr-tb"/>
    </style:style>
    <style:style style:name="Tabelle2.A" style:family="table-column">
      <style:table-column-properties style:column-width="2.981cm"/>
    </style:style>
    <style:style style:name="Tabelle2.B" style:family="table-column">
      <style:table-column-properties style:column-width="13.353cm"/>
    </style:style>
    <style:style style:name="Tabelle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B1" style:family="table-cell">
      <style:table-cell-properties style:vertical-align="top" fo:padding-left="0.123cm" fo:padding-right="0.123cm" fo:padding-top="0cm" fo:padding-bottom="0cm" fo:border="0.002cm solid #000000"/>
    </style:style>
    <style:style style:name="Tabelle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 style:family="table">
      <style:table-properties style:width="16.334cm" fo:margin-left="-0.132cm" table:align="left" style:writing-mode="lr-tb"/>
    </style:style>
    <style:style style:name="Tabelle3.A" style:family="table-column">
      <style:table-column-properties style:column-width="2.981cm"/>
    </style:style>
    <style:style style:name="Tabelle3.B" style:family="table-column">
      <style:table-column-properties style:column-width="13.353cm"/>
    </style:style>
    <style:style style:name="Tabelle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B1" style:family="table-cell">
      <style:table-cell-properties style:vertical-align="top" fo:padding-left="0.123cm" fo:padding-right="0.123cm" fo:padding-top="0cm" fo:padding-bottom="0cm" fo:border="0.002cm solid #000000"/>
    </style:style>
    <style:style style:name="Tabelle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 style:family="table">
      <style:table-properties style:width="16.334cm" fo:margin-left="-0.132cm" table:align="left" style:writing-mode="lr-tb"/>
    </style:style>
    <style:style style:name="Tabelle4.A" style:family="table-column">
      <style:table-column-properties style:column-width="2.981cm"/>
    </style:style>
    <style:style style:name="Tabelle4.B" style:family="table-column">
      <style:table-column-properties style:column-width="13.353cm"/>
    </style:style>
    <style:style style:name="Tabelle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B1" style:family="table-cell">
      <style:table-cell-properties style:vertical-align="top" fo:padding-left="0.123cm" fo:padding-right="0.123cm" fo:padding-top="0cm" fo:padding-bottom="0cm" fo:border="0.002cm solid #000000"/>
    </style:style>
    <style:style style:name="Tabelle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5" style:family="table">
      <style:table-properties style:width="16.016cm" fo:margin-left="-0.132cm" table:align="left" style:may-break-between-rows="false" style:writing-mode="lr-tb"/>
    </style:style>
    <style:style style:name="Tabelle5.A" style:family="table-column">
      <style:table-column-properties style:column-width="2.981cm"/>
    </style:style>
    <style:style style:name="Tabelle5.B" style:family="table-column">
      <style:table-column-properties style:column-width="13.035cm"/>
    </style:style>
    <style:style style:name="Tabelle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5.B1" style:family="table-cell">
      <style:table-cell-properties style:vertical-align="top" fo:padding-left="0.123cm" fo:padding-right="0.123cm" fo:padding-top="0cm" fo:padding-bottom="0cm" fo:border="0.002cm solid #000000"/>
    </style:style>
    <style:style style:name="Tabelle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6" style:family="table">
      <style:table-properties style:width="16.016cm" fo:margin-left="-0.132cm" table:align="left" style:writing-mode="lr-tb"/>
    </style:style>
    <style:style style:name="Tabelle6.A" style:family="table-column">
      <style:table-column-properties style:column-width="2.981cm"/>
    </style:style>
    <style:style style:name="Tabelle6.B" style:family="table-column">
      <style:table-column-properties style:column-width="13.035cm"/>
    </style:style>
    <style:style style:name="Tabelle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6.B1" style:family="table-cell">
      <style:table-cell-properties style:vertical-align="top" fo:padding-left="0.123cm" fo:padding-right="0.123cm" fo:padding-top="0cm" fo:padding-bottom="0cm" fo:border="0.002cm solid #000000"/>
    </style:style>
    <style:style style:name="Tabelle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7" style:family="table">
      <style:table-properties style:width="16.016cm" fo:margin-left="-0.132cm" table:align="left" style:writing-mode="lr-tb"/>
    </style:style>
    <style:style style:name="Tabelle7.A" style:family="table-column">
      <style:table-column-properties style:column-width="2.981cm"/>
    </style:style>
    <style:style style:name="Tabelle7.B" style:family="table-column">
      <style:table-column-properties style:column-width="13.035cm"/>
    </style:style>
    <style:style style:name="Tabelle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7.B1" style:family="table-cell">
      <style:table-cell-properties style:vertical-align="top" fo:padding-left="0.123cm" fo:padding-right="0.123cm" fo:padding-top="0cm" fo:padding-bottom="0cm" fo:border="0.002cm solid #000000"/>
    </style:style>
    <style:style style:name="Tabelle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8" style:family="table">
      <style:table-properties style:width="16.016cm" fo:margin-left="-0.132cm" table:align="left" style:writing-mode="lr-tb"/>
    </style:style>
    <style:style style:name="Tabelle8.A" style:family="table-column">
      <style:table-column-properties style:column-width="2.981cm"/>
    </style:style>
    <style:style style:name="Tabelle8.B" style:family="table-column">
      <style:table-column-properties style:column-width="13.035cm"/>
    </style:style>
    <style:style style:name="Tabelle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8.B1" style:family="table-cell">
      <style:table-cell-properties style:vertical-align="top" fo:padding-left="0.123cm" fo:padding-right="0.123cm" fo:padding-top="0cm" fo:padding-bottom="0cm" fo:border="0.002cm solid #000000"/>
    </style:style>
    <style:style style:name="Tabelle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9" style:family="table">
      <style:table-properties style:width="16.016cm" fo:margin-left="-0.132cm" table:align="left" style:writing-mode="lr-tb"/>
    </style:style>
    <style:style style:name="Tabelle9.A" style:family="table-column">
      <style:table-column-properties style:column-width="2.981cm"/>
    </style:style>
    <style:style style:name="Tabelle9.B" style:family="table-column">
      <style:table-column-properties style:column-width="13.035cm"/>
    </style:style>
    <style:style style:name="Tabelle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9.B1" style:family="table-cell">
      <style:table-cell-properties style:vertical-align="top" fo:padding-left="0.123cm" fo:padding-right="0.123cm" fo:padding-top="0cm" fo:padding-bottom="0cm" fo:border="0.002cm solid #000000"/>
    </style:style>
    <style:style style:name="Tabelle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0" style:family="table">
      <style:table-properties style:width="16.016cm" fo:margin-left="-0.132cm" table:align="left" style:may-break-between-rows="false" style:writing-mode="lr-tb"/>
    </style:style>
    <style:style style:name="Tabelle10.A" style:family="table-column">
      <style:table-column-properties style:column-width="2.981cm"/>
    </style:style>
    <style:style style:name="Tabelle10.B" style:family="table-column">
      <style:table-column-properties style:column-width="13.035cm"/>
    </style:style>
    <style:style style:name="Tabelle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0.B1" style:family="table-cell">
      <style:table-cell-properties style:vertical-align="top" fo:padding-left="0.123cm" fo:padding-right="0.123cm" fo:padding-top="0cm" fo:padding-bottom="0cm" fo:border="0.002cm solid #000000"/>
    </style:style>
    <style:style style:name="Tabelle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1" style:family="table">
      <style:table-properties style:width="16.016cm" fo:margin-left="-0.132cm" table:align="left" style:writing-mode="lr-tb"/>
    </style:style>
    <style:style style:name="Tabelle11.A" style:family="table-column">
      <style:table-column-properties style:column-width="2.981cm"/>
    </style:style>
    <style:style style:name="Tabelle11.B" style:family="table-column">
      <style:table-column-properties style:column-width="13.035cm"/>
    </style:style>
    <style:style style:name="Tabelle1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1.B1" style:family="table-cell">
      <style:table-cell-properties style:vertical-align="top" fo:padding-left="0.123cm" fo:padding-right="0.123cm" fo:padding-top="0cm" fo:padding-bottom="0cm" fo:border="0.002cm solid #000000"/>
    </style:style>
    <style:style style:name="Tabelle1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4" style:family="table">
      <style:table-properties style:width="16.016cm" fo:margin-left="-0.132cm" table:align="left" style:may-break-between-rows="false" style:writing-mode="lr-tb"/>
    </style:style>
    <style:style style:name="Tabelle24.A" style:family="table-column">
      <style:table-column-properties style:column-width="2.981cm"/>
    </style:style>
    <style:style style:name="Tabelle24.B" style:family="table-column">
      <style:table-column-properties style:column-width="13.035cm"/>
    </style:style>
    <style:style style:name="Tabelle2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4.B1" style:family="table-cell">
      <style:table-cell-properties style:vertical-align="top" fo:padding-left="0.123cm" fo:padding-right="0.123cm" fo:padding-top="0cm" fo:padding-bottom="0cm" fo:border="0.002cm solid #000000"/>
    </style:style>
    <style:style style:name="Tabelle2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5" style:family="table">
      <style:table-properties style:width="16.016cm" fo:margin-left="-0.132cm" table:align="left" style:writing-mode="lr-tb"/>
    </style:style>
    <style:style style:name="Tabelle25.A" style:family="table-column">
      <style:table-column-properties style:column-width="2.981cm"/>
    </style:style>
    <style:style style:name="Tabelle25.B" style:family="table-column">
      <style:table-column-properties style:column-width="13.035cm"/>
    </style:style>
    <style:style style:name="Tabelle2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5.B1" style:family="table-cell">
      <style:table-cell-properties style:vertical-align="top" fo:padding-left="0.123cm" fo:padding-right="0.123cm" fo:padding-top="0cm" fo:padding-bottom="0cm" fo:border="0.002cm solid #000000"/>
    </style:style>
    <style:style style:name="Tabelle2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6" style:family="table">
      <style:table-properties style:width="16.016cm" fo:margin-left="-0.132cm" table:align="left" style:may-break-between-rows="false" style:writing-mode="lr-tb"/>
    </style:style>
    <style:style style:name="Tabelle26.A" style:family="table-column">
      <style:table-column-properties style:column-width="2.981cm"/>
    </style:style>
    <style:style style:name="Tabelle26.B" style:family="table-column">
      <style:table-column-properties style:column-width="13.035cm"/>
    </style:style>
    <style:style style:name="Tabelle2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6.B1" style:family="table-cell">
      <style:table-cell-properties style:vertical-align="top" fo:padding-left="0.123cm" fo:padding-right="0.123cm" fo:padding-top="0cm" fo:padding-bottom="0cm" fo:border="0.002cm solid #000000"/>
    </style:style>
    <style:style style:name="Tabelle2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7" style:family="table">
      <style:table-properties style:width="16.016cm" fo:margin-left="-0.132cm" table:align="left" style:writing-mode="lr-tb"/>
    </style:style>
    <style:style style:name="Tabelle27.A" style:family="table-column">
      <style:table-column-properties style:column-width="2.981cm"/>
    </style:style>
    <style:style style:name="Tabelle27.B" style:family="table-column">
      <style:table-column-properties style:column-width="13.035cm"/>
    </style:style>
    <style:style style:name="Tabelle2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7.B1" style:family="table-cell">
      <style:table-cell-properties style:vertical-align="top" fo:padding-left="0.123cm" fo:padding-right="0.123cm" fo:padding-top="0cm" fo:padding-bottom="0cm" fo:border="0.002cm solid #000000"/>
    </style:style>
    <style:style style:name="Tabelle2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8" style:family="table">
      <style:table-properties style:width="16.016cm" fo:margin-left="-0.132cm" table:align="left" style:writing-mode="lr-tb"/>
    </style:style>
    <style:style style:name="Tabelle28.A" style:family="table-column">
      <style:table-column-properties style:column-width="2.981cm"/>
    </style:style>
    <style:style style:name="Tabelle28.B" style:family="table-column">
      <style:table-column-properties style:column-width="13.035cm"/>
    </style:style>
    <style:style style:name="Tabelle2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8.B1" style:family="table-cell">
      <style:table-cell-properties style:vertical-align="top" fo:padding-left="0.123cm" fo:padding-right="0.123cm" fo:padding-top="0cm" fo:padding-bottom="0cm" fo:border="0.002cm solid #000000"/>
    </style:style>
    <style:style style:name="Tabelle2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9" style:family="table">
      <style:table-properties style:width="16.016cm" fo:margin-left="-0.132cm" table:align="left" style:may-break-between-rows="false" style:writing-mode="lr-tb"/>
    </style:style>
    <style:style style:name="Tabelle29.A" style:family="table-column">
      <style:table-column-properties style:column-width="2.981cm"/>
    </style:style>
    <style:style style:name="Tabelle29.B" style:family="table-column">
      <style:table-column-properties style:column-width="13.035cm"/>
    </style:style>
    <style:style style:name="Tabelle2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9.B1" style:family="table-cell">
      <style:table-cell-properties style:vertical-align="top" fo:padding-left="0.123cm" fo:padding-right="0.123cm" fo:padding-top="0cm" fo:padding-bottom="0cm" fo:border="0.002cm solid #000000"/>
    </style:style>
    <style:style style:name="Tabelle2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0" style:family="table">
      <style:table-properties style:width="16.016cm" fo:margin-left="-0.132cm" table:align="left" style:writing-mode="lr-tb"/>
    </style:style>
    <style:style style:name="Tabelle30.A" style:family="table-column">
      <style:table-column-properties style:column-width="2.981cm"/>
    </style:style>
    <style:style style:name="Tabelle30.B" style:family="table-column">
      <style:table-column-properties style:column-width="13.035cm"/>
    </style:style>
    <style:style style:name="Tabelle3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0.B1" style:family="table-cell">
      <style:table-cell-properties style:vertical-align="top" fo:padding-left="0.123cm" fo:padding-right="0.123cm" fo:padding-top="0cm" fo:padding-bottom="0cm" fo:border="0.002cm solid #000000"/>
    </style:style>
    <style:style style:name="Tabelle3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1" style:family="table" style:master-page-name="">
      <style:table-properties style:width="16.016cm" fo:margin-left="-0.132cm" style:page-number="0" table:align="left" style:may-break-between-rows="false" style:writing-mode="lr-tb"/>
    </style:style>
    <style:style style:name="Tabelle31.A" style:family="table-column">
      <style:table-column-properties style:column-width="2.981cm"/>
    </style:style>
    <style:style style:name="Tabelle31.B" style:family="table-column">
      <style:table-column-properties style:column-width="13.035cm"/>
    </style:style>
    <style:style style:name="Tabelle3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1.B1" style:family="table-cell">
      <style:table-cell-properties style:vertical-align="top" fo:padding-left="0.123cm" fo:padding-right="0.123cm" fo:padding-top="0cm" fo:padding-bottom="0cm" fo:border="0.002cm solid #000000"/>
    </style:style>
    <style:style style:name="Tabelle3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2" style:family="table">
      <style:table-properties style:width="16.016cm" fo:margin-left="-0.132cm" table:align="left" style:writing-mode="lr-tb"/>
    </style:style>
    <style:style style:name="Tabelle32.A" style:family="table-column">
      <style:table-column-properties style:column-width="2.981cm"/>
    </style:style>
    <style:style style:name="Tabelle32.B" style:family="table-column">
      <style:table-column-properties style:column-width="13.035cm"/>
    </style:style>
    <style:style style:name="Tabelle3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2.B1" style:family="table-cell">
      <style:table-cell-properties style:vertical-align="top" fo:padding-left="0.123cm" fo:padding-right="0.123cm" fo:padding-top="0cm" fo:padding-bottom="0cm" fo:border="0.002cm solid #000000"/>
    </style:style>
    <style:style style:name="Tabelle3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3" style:family="table">
      <style:table-properties style:width="16.016cm" fo:margin-left="-0.132cm" table:align="left" style:may-break-between-rows="false" style:writing-mode="lr-tb"/>
    </style:style>
    <style:style style:name="Tabelle33.A" style:family="table-column">
      <style:table-column-properties style:column-width="2.981cm"/>
    </style:style>
    <style:style style:name="Tabelle33.B" style:family="table-column">
      <style:table-column-properties style:column-width="13.035cm"/>
    </style:style>
    <style:style style:name="Tabelle3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3.B1" style:family="table-cell">
      <style:table-cell-properties style:vertical-align="top" fo:padding-left="0.123cm" fo:padding-right="0.123cm" fo:padding-top="0cm" fo:padding-bottom="0cm" fo:border="0.002cm solid #000000"/>
    </style:style>
    <style:style style:name="Tabelle3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4" style:family="table">
      <style:table-properties style:width="16.016cm" fo:margin-left="-0.132cm" table:align="left" style:may-break-between-rows="false" style:writing-mode="lr-tb"/>
    </style:style>
    <style:style style:name="Tabelle34.A" style:family="table-column">
      <style:table-column-properties style:column-width="2.981cm"/>
    </style:style>
    <style:style style:name="Tabelle34.B" style:family="table-column">
      <style:table-column-properties style:column-width="13.035cm"/>
    </style:style>
    <style:style style:name="Tabelle3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4.B1" style:family="table-cell">
      <style:table-cell-properties style:vertical-align="top" fo:padding-left="0.123cm" fo:padding-right="0.123cm" fo:padding-top="0cm" fo:padding-bottom="0cm" fo:border="0.002cm solid #000000"/>
    </style:style>
    <style:style style:name="Tabelle3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5" style:family="table">
      <style:table-properties style:width="16.016cm" fo:margin-left="-0.132cm" table:align="left" style:may-break-between-rows="false" style:writing-mode="lr-tb"/>
    </style:style>
    <style:style style:name="Tabelle35.A" style:family="table-column">
      <style:table-column-properties style:column-width="2.981cm"/>
    </style:style>
    <style:style style:name="Tabelle35.B" style:family="table-column">
      <style:table-column-properties style:column-width="13.035cm"/>
    </style:style>
    <style:style style:name="Tabelle3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5.B1" style:family="table-cell">
      <style:table-cell-properties style:vertical-align="top" fo:padding-left="0.123cm" fo:padding-right="0.123cm" fo:padding-top="0cm" fo:padding-bottom="0cm" fo:border="0.002cm solid #000000"/>
    </style:style>
    <style:style style:name="Tabelle3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6" style:family="table">
      <style:table-properties style:width="16.016cm" fo:margin-left="-0.132cm" table:align="left" style:may-break-between-rows="false" style:writing-mode="lr-tb"/>
    </style:style>
    <style:style style:name="Tabelle36.A" style:family="table-column">
      <style:table-column-properties style:column-width="2.981cm"/>
    </style:style>
    <style:style style:name="Tabelle36.B" style:family="table-column">
      <style:table-column-properties style:column-width="13.035cm"/>
    </style:style>
    <style:style style:name="Tabelle3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6.B1" style:family="table-cell">
      <style:table-cell-properties style:vertical-align="top" fo:padding-left="0.123cm" fo:padding-right="0.123cm" fo:padding-top="0cm" fo:padding-bottom="0cm" fo:border="0.002cm solid #000000"/>
    </style:style>
    <style:style style:name="Tabelle3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7" style:family="table">
      <style:table-properties style:width="16.016cm" fo:margin-left="-0.132cm" table:align="left" style:writing-mode="lr-tb"/>
    </style:style>
    <style:style style:name="Tabelle37.A" style:family="table-column">
      <style:table-column-properties style:column-width="2.981cm"/>
    </style:style>
    <style:style style:name="Tabelle37.B" style:family="table-column">
      <style:table-column-properties style:column-width="13.035cm"/>
    </style:style>
    <style:style style:name="Tabelle3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7.B1" style:family="table-cell">
      <style:table-cell-properties style:vertical-align="top" fo:padding-left="0.123cm" fo:padding-right="0.123cm" fo:padding-top="0cm" fo:padding-bottom="0cm" fo:border="0.002cm solid #000000"/>
    </style:style>
    <style:style style:name="Tabelle3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8" style:family="table">
      <style:table-properties style:width="16.016cm" fo:margin-left="-0.132cm" table:align="left" style:writing-mode="lr-tb"/>
    </style:style>
    <style:style style:name="Tabelle38.A" style:family="table-column">
      <style:table-column-properties style:column-width="2.981cm"/>
    </style:style>
    <style:style style:name="Tabelle38.B" style:family="table-column">
      <style:table-column-properties style:column-width="13.035cm"/>
    </style:style>
    <style:style style:name="Tabelle3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8.B1" style:family="table-cell">
      <style:table-cell-properties style:vertical-align="top" fo:padding-left="0.123cm" fo:padding-right="0.123cm" fo:padding-top="0cm" fo:padding-bottom="0cm" fo:border="0.002cm solid #000000"/>
    </style:style>
    <style:style style:name="Tabelle3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39" style:family="table">
      <style:table-properties style:width="16.016cm" fo:margin-left="-0.132cm" table:align="left" style:writing-mode="lr-tb"/>
    </style:style>
    <style:style style:name="Tabelle39.A" style:family="table-column">
      <style:table-column-properties style:column-width="2.981cm"/>
    </style:style>
    <style:style style:name="Tabelle39.B" style:family="table-column">
      <style:table-column-properties style:column-width="13.035cm"/>
    </style:style>
    <style:style style:name="Tabelle3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39.B1" style:family="table-cell">
      <style:table-cell-properties style:vertical-align="top" fo:padding-left="0.123cm" fo:padding-right="0.123cm" fo:padding-top="0cm" fo:padding-bottom="0cm" fo:border="0.002cm solid #000000"/>
    </style:style>
    <style:style style:name="Tabelle3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3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0" style:family="table">
      <style:table-properties style:width="16.016cm" fo:margin-left="-0.132cm" table:align="left" style:may-break-between-rows="false" style:writing-mode="lr-tb"/>
    </style:style>
    <style:style style:name="Tabelle40.A" style:family="table-column">
      <style:table-column-properties style:column-width="2.981cm"/>
    </style:style>
    <style:style style:name="Tabelle40.B" style:family="table-column">
      <style:table-column-properties style:column-width="13.035cm"/>
    </style:style>
    <style:style style:name="Tabelle4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0.B1" style:family="table-cell">
      <style:table-cell-properties style:vertical-align="top" fo:padding-left="0.123cm" fo:padding-right="0.123cm" fo:padding-top="0cm" fo:padding-bottom="0cm" fo:border="0.002cm solid #000000"/>
    </style:style>
    <style:style style:name="Tabelle4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2" style:family="table">
      <style:table-properties style:width="16.016cm" fo:margin-left="-0.132cm" table:align="left" style:may-break-between-rows="false" style:writing-mode="lr-tb"/>
    </style:style>
    <style:style style:name="Tabelle12.A" style:family="table-column">
      <style:table-column-properties style:column-width="2.981cm"/>
    </style:style>
    <style:style style:name="Tabelle12.B" style:family="table-column">
      <style:table-column-properties style:column-width="13.035cm"/>
    </style:style>
    <style:style style:name="Tabelle1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2.B1" style:family="table-cell">
      <style:table-cell-properties style:vertical-align="top" fo:padding-left="0.123cm" fo:padding-right="0.123cm" fo:padding-top="0cm" fo:padding-bottom="0cm" fo:border="0.002cm solid #000000"/>
    </style:style>
    <style:style style:name="Tabelle1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3" style:family="table">
      <style:table-properties style:width="16.016cm" fo:margin-left="-0.132cm" table:align="left" style:may-break-between-rows="false" style:writing-mode="lr-tb"/>
    </style:style>
    <style:style style:name="Tabelle13.A" style:family="table-column">
      <style:table-column-properties style:column-width="2.981cm"/>
    </style:style>
    <style:style style:name="Tabelle13.B" style:family="table-column">
      <style:table-column-properties style:column-width="13.035cm"/>
    </style:style>
    <style:style style:name="Tabelle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3.B1" style:family="table-cell">
      <style:table-cell-properties style:vertical-align="top" fo:padding-left="0.123cm" fo:padding-right="0.123cm" fo:padding-top="0cm" fo:padding-bottom="0cm" fo:border="0.002cm solid #000000"/>
    </style:style>
    <style:style style:name="Tabelle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4" style:family="table">
      <style:table-properties style:width="16.016cm" fo:margin-left="-0.132cm" table:align="left" style:may-break-between-rows="false" style:writing-mode="lr-tb"/>
    </style:style>
    <style:style style:name="Tabelle14.A" style:family="table-column">
      <style:table-column-properties style:column-width="2.981cm"/>
    </style:style>
    <style:style style:name="Tabelle14.B" style:family="table-column">
      <style:table-column-properties style:column-width="13.035cm"/>
    </style:style>
    <style:style style:name="Tabelle1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4.B1" style:family="table-cell">
      <style:table-cell-properties style:vertical-align="top" fo:padding-left="0.123cm" fo:padding-right="0.123cm" fo:padding-top="0cm" fo:padding-bottom="0cm" fo:border="0.002cm solid #000000"/>
    </style:style>
    <style:style style:name="Tabelle1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1" style:family="table">
      <style:table-properties style:width="16.016cm" fo:margin-left="-0.132cm" table:align="left" style:may-break-between-rows="false" style:writing-mode="lr-tb"/>
    </style:style>
    <style:style style:name="Tabelle41.A" style:family="table-column">
      <style:table-column-properties style:column-width="2.981cm"/>
    </style:style>
    <style:style style:name="Tabelle41.B" style:family="table-column">
      <style:table-column-properties style:column-width="13.035cm"/>
    </style:style>
    <style:style style:name="Tabelle4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1.B1" style:family="table-cell">
      <style:table-cell-properties style:vertical-align="top" fo:padding-left="0.123cm" fo:padding-right="0.123cm" fo:padding-top="0cm" fo:padding-bottom="0cm" fo:border="0.002cm solid #000000"/>
    </style:style>
    <style:style style:name="Tabelle4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2" style:family="table">
      <style:table-properties style:width="16.016cm" fo:margin-left="-0.132cm" table:align="left" style:writing-mode="lr-tb"/>
    </style:style>
    <style:style style:name="Tabelle42.A" style:family="table-column">
      <style:table-column-properties style:column-width="2.981cm"/>
    </style:style>
    <style:style style:name="Tabelle42.B" style:family="table-column">
      <style:table-column-properties style:column-width="13.035cm"/>
    </style:style>
    <style:style style:name="Tabelle4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2.B1" style:family="table-cell">
      <style:table-cell-properties style:vertical-align="top" fo:padding-left="0.123cm" fo:padding-right="0.123cm" fo:padding-top="0cm" fo:padding-bottom="0cm" fo:border="0.002cm solid #000000"/>
    </style:style>
    <style:style style:name="Tabelle4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3" style:family="table">
      <style:table-properties style:width="16.016cm" fo:margin-left="-0.132cm" table:align="left" style:writing-mode="lr-tb"/>
    </style:style>
    <style:style style:name="Tabelle43.A" style:family="table-column">
      <style:table-column-properties style:column-width="2.981cm"/>
    </style:style>
    <style:style style:name="Tabelle43.B" style:family="table-column">
      <style:table-column-properties style:column-width="13.035cm"/>
    </style:style>
    <style:style style:name="Tabelle4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3.B1" style:family="table-cell">
      <style:table-cell-properties style:vertical-align="top" fo:padding-left="0.123cm" fo:padding-right="0.123cm" fo:padding-top="0cm" fo:padding-bottom="0cm" fo:border="0.002cm solid #000000"/>
    </style:style>
    <style:style style:name="Tabelle4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4" style:family="table">
      <style:table-properties style:width="16.016cm" fo:margin-left="-0.132cm" table:align="left" style:writing-mode="lr-tb"/>
    </style:style>
    <style:style style:name="Tabelle44.A" style:family="table-column">
      <style:table-column-properties style:column-width="2.981cm"/>
    </style:style>
    <style:style style:name="Tabelle44.B" style:family="table-column">
      <style:table-column-properties style:column-width="13.035cm"/>
    </style:style>
    <style:style style:name="Tabelle4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4.B1" style:family="table-cell">
      <style:table-cell-properties style:vertical-align="top" fo:padding-left="0.123cm" fo:padding-right="0.123cm" fo:padding-top="0cm" fo:padding-bottom="0cm" fo:border="0.002cm solid #000000"/>
    </style:style>
    <style:style style:name="Tabelle4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5" style:family="table">
      <style:table-properties style:width="16.016cm" fo:margin-left="-0.132cm" table:align="left" style:writing-mode="lr-tb"/>
    </style:style>
    <style:style style:name="Tabelle45.A" style:family="table-column">
      <style:table-column-properties style:column-width="2.981cm"/>
    </style:style>
    <style:style style:name="Tabelle45.B" style:family="table-column">
      <style:table-column-properties style:column-width="13.035cm"/>
    </style:style>
    <style:style style:name="Tabelle4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5.B1" style:family="table-cell">
      <style:table-cell-properties style:vertical-align="top" fo:padding-left="0.123cm" fo:padding-right="0.123cm" fo:padding-top="0cm" fo:padding-bottom="0cm" fo:border="0.002cm solid #000000"/>
    </style:style>
    <style:style style:name="Tabelle4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6" style:family="table">
      <style:table-properties style:width="16.016cm" fo:margin-left="-0.132cm" table:align="left" style:may-break-between-rows="false" style:writing-mode="lr-tb"/>
    </style:style>
    <style:style style:name="Tabelle46.A" style:family="table-column">
      <style:table-column-properties style:column-width="2.981cm"/>
    </style:style>
    <style:style style:name="Tabelle46.B" style:family="table-column">
      <style:table-column-properties style:column-width="13.035cm"/>
    </style:style>
    <style:style style:name="Tabelle4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6.B1" style:family="table-cell">
      <style:table-cell-properties style:vertical-align="top" fo:padding-left="0.123cm" fo:padding-right="0.123cm" fo:padding-top="0cm" fo:padding-bottom="0cm" fo:border="0.002cm solid #000000"/>
    </style:style>
    <style:style style:name="Tabelle4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7" style:family="table">
      <style:table-properties style:width="16.016cm" fo:margin-left="-0.132cm" table:align="left" style:writing-mode="lr-tb"/>
    </style:style>
    <style:style style:name="Tabelle47.A" style:family="table-column">
      <style:table-column-properties style:column-width="2.981cm"/>
    </style:style>
    <style:style style:name="Tabelle47.B" style:family="table-column">
      <style:table-column-properties style:column-width="13.035cm"/>
    </style:style>
    <style:style style:name="Tabelle4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7.B1" style:family="table-cell">
      <style:table-cell-properties style:vertical-align="top" fo:padding-left="0.123cm" fo:padding-right="0.123cm" fo:padding-top="0cm" fo:padding-bottom="0cm" fo:border="0.002cm solid #000000"/>
    </style:style>
    <style:style style:name="Tabelle4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8" style:family="table">
      <style:table-properties style:width="16.016cm" fo:margin-left="-0.132cm" table:align="left" style:writing-mode="lr-tb"/>
    </style:style>
    <style:style style:name="Tabelle48.A" style:family="table-column">
      <style:table-column-properties style:column-width="2.981cm"/>
    </style:style>
    <style:style style:name="Tabelle48.B" style:family="table-column">
      <style:table-column-properties style:column-width="13.035cm"/>
    </style:style>
    <style:style style:name="Tabelle4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8.B1" style:family="table-cell">
      <style:table-cell-properties style:vertical-align="top" fo:padding-left="0.123cm" fo:padding-right="0.123cm" fo:padding-top="0cm" fo:padding-bottom="0cm" fo:border="0.002cm solid #000000"/>
    </style:style>
    <style:style style:name="Tabelle4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49" style:family="table">
      <style:table-properties style:width="16.016cm" fo:margin-left="-0.132cm" table:align="left" style:writing-mode="lr-tb"/>
    </style:style>
    <style:style style:name="Tabelle49.A" style:family="table-column">
      <style:table-column-properties style:column-width="2.981cm"/>
    </style:style>
    <style:style style:name="Tabelle49.B" style:family="table-column">
      <style:table-column-properties style:column-width="13.035cm"/>
    </style:style>
    <style:style style:name="Tabelle4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49.B1" style:family="table-cell">
      <style:table-cell-properties style:vertical-align="top" fo:padding-left="0.123cm" fo:padding-right="0.123cm" fo:padding-top="0cm" fo:padding-bottom="0cm" fo:border="0.002cm solid #000000"/>
    </style:style>
    <style:style style:name="Tabelle4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4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3" style:family="table">
      <style:table-properties style:width="16.016cm" fo:margin-left="-0.132cm" table:align="left" style:may-break-between-rows="false" style:writing-mode="lr-tb"/>
    </style:style>
    <style:style style:name="Tabelle23.A" style:family="table-column">
      <style:table-column-properties style:column-width="2.981cm"/>
    </style:style>
    <style:style style:name="Tabelle23.B" style:family="table-column">
      <style:table-column-properties style:column-width="13.035cm"/>
    </style:style>
    <style:style style:name="Tabelle2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3.B1" style:family="table-cell">
      <style:table-cell-properties style:vertical-align="top" fo:padding-left="0.123cm" fo:padding-right="0.123cm" fo:padding-top="0cm" fo:padding-bottom="0cm" fo:border="0.002cm solid #000000"/>
    </style:style>
    <style:style style:name="Tabelle2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50" style:family="table">
      <style:table-properties style:width="16.016cm" fo:margin-left="-0.132cm" table:align="left" style:may-break-between-rows="false" style:writing-mode="lr-tb"/>
    </style:style>
    <style:style style:name="Tabelle50.A" style:family="table-column">
      <style:table-column-properties style:column-width="2.981cm"/>
    </style:style>
    <style:style style:name="Tabelle50.B" style:family="table-column">
      <style:table-column-properties style:column-width="13.035cm"/>
    </style:style>
    <style:style style:name="Tabelle5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50.B1" style:family="table-cell">
      <style:table-cell-properties style:vertical-align="top" fo:padding-left="0.123cm" fo:padding-right="0.123cm" fo:padding-top="0cm" fo:padding-bottom="0cm" fo:border="0.002cm solid #000000"/>
    </style:style>
    <style:style style:name="Tabelle5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5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7" style:family="table">
      <style:table-properties style:width="16.016cm" fo:margin-left="-0.132cm" table:align="left" style:may-break-between-rows="false" style:writing-mode="lr-tb"/>
    </style:style>
    <style:style style:name="Tabelle17.A" style:family="table-column">
      <style:table-column-properties style:column-width="2.981cm"/>
    </style:style>
    <style:style style:name="Tabelle17.B" style:family="table-column">
      <style:table-column-properties style:column-width="13.035cm"/>
    </style:style>
    <style:style style:name="Tabelle1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7.B1" style:family="table-cell">
      <style:table-cell-properties style:vertical-align="top" fo:padding-left="0.123cm" fo:padding-right="0.123cm" fo:padding-top="0cm" fo:padding-bottom="0cm" fo:border="0.002cm solid #000000"/>
    </style:style>
    <style:style style:name="Tabelle1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6" style:family="table">
      <style:table-properties style:width="16.016cm" fo:margin-left="-0.132cm" table:align="left" style:may-break-between-rows="false" style:writing-mode="lr-tb"/>
    </style:style>
    <style:style style:name="Tabelle16.A" style:family="table-column">
      <style:table-column-properties style:column-width="2.981cm"/>
    </style:style>
    <style:style style:name="Tabelle16.B" style:family="table-column">
      <style:table-column-properties style:column-width="13.035cm"/>
    </style:style>
    <style:style style:name="Tabelle1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6.B1" style:family="table-cell">
      <style:table-cell-properties style:vertical-align="top" fo:padding-left="0.123cm" fo:padding-right="0.123cm" fo:padding-top="0cm" fo:padding-bottom="0cm" fo:border="0.002cm solid #000000"/>
    </style:style>
    <style:style style:name="Tabelle1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8" style:family="table">
      <style:table-properties style:width="16.016cm" fo:margin-left="-0.132cm" table:align="left" style:may-break-between-rows="false" style:writing-mode="lr-tb"/>
    </style:style>
    <style:style style:name="Tabelle18.A" style:family="table-column">
      <style:table-column-properties style:column-width="2.981cm"/>
    </style:style>
    <style:style style:name="Tabelle18.B" style:family="table-column">
      <style:table-column-properties style:column-width="13.035cm"/>
    </style:style>
    <style:style style:name="Tabelle1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8.B1" style:family="table-cell">
      <style:table-cell-properties style:vertical-align="top" fo:padding-left="0.123cm" fo:padding-right="0.123cm" fo:padding-top="0cm" fo:padding-bottom="0cm" fo:border="0.002cm solid #000000"/>
    </style:style>
    <style:style style:name="Tabelle1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5" style:family="table">
      <style:table-properties style:width="16.016cm" fo:margin-left="-0.132cm" table:align="left" style:may-break-between-rows="false" style:writing-mode="lr-tb"/>
    </style:style>
    <style:style style:name="Tabelle15.A" style:family="table-column">
      <style:table-column-properties style:column-width="2.981cm"/>
    </style:style>
    <style:style style:name="Tabelle15.B" style:family="table-column">
      <style:table-column-properties style:column-width="13.035cm"/>
    </style:style>
    <style:style style:name="Tabelle1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5.B1" style:family="table-cell">
      <style:table-cell-properties style:vertical-align="top" fo:padding-left="0.123cm" fo:padding-right="0.123cm" fo:padding-top="0cm" fo:padding-bottom="0cm" fo:border="0.002cm solid #000000"/>
    </style:style>
    <style:style style:name="Tabelle1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9" style:family="table">
      <style:table-properties style:width="16.016cm" fo:margin-left="-0.132cm" table:align="left" style:may-break-between-rows="false" style:writing-mode="lr-tb"/>
    </style:style>
    <style:style style:name="Tabelle19.A" style:family="table-column">
      <style:table-column-properties style:column-width="2.981cm"/>
    </style:style>
    <style:style style:name="Tabelle19.B" style:family="table-column">
      <style:table-column-properties style:column-width="13.035cm"/>
    </style:style>
    <style:style style:name="Tabelle1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9.B1" style:family="table-cell">
      <style:table-cell-properties style:vertical-align="top" fo:padding-left="0.123cm" fo:padding-right="0.123cm" fo:padding-top="0cm" fo:padding-bottom="0cm" fo:border="0.002cm solid #000000"/>
    </style:style>
    <style:style style:name="Tabelle1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0" style:family="table">
      <style:table-properties style:width="16.016cm" fo:margin-left="-0.132cm" table:align="left" style:may-break-between-rows="false" style:writing-mode="lr-tb"/>
    </style:style>
    <style:style style:name="Tabelle20.A" style:family="table-column">
      <style:table-column-properties style:column-width="2.981cm"/>
    </style:style>
    <style:style style:name="Tabelle20.B" style:family="table-column">
      <style:table-column-properties style:column-width="13.035cm"/>
    </style:style>
    <style:style style:name="Tabelle2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0.B1" style:family="table-cell">
      <style:table-cell-properties style:vertical-align="top" fo:padding-left="0.123cm" fo:padding-right="0.123cm" fo:padding-top="0cm" fo:padding-bottom="0cm" fo:border="0.002cm solid #000000"/>
    </style:style>
    <style:style style:name="Tabelle2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1" style:family="table">
      <style:table-properties style:width="16.016cm" fo:margin-left="-0.132cm" table:align="left" style:may-break-between-rows="false" style:writing-mode="lr-tb"/>
    </style:style>
    <style:style style:name="Tabelle21.A" style:family="table-column">
      <style:table-column-properties style:column-width="2.981cm"/>
    </style:style>
    <style:style style:name="Tabelle21.B" style:family="table-column">
      <style:table-column-properties style:column-width="13.035cm"/>
    </style:style>
    <style:style style:name="Tabelle2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1.B1" style:family="table-cell">
      <style:table-cell-properties style:vertical-align="top" fo:padding-left="0.123cm" fo:padding-right="0.123cm" fo:padding-top="0cm" fo:padding-bottom="0cm" fo:border="0.002cm solid #000000"/>
    </style:style>
    <style:style style:name="Tabelle2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22" style:family="table">
      <style:table-properties style:width="16.016cm" fo:margin-left="-0.132cm" table:align="left" style:may-break-between-rows="false" style:writing-mode="lr-tb"/>
    </style:style>
    <style:style style:name="Tabelle22.A" style:family="table-column">
      <style:table-column-properties style:column-width="2.981cm"/>
    </style:style>
    <style:style style:name="Tabelle22.B" style:family="table-column">
      <style:table-column-properties style:column-width="13.035cm"/>
    </style:style>
    <style:style style:name="Tabelle2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22.B1" style:family="table-cell">
      <style:table-cell-properties style:vertical-align="top" fo:padding-left="0.123cm" fo:padding-right="0.123cm" fo:padding-top="0cm" fo:padding-bottom="0cm" fo:border="0.002cm solid #000000"/>
    </style:style>
    <style:style style:name="Tabelle2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2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Header">
      <style:paragraph-properties fo:padding="0.049cm" fo:border-left="none" fo:border-right="none" fo:border-top="none" fo:border-bottom="0.002cm solid #000000">
        <style:tab-stops>
          <style:tab-stop style:position="16.002cm" style:type="right"/>
        </style:tab-stops>
      </style:paragraph-properties>
    </style:style>
    <style:style style:name="P2" style:family="paragraph" style:parent-style-name="Footer">
      <style:paragraph-properties fo:padding="0.049cm" fo:border-left="none" fo:border-right="none" fo:border-top="0.002cm solid #000000" fo:border-bottom="none">
        <style:tab-stops>
          <style:tab-stop style:position="16.002cm" style:type="right"/>
        </style:tab-stops>
      </style:paragraph-properties>
      <style:text-properties fo:font-size="10pt" style:font-size-asian="10pt" style:font-size-complex="10pt"/>
    </style:style>
    <style:style style:name="P3" style:family="paragraph" style:parent-style-name="Standard" style:master-page-name="">
      <style:paragraph-properties style:page-number="auto" fo:keep-with-next="always"/>
    </style:style>
    <style:style style:name="P4" style:family="paragraph" style:parent-style-name="Standard">
      <style:paragraph-properties fo:text-align="center" style:justify-single-word="false"/>
      <style:text-properties fo:font-size="24pt" fo:font-weight="normal" style:font-size-asian="24pt" style:font-weight-asian="normal" style:font-weight-complex="normal"/>
    </style:style>
    <style:style style:name="P5" style:family="paragraph" style:parent-style-name="Standard">
      <style:paragraph-properties fo:text-align="center" style:justify-single-word="false"/>
      <style:text-properties fo:font-size="24pt" style:font-size-asian="24pt"/>
    </style:style>
    <style:style style:name="P6" style:family="paragraph" style:parent-style-name="Standard">
      <style:paragraph-properties fo:text-align="center" style:justify-single-word="false"/>
    </style:style>
    <style:style style:name="P7" style:family="paragraph" style:parent-style-name="Standard">
      <style:paragraph-properties>
        <style:tab-stops>
          <style:tab-stop style:position="0.847cm"/>
          <style:tab-stop style:position="15.984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Standard">
      <style:paragraph-properties>
        <style:tab-stops>
          <style:tab-stop style:position="6.35cm"/>
        </style:tab-stops>
      </style:paragraph-properties>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style:tab-stops>
          <style:tab-stop style:position="6.35cm"/>
        </style:tab-stops>
      </style:paragraph-properties>
      <style:text-properties fo:font-weight="bold" style:font-weight-asian="bold" style:font-weight-complex="bold"/>
    </style:style>
    <style:style style:name="P12" style:family="paragraph" style:parent-style-name="Standard">
      <style:text-properties fo:language="en" fo:country="GB"/>
    </style:style>
    <style:style style:name="P13" style:family="paragraph" style:parent-style-name="Standard">
      <style:paragraph-properties style:text-autospace="none"/>
    </style:style>
    <style:style style:name="P14" style:family="paragraph" style:parent-style-name="Standard">
      <style:text-properties fo:language="it" fo:country="IT"/>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style:tab-stops>
          <style:tab-stop style:position="6.925cm" style:type="right" style:leader-style="dotted" style:leader-text="."/>
        </style:tab-stops>
      </style:paragraph-properties>
    </style:style>
    <style:style style:name="P17" style:family="paragraph" style:parent-style-name="Heading">
      <style:paragraph-properties fo:break-before="page"/>
    </style:style>
    <style:style style:name="P18" style:family="paragraph" style:parent-style-name="Contents_20_1">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6.35cm"/>
        </style:tab-stops>
      </style:paragraph-properties>
    </style:style>
    <style:style style:name="P20" style:family="paragraph" style:parent-style-name="Contents_20_1">
      <style:text-properties fo:font-weight="bold" style:font-weight-asian="bold" style:font-weight-complex="bold"/>
    </style:style>
    <style:style style:name="P21" style:family="paragraph" style:parent-style-name="Contents_20_1">
      <style:text-properties fo:font-weight="normal" style:font-weight-asian="normal" style:font-weight-complex="normal"/>
    </style:style>
    <style:style style:name="P22" style:family="paragraph" style:parent-style-name="Contents_20_2">
      <style:paragraph-properties>
        <style:tab-stops>
          <style:tab-stop style:position="16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9">
      <style:paragraph-properties>
        <style:tab-stops>
          <style:tab-stop style:position="16cm" style:type="right" style:leader-style="dotted" style:leader-text="."/>
        </style:tab-stops>
      </style:paragraph-properties>
    </style:style>
    <style:style style:name="P25" style:family="paragraph" style:parent-style-name="Contents_20_10">
      <style:paragraph-properties>
        <style:tab-stops>
          <style:tab-stop style:position="16cm" style:type="right" style:leader-style="dotted" style:leader-text="."/>
        </style:tab-stops>
      </style:paragraph-properties>
    </style:style>
    <style:style style:name="P26" style:family="paragraph" style:parent-style-name="Standard">
      <style:paragraph-properties fo:margin-left="0cm" fo:margin-right="0cm" fo:keep-together="always" fo:text-indent="0cm" style:auto-text-indent="false" fo:keep-with-next="always"/>
    </style:style>
    <style:style style:name="P27" style:family="paragraph" style:parent-style-name="Standard">
      <style:paragraph-properties fo:margin-left="0cm" fo:margin-right="0cm" fo:text-align="start" style:justify-single-word="false" fo:keep-together="always" fo:text-indent="0cm" style:auto-text-indent="false" fo:keep-with-next="always"/>
    </style:style>
    <style:style style:name="P28" style:family="paragraph" style:parent-style-name="Standard">
      <style:paragraph-properties fo:keep-with-next="always"/>
    </style:style>
    <style:style style:name="P29" style:family="paragraph" style:parent-style-name="Standard">
      <style:paragraph-properties fo:keep-with-next="always"/>
      <style:text-properties fo:font-weight="bold" style:font-weight-asian="bold" style:font-weight-complex="bold"/>
    </style:style>
    <style:style style:name="P30" style:family="paragraph" style:parent-style-name="Standard">
      <style:paragraph-properties fo:keep-with-next="always">
        <style:tab-stops>
          <style:tab-stop style:position="6.35cm"/>
        </style:tab-stops>
      </style:paragraph-properties>
      <style:text-properties fo:font-weight="bold" style:font-weight-asian="bold" style:font-weight-complex="bold"/>
    </style:style>
    <style:style style:name="P31" style:family="paragraph" style:parent-style-name="Standard">
      <style:paragraph-properties fo:keep-together="always" fo:keep-with-next="always"/>
      <style:text-properties fo:font-weight="bold" style:font-weight-asian="bold" style:font-weight-complex="bold"/>
    </style:style>
    <style:style style:name="P32" style:family="paragraph" style:parent-style-name="Standard">
      <style:paragraph-properties fo:keep-with-next="always">
        <style:tab-stops>
          <style:tab-stop style:position="6.35cm"/>
        </style:tab-stops>
      </style:paragraph-properties>
    </style:style>
    <style:style style:name="P33" style:family="paragraph" style:parent-style-name="Standard">
      <style:paragraph-properties fo:keep-together="always" fo:keep-with-next="always"/>
    </style:style>
    <style:style style:name="P34" style:family="paragraph" style:parent-style-name="Standard">
      <style:paragraph-properties fo:keep-together="always" fo:keep-with-next="always"/>
      <style:text-properties fo:language="en" fo:country="GB"/>
    </style:style>
    <style:style style:name="P35" style:family="paragraph" style:parent-style-name="Standard">
      <style:paragraph-properties fo:keep-together="auto" fo:keep-with-next="always"/>
      <style:text-properties fo:language="en" fo:country="GB"/>
    </style:style>
    <style:style style:name="P36" style:family="paragraph" style:parent-style-name="Standard">
      <style:paragraph-properties fo:keep-together="auto" fo:keep-with-next="always"/>
    </style:style>
    <style:style style:name="P37" style:family="paragraph" style:parent-style-name="Standard">
      <style:paragraph-properties fo:keep-together="always" fo:keep-with-next="always"/>
      <style:text-properties fo:language="it" fo:country="IT"/>
    </style:style>
    <style:style style:name="P38" style:family="paragraph" style:parent-style-name="Standard">
      <style:paragraph-properties fo:text-align="start" style:justify-single-word="false" fo:keep-together="always" fo:keep-with-next="always"/>
    </style:style>
    <style:style style:name="P39" style:family="paragraph" style:parent-style-name="Standard">
      <style:paragraph-properties fo:text-align="start" style:justify-single-word="false" fo:keep-together="always" fo:keep-with-next="always"/>
      <style:text-properties fo:font-size="11pt" style:font-size-asian="11pt" style:font-size-complex="11pt"/>
    </style:style>
    <style:style style:name="P40" style:family="paragraph" style:parent-style-name="Standard">
      <style:paragraph-properties fo:keep-together="always" fo:keep-with-next="always"/>
      <style:text-properties fo:font-weight="normal" style:font-weight-asian="normal" style:font-weight-complex="normal"/>
    </style:style>
    <style:style style:name="P41" style:family="paragraph" style:parent-style-name="Standard">
      <style:paragraph-properties fo:margin-left="0.635cm" fo:margin-right="0cm" fo:text-indent="0cm" style:auto-text-indent="false"/>
      <style:text-properties fo:background-color="#ffffff"/>
    </style:style>
    <style:style style:name="P42" style:family="paragraph" style:parent-style-name="Standard">
      <style:paragraph-properties fo:margin-left="0.635cm" fo:margin-right="0cm" fo:text-indent="0cm" style:auto-text-indent="false" style:text-autospace="none"/>
      <style:text-properties fo:background-color="#ffffff"/>
    </style:style>
    <style:style style:name="P43" style:family="paragraph" style:parent-style-name="Standard">
      <style:paragraph-properties fo:margin-left="0.635cm" fo:margin-right="0cm" fo:text-indent="0cm" style:auto-text-indent="false" fo:keep-with-next="always">
        <style:tab-stops>
          <style:tab-stop style:position="6.324cm"/>
        </style:tab-stops>
      </style:paragraph-properties>
    </style:style>
    <style:style style:name="P44" style:family="paragraph" style:parent-style-name="Standard">
      <style:paragraph-properties fo:margin-left="0cm" fo:margin-right="0cm" fo:text-indent="1cm" style:auto-text-indent="false" fo:keep-with-next="always"/>
    </style:style>
    <style:style style:name="P45" style:family="paragraph" style:parent-style-name="Standard">
      <style:paragraph-properties fo:margin-left="0.953cm" fo:margin-right="0cm" fo:text-indent="0cm" style:auto-text-indent="false"/>
    </style:style>
    <style:style style:name="P46" style:family="paragraph" style:parent-style-name="Index_20_1">
      <style:paragraph-properties>
        <style:tab-stops>
          <style:tab-stop style:position="16cm" style:type="right"/>
        </style:tab-stops>
      </style:paragraph-properties>
    </style:style>
    <style:style style:name="P47" style:family="paragraph" style:parent-style-name="Index_20_2">
      <style:paragraph-properties>
        <style:tab-stops>
          <style:tab-stop style:position="16cm" style:type="right"/>
        </style:tab-stops>
      </style:paragraph-properties>
    </style:style>
    <style:style style:name="P48" style:family="paragraph" style:parent-style-name="Standard" style:master-page-name="First_20_Page">
      <style:paragraph-properties fo:text-align="center" style:justify-single-word="false" style:page-number="auto"/>
      <style:text-properties fo:font-size="24pt" style:font-size-asian="24pt"/>
    </style:style>
    <style:style style:name="P49" style:family="paragraph" style:parent-style-name="Standard" style:list-style-name="L1">
      <style:paragraph-properties fo:text-align="start" style:justify-single-word="false"/>
    </style:style>
    <style:style style:name="P50" style:family="paragraph" style:parent-style-name="Standard" style:list-style-name="L4"/>
    <style:style style:name="P51" style:family="paragraph" style:parent-style-name="Standard" style:list-style-name="L5"/>
    <style:style style:name="P52" style:family="paragraph" style:parent-style-name="Standard" style:list-style-name="L6"/>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9"/>
    <style:style style:name="P56" style:family="paragraph" style:parent-style-name="Standard" style:list-style-name="L10"/>
    <style:style style:name="P57" style:family="paragraph" style:parent-style-name="Standard" style:list-style-name="WW8Num1">
      <style:paragraph-properties fo:margin-left="0cm" fo:margin-right="0cm" fo:text-indent="0cm" style:auto-text-indent="false">
        <style:tab-stops>
          <style:tab-stop style:position="6.985cm"/>
        </style:tab-stops>
      </style:paragraph-properties>
    </style:style>
    <style:style style:name="P58" style:family="paragraph" style:parent-style-name="Standard" style:list-style-name="WW8Num9">
      <style:paragraph-properties fo:margin-left="0cm" fo:margin-right="0cm" fo:text-indent="0cm" style:auto-text-indent="false">
        <style:tab-stops>
          <style:tab-stop style:position="6.985cm"/>
        </style:tab-stops>
      </style:paragraph-properties>
    </style:style>
    <style:style style:name="P59" style:family="paragraph" style:parent-style-name="Standard" style:list-style-name="WW8Num5">
      <style:paragraph-properties fo:margin-left="0cm" fo:margin-right="0cm" fo:text-indent="0cm" style:auto-text-indent="false">
        <style:tab-stops>
          <style:tab-stop style:position="6.985cm"/>
        </style:tab-stops>
      </style:paragraph-properties>
    </style:style>
    <style:style style:name="P60" style:family="paragraph" style:parent-style-name="Standard" style:list-style-name="WW8Num13">
      <style:paragraph-properties fo:margin-left="0cm" fo:margin-right="0cm" fo:text-indent="0cm" style:auto-text-indent="false">
        <style:tab-stops>
          <style:tab-stop style:position="6.985cm"/>
        </style:tab-stops>
      </style:paragraph-properties>
    </style:style>
    <style:style style:name="P61" style:family="paragraph" style:parent-style-name="Standard" style:list-style-name="WW8Num3">
      <style:paragraph-properties fo:margin-left="0cm" fo:margin-right="0cm" fo:text-indent="0cm" style:auto-text-indent="false"/>
    </style:style>
    <style:style style:name="P62" style:family="paragraph" style:parent-style-name="Standard" style:list-style-name="WW8Num6">
      <style:paragraph-properties fo:margin-left="0cm" fo:margin-right="0cm" fo:text-indent="0cm" style:auto-text-indent="false"/>
    </style:style>
    <style:style style:name="P63" style:family="paragraph" style:parent-style-name="Standard" style:list-style-name="WW8Num24">
      <style:paragraph-properties fo:margin-left="0cm" fo:margin-right="0cm" fo:text-indent="0cm" style:auto-text-indent="false"/>
    </style:style>
    <style:style style:name="P64" style:family="paragraph" style:parent-style-name="Standard" style:list-style-name="WW8Num16">
      <style:paragraph-properties fo:margin-left="0cm" fo:margin-right="0cm" fo:text-indent="0cm" style:auto-text-indent="false"/>
    </style:style>
    <style:style style:name="P65" style:family="paragraph" style:parent-style-name="Standard" style:list-style-name="WW8Num7">
      <style:paragraph-properties fo:margin-left="0cm" fo:margin-right="0cm" fo:text-indent="0cm" style:auto-text-indent="false"/>
    </style:style>
    <style:style style:name="P66" style:family="paragraph" style:parent-style-name="Standard" style:list-style-name="L3">
      <style:paragraph-properties fo:margin-left="0cm" fo:margin-right="0cm" fo:text-indent="0cm" style:auto-text-indent="false">
        <style:tab-stops/>
      </style:paragraph-properties>
    </style:style>
    <style:style style:name="P67" style:family="paragraph" style:parent-style-name="Standard" style:list-style-name="WW8Num20">
      <style:paragraph-properties fo:margin-left="0cm" fo:margin-right="0cm" fo:keep-together="always" fo:text-indent="0cm" style:auto-text-indent="false" fo:keep-with-next="always"/>
    </style:style>
    <style:style style:name="P68" style:family="paragraph" style:parent-style-name="Standard" style:list-style-name="WW8Num20">
      <style:paragraph-properties fo:margin-left="0cm" fo:margin-right="0cm" fo:text-align="start" style:justify-single-word="false" fo:keep-together="always" fo:text-indent="0cm" style:auto-text-indent="false" fo:keep-with-next="always"/>
    </style:style>
    <style:style style:name="P69" style:family="paragraph" style:parent-style-name="Standard" style:list-style-name="L2">
      <style:paragraph-properties fo:keep-with-next="always"/>
    </style:style>
    <style:style style:name="P70" style:family="paragraph" style:parent-style-name="Standard" style:list-style-name="L3">
      <style:paragraph-properties fo:margin-left="0.635cm" fo:margin-right="0cm" fo:text-indent="0cm" style:auto-text-indent="false">
        <style:tab-stops/>
      </style:paragraph-properties>
    </style:style>
    <style:style style:name="P71" style:family="paragraph" style:parent-style-name="Standard" style:list-style-name="L3">
      <style:paragraph-properties fo:margin-left="0.635cm" fo:margin-right="0cm" fo:text-indent="0cm" style:auto-text-indent="false">
        <style:tab-stops/>
      </style:paragraph-properties>
      <style:text-properties style:font-name="Courier New" fo:font-size="10pt" fo:background-color="#ffffff" style:font-size-asian="10pt" style:font-name-complex="Courier New" style:font-size-complex="10pt"/>
    </style:style>
    <style:style style:name="P72" style:family="paragraph" style:parent-style-name="Standard" style:list-style-name="L3">
      <style:paragraph-properties fo:margin-left="1.27cm" fo:margin-right="0cm" fo:text-indent="0cm" style:auto-text-indent="false">
        <style:tab-stops/>
      </style:paragraph-properties>
    </style:style>
    <style:style style:name="P73" style:family="paragraph" style:parent-style-name="Standard" style:list-style-name="L3">
      <style:paragraph-properties fo:margin-left="1.905cm" fo:margin-right="0cm" fo:text-indent="0cm" style:auto-text-indent="false">
        <style:tab-stops/>
      </style:paragraph-properties>
    </style:style>
    <style:style style:name="P74" style:family="paragraph" style:parent-style-name="Standard" style:list-style-name="L3">
      <style:paragraph-properties fo:margin-left="2.551cm" fo:margin-right="0cm" fo:text-indent="0cm" style:auto-text-indent="false">
        <style:tab-stops/>
      </style:paragraph-properties>
    </style:style>
    <style:style style:name="P75" style:family="paragraph" style:parent-style-name="Standard" style:list-style-name="L3">
      <style:paragraph-properties fo:margin-left="3.191cm" fo:margin-right="0cm" fo:text-indent="0cm" style:auto-text-indent="false">
        <style:tab-stops/>
      </style:paragraph-properties>
    </style:style>
    <style:style style:name="P76" style:family="paragraph" style:parent-style-name="Heading_20_2">
      <style:paragraph-properties>
        <style:tab-stops>
          <style:tab-stop style:position="6.35cm"/>
        </style:tab-stops>
      </style:paragraph-properties>
    </style:style>
    <style:style style:name="P77" style:family="paragraph" style:parent-style-name="Heading_20_1">
      <style:paragraph-properties fo:break-before="page"/>
    </style:style>
    <style:style style:name="P78" style:family="paragraph" style:parent-style-name="Heading_20_3">
      <style:paragraph-properties fo:margin-left="0cm" fo:margin-right="0cm" fo:text-indent="0cm" style:auto-text-indent="false">
        <style:tab-stops/>
      </style:paragraph-properties>
    </style:style>
    <style:style style:name="P79" style:family="paragraph" style:parent-style-name="Überschrift_20_Anhang">
      <style:paragraph-properties fo:break-before="page"/>
    </style:style>
    <style:style style:name="T1" style:family="text">
      <style:text-properties fo:language="en" fo:country="GB"/>
    </style:style>
    <style:style style:name="T2" style:family="text">
      <style:text-properties fo:language="en" fo:country="GB" style:language-asian="zxx" style:country-asian="none"/>
    </style:style>
    <style:style style:name="T3" style:family="text">
      <style:text-properties fo:language="en" fo:country="GB" fo:background-color="#ffffff" style:language-asian="zxx" style:country-asian="none"/>
    </style:style>
    <style:style style:name="T4" style:family="text">
      <style:text-properties fo:language="en" fo:country="GB" fo:font-weight="bold" style:language-asian="zxx" style:country-asian="none" style:font-weight-asian="bold" style:font-weight-complex="bold"/>
    </style:style>
    <style:style style:name="T5" style:family="text">
      <style:text-properties fo:language="en" fo:country="GB" fo:font-weight="normal" style:language-asian="zxx" style:country-asian="none" style:font-weight-asian="normal" style:font-weight-complex="normal"/>
    </style:style>
    <style:style style:name="T6" style:family="text">
      <style:text-properties fo:background-color="#ffffff"/>
    </style:style>
    <style:style style:name="T7" style:family="text">
      <style:text-properties style:font-name="Courier New1" fo:font-size="10pt" style:font-name-asian="Courier New1" style:font-size-asian="10pt" style:font-name-complex="Courier New1" style:font-size-complex="10pt"/>
    </style:style>
    <style:style style:name="T8" style:family="text">
      <style:text-properties fo:font-weight="bold" style:font-weight-asian="bold" style:font-weight-complex="bold"/>
    </style:style>
    <style:style style:name="T9" style:family="text">
      <style:text-properties fo:language="it" fo:country="IT"/>
    </style:style>
    <style:style style:name="T10" style:family="text">
      <style:text-properties fo:language="it" fo:country="IT" style:language-asian="zxx" style:country-asian="none"/>
    </style:style>
    <style:style style:name="T11" style:family="text">
      <style:text-properties fo:font-size="10pt" style:font-size-asian="10pt" style:font-size-complex="10pt"/>
    </style:style>
    <style:style style:name="T12" style:family="text">
      <style:text-properties fo:font-size="10pt" fo:language="en" fo:country="GB" style:font-size-asian="10pt" style:language-asian="zxx" style:country-asian="none" style:font-size-complex="10pt"/>
    </style:style>
    <style:style style:name="T13" style:family="text">
      <style:text-properties fo:language="fr" fo:country="FR"/>
    </style:style>
    <style:style style:name="T14" style:family="text">
      <style:text-properties fo:language="fr" fo:country="FR" style:language-asian="zxx" style:country-asian="none"/>
    </style:style>
    <style:style style:name="T15" style:family="text">
      <style:text-properties fo:font-style="italic" style:font-style-asian="italic" style:font-style-complex="italic"/>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weight="normal" style:font-weight-asian="normal" style:font-weight-complex="normal"/>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
      <text:p text:style-name="P5"/>
      <text:p text:style-name="P5"/>
      <text:p text:style-name="P5"/>
      <text:p text:style-name="P5"/>
      <text:p text:style-name="P5"/>
      <text:p text:style-name="P5"/>
      <text:p text:style-name="P5">Anwenderhandbuch</text:p>
      <text:p text:style-name="P5">regain</text:p>
      <text:p text:style-name="P5"/>
      <text:p text:style-name="P5"/>
      <text:p text:style-name="P6">Version 1.1</text:p>
      <text:p text:style-name="P6"/>
      <text:p text:style-name="P6">Autor: Til Schneider, www.murfman.de</text:p>
      <text:p text:style-name="P6"/>
      <text:section text:style-name="Sect1" text:name="Bereich1">
        <text:p text:style-name="P17">Inhalt</text:p>
        <text:p text:style-name="Standard"/>
        <text:table-of-content text:style-name="Sect2" text:protected="true" text:name="Inhaltsverzeichni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p text:style-name="P18">1.Einführung<text:tab/>3</text:p>
            <text:p text:style-name="P18">2.Der Crawler<text:tab/>4</text:p>
            <text:p text:style-name="P22">2.1.Der Crawler-Prozeß<text:tab/>4</text:p>
            <text:p text:style-name="P23">2.1.1.Durchsuchen eines Dokuments<text:tab/>4</text:p>
            <text:p text:style-name="P23">2.1.2.Durchsuchen eines Verzeichnisses<text:tab/>5</text:p>
            <text:p text:style-name="P23">2.1.3.Aufnehmen eines Dokuments in den Suchindex<text:tab/>5</text:p>
            <text:p text:style-name="P23">2.1.4.Inkrementelle Indizierung<text:tab/>6</text:p>
            <text:p text:style-name="P23">2.1.5.Partielle Indizierung<text:tab/>6</text:p>
            <text:p text:style-name="P22">2.2.Abhängigkeiten<text:tab/>6</text:p>
            <text:p text:style-name="P22">2.3.Die Installation<text:tab/>7</text:p>
            <text:p text:style-name="P22">2.4.Die Konfiguration<text:tab/>8</text:p>
            <text:p text:style-name="P22">2.5.Der Start<text:tab/>8</text:p>
            <text:p text:style-name="P22">2.6.Das Indexverzeichnis<text:tab/>9</text:p>
            <text:p text:style-name="P22">2.7.Exkurs: Reguläre Ausdrücke<text:tab/>10</text:p>
            <text:p text:style-name="P18">3.Die Suchmaske<text:tab/>12</text:p>
            <text:p text:style-name="P22">3.1.Abhängigkeiten<text:tab/>12</text:p>
            <text:p text:style-name="P22">3.2.Die Installation<text:tab/>12</text:p>
            <text:p text:style-name="P22">3.3.Die Konfiguration<text:tab/>13</text:p>
            <text:p text:style-name="P22">3.4.Der Start<text:tab/>14</text:p>
            <text:p text:style-name="P22">3.5.Die Syntax für Suchanfragen von Lucene<text:tab/>14</text:p>
            <text:p text:style-name="P18">4.Was ist bei anderen Sprachen zu beachten<text:tab/>17</text:p>
            <text:p text:style-name="P18">5.Bewertung von Lucene<text:tab/>18</text:p>
            <text:p text:style-name="P24">Anhang A: Die XML-Tags der CrawlerConfiguration.xml<text:tab/>19</text:p>
            <text:p text:style-name="P24">Anhang B: Die Konfiguration der Präparatoren<text:tab/>28</text:p>
            <text:p text:style-name="P25">B.1.Konfiguration des HtmlPreparator<text:tab/>28</text:p>
            <text:p text:style-name="P24">Anhang C: Die XML-Tags der SearchConfiguration.xml<text:tab/>30</text:p>
          </text:index-body>
        </text:table-of-content>
        <text:p text:style-name="P7"/>
        <text:h text:style-name="P77" text:outline-level="1">Einführung</text:h>
        <text:p text:style-name="Standard">Die Lucene-Suche durchsucht einen Webauftritt und/oder ein Verzeichnis nach Dokumenten und stellt diese in einen Suchindex. Über eine Suchmaske kann auf diesem Index gesucht werden.</text:p>
        <text:p text:style-name="Standard"/>
        <text:p text:style-name="Standard">Ferner kann man die Lucene-Suche dazu nutzen, tote Links zu finden oder einen serverseitigen Cache automatisch zu befüllen.</text:p>
        <text:p text:style-name="Standard"/>
        <text:p text:style-name="Standard">Die Lucene-Suche teilt sich in zwei getrennte Anwendungen: Den Crawler und die Suchmaske. Der Crawler hat die Aufgabe, den Suchindex zu erstellen. Die Suchmaske führt auf dem fertigen Index Suchen aus und stellt das Ergebnis dar.</text:p>
        <text:p text:style-name="Standard"/>
        <text:h text:style-name="Heading_20_1" text:outline-level="1">Der Crawler</text:h>
        <text:p text:style-name="Standard">Der <text:alphabetical-index-mark-start text:id="IMark66155560"/>Crawler<text:alphabetical-index-mark-end text:id="IMark66155560"/> ist eine Java-Stand-Alone-Applikation, die auf der Konsole läuft, also ohne Benutzeroberfläche. Er kann damit also auch automatisch gestartet werden, beispielsweise durch einen cron-Job. Über eine XML-Datei sind sehr weitreichende Konfigurationen möglich.</text:p>
        <text:p text:style-name="Standard"/>
        <text:p text:style-name="Standard">Er verfügt über eine Schwarze und eine Weiße Liste, mit deren Hilfe sich leicht steuern lässt, welche URLs bearbeitet werden sollen und welche nicht.</text:p>
        <text:p text:style-name="Standard"/>
        <text:p text:style-name="Standard">Sogenannte Präperatoren übernehmen das Auslesen von Text für die verschiedenen Dateiformate. In der Konfiguration lässt sich einstellen, welcher Präperator für welchen Dateityp genutzt werden soll.</text:p>
        <text:p text:style-name="Standard"/>
        <text:h text:style-name="Heading_20_2" text:outline-level="2">Der Crawler-Prozeß</text:h>
        <text:p text:style-name="Standard">In diesem Abschnitt wird erläutert, wie der Crawler arbeitet.</text:p>
        <text:p text:style-name="Standard"/>
        <text:p text:style-name="Standard">Für jede URL, die bearbeitet werden soll, wird ein „<text:alphabetical-index-mark-start text:id="IMark66147272"/>CrawlerJob<text:alphabetical-index-mark-end text:id="IMark66147272"/>“ erstellt. Dieser legt fest, ob das Dokument nach weiteren URLs durchsucht werden soll und ob es in den Suchindex aufgenommen werden soll.</text:p>
        <text:p text:style-name="Standard"/>
        <text:p text:style-name="Standard">Alle CrawlerJobs befinden sich in einer Liste, die nach und nach abgearbeitet wird.</text:p>
        <text:p text:style-name="Standard"/>
        <text:p text:style-name="Standard">Zeigt die URL auf ein Verzeichnis, so werden für alle Dateien und Unterverzeichnisse CrawlerJobs erzeugt. Danach wird direkt mit dem nächsten CrawlerJob fortgefahren.</text:p>
        <text:p text:style-name="Standard"/>
        <text:p text:style-name="Standard">Zeigt die URL auf ein Dokument, so wird dieses gegebenenfalls nach URLs durchsucht und/oder in den Suchindex aufgenommen.</text:p>
        <text:p text:style-name="Standard"/>
        <text:p text:style-name="Standard">Falls an irgendeiner Stelle ein Fehler auftritt, dann wird dieser ausgegeben und in eine <text:alphabetical-index-mark-start text:id="IMark66155432"/>Fehlerliste<text:alphabetical-index-mark-end text:id="IMark66155432"/> eingetragen. Der <text:alphabetical-index-mark-start text:id="IMark66152648"/><text:alphabetical-index-mark-start text:id="IMark66161112"/>Crawler-Prozeß<text:alphabetical-index-mark-end text:id="IMark66161112"/><text:alphabetical-index-mark-end text:id="IMark66152648"/> wird dabei nicht unterbrochen. Die Fehlerliste wird am Ende des Crawler-Prozesses noch einmal kompakt ausgegeben und in die Datei errors.txt geschrieben (Zu finden im log-Unterverzeichnis des Index). Außerdem gibt der Crawler den Returncode <text:span text:style-name="Code">1</text:span> zurück.</text:p>
        <text:p text:style-name="Standard"/>
        <text:h text:style-name="P78" text:outline-level="3">Durchsuchen eines Dokuments</text:h>
        <text:p text:style-name="Standard">Die konfigurierten HTML-Parser-Suchmuster werden auf den Inhalt des Dokuments angewendet. Für jede so gefundene URL wird wie folgt verfahren:</text:p>
        <text:p text:style-name="Standard"/>
        <text:p text:style-name="Standard"><text:soft-page-break/>Die URL wird zuerst in eine absolute URL umgewandelt.</text:p>
        <text:p text:style-name="Standard"/>
        <text:p text:style-name="Standard">Nun wird geprüft, ob diese URL bereits bekannt ist oder ob sie schon einmal ignoriert wurde. Trifft eines von beidem zu, dann wird die URL verworfen.</text:p>
        <text:p text:style-name="Standard"/>
        <text:p text:style-name="Standard">Dann wird anhand der <text:alphabetical-index-mark text:string-value="Weiße Liste"/>Weißen und <text:alphabetical-index-mark text:string-value="Schwarze Liste"/>Schwarzen Liste entschieden, ob sie bearbeitet wird oder nicht. Wenn ja, dann wird ein neuer CrawlerJob erstellt und die URL wird in die Liste der bekannten URLs aufgenommen. Wenn nein, dann wird sie verworfen und in die Liste der ignorierten URLs aufgenommen.</text:p>
        <text:p text:style-name="Standard"/>
        <text:h text:style-name="Heading_20_3" text:outline-level="3">Durchsuchen eines Verzeichnisses</text:h>
        <text:p text:style-name="Standard">Für jede Datei im Verzeichnis wird geprüft, ob es sich um ein Verzeichnis handelt. Wenn ja, dann wird für dieses Unterverzeichnis ein neuer CrawlerJob erstellt.</text:p>
        <text:p text:style-name="Standard"/>
        <text:p text:style-name="Standard">Handelt es sich um eine Datei, dann geprüft, ob ein Verzeichnis-Parser-Suchmuster zum Dateinamen passt. Wenn ja, dann wird ein neuer CrawlerJob erstellt. Wenn nein, dann wird die Datei verworfen.</text:p>
        <text:p text:style-name="Standard"/>
        <text:h text:style-name="Heading_20_3" text:outline-level="3">Aufnehmen eines Dokuments in den Suchindex</text:h>
        <text:p text:style-name="Standard"><text:alphabetical-index-mark text:string-value="Indexierung"/>Ein Dokument, das in den Suchindex aufgenommen werden soll, wird zuerst einmal bestimmt, welcher <text:alphabetical-index-mark-start text:id="IMark66163416"/>Präperator<text:alphabetical-index-mark-end text:id="IMark66163416"/> für das vorliegende Dokumentenformat zuständig ist. Der so ermittelte Präparator befreit nun den Inhalt des Dokuments von seinen Formatierungsinformationen, so dass nur noch der reine zu indizierenden Text übrig bleibt.</text:p>
        <text:p text:style-name="Standard"/>
        <text:p text:style-name="Standard">Wenn Sie ein weiteres Format unterstützen wollen, so müssen sie einen neuen <text:span text:style-name="Code">Preparator</text:span> schreiben und diesen in der Datei <text:span text:style-name="Code">CrawlerConfiguration.xml</text:span> in der <text:span text:style-name="Code">&lt;preparatorList&gt;</text:span> eintragen.</text:p>
        <text:p text:style-name="Standard"/>
        <text:p text:style-name="Standard">Der so vorbereitete Text wird nun <text:alphabetical-index-mark-start text:id="IMark66147976"/>Lucene<text:alphabetical-index-mark-end text:id="IMark66147976"/> übergeben. Lucene analysiert den Text, wobei häufige Worte wie „und“ oder „dass“ herausfallen und Wortendungen abgeschnitten werden, so dass sie plural- und geschlechtsneutral werden. Die so entstandenen Terme werden dem Index hinzugefügt.</text:p>
        <text:p text:style-name="Standard"/>
        <text:p text:style-name="P29">Hinweis:</text:p>
        <text:p text:style-name="P28"/>
        <text:p text:style-name="Standard">Wenn Sie in der Konfiguration <text:span text:style-name="Code">&lt;writeAnalysisFiles&gt;</text:span> auf <text:span text:style-name="Code">true</text:span> setzen, dann wird im Index ein Unterverzeichnis mit dem Namen <text:span text:style-name="Code">analysis</text:span> angelegt, in dem <text:alphabetical-index-mark-start text:id="IMark66160968"/>Analysedateien<text:alphabetical-index-mark-end text:id="IMark66160968"/> angelegt werden. Diese bestehen aus einer Datei <text:span text:style-name="Code">AllTerms.txt</text:span>, die alle Terme enthält und vielen Dateien, die die jeweiligen Zwischenschritte der Indizierungsvorbereitung beinhalten.</text:p>
        <text:p text:style-name="Standard"/>
        <text:h text:style-name="Heading_20_3" text:outline-level="3"><text:bookmark-start text:name="_Ref64178365"/><text:soft-page-break/>Inkrementelle Indizierung<text:bookmark-end text:name="_Ref64178365"/></text:h>
        <text:p text:style-name="Standard"><text:alphabetical-index-mark text:string-value="Index aktualisieren"/>Wenn es bereits einen alten Index gibt und wenn nicht der Kommandozeilenparameter <text:span text:style-name="Code">–forceNewIndex</text:span> angegeben wurde, dann wird eine sog. „<text:alphabetical-index-mark-start text:id="IMark66164424"/>Inkrementelle Indizierung<text:alphabetical-index-mark-end text:id="IMark66164424"/>“ vorgenommen, es werden also nur geänderte Dokumente indiziert. Dabei wird erst geprüft, ob bereits ein Indexeintrag vorhanden ist und ob dieser aktuell ist. Trifft eine dieser Bedingungen nicht zu, dann wird das Dokument neu indiziert, ansonsten wird der alte Eintrag behalten.</text:p>
        <text:p text:style-name="Standard"/>
        <text:p text:style-name="Standard">Am Ende des Crawler-Prozesses werden alle Indexeinträge gelöscht, die auf Dokumente zeigen, die es nicht mehr gibt.</text:p>
        <text:p text:style-name="Standard"/>
        <text:h text:style-name="Heading_20_3" text:outline-level="3"><text:bookmark-start text:name="_Ref64178869"/>Partielle Indizierung<text:bookmark-end text:name="_Ref64178869"/></text:h>
        <text:p text:style-name="Standard"><text:alphabetical-index-mark text:string-value="Partielle Indexierung"/>Gerade wenn man sehr große Datenmengen indiziert, ist es manchmal wünschenswert, nur einen Teil des Index zu aktualisieren. Wenn man beispielsweise einen Index über viele große Netzlaufwerke hat, so will man evtl. die Daten auf einer Platte täglich aktualisieren, während der Inhalt einer anderen Platte nur einmal im Monat indiziert werden soll.</text:p>
        <text:p text:style-name="Standard"/>
        <text:p text:style-name="Standard">Um das zu bewerkstelligen, legt man für jede Platte einen Eintrag in der Whitelist an und gibt ihm mit Hilfe des Attributs <text:span text:style-name="Code">name</text:span> einen Namen.</text:p>
        <text:p text:style-name="Standard"/>
        <text:p text:style-name="Standard">Beispiel:</text:p>
        <text:p text:style-name="P42"><text:span text:style-name="Code"><text:span text:style-name="T2">&lt;whitelist&gt;</text:span></text:span></text:p>
        <text:p text:style-name="P42"><text:span text:style-name="Code"><text:span text:style-name="T2"><text:s text:c="2"/>&lt;prefix name="Platte-N"&gt;file://n:&lt;/prefix&gt;</text:span></text:span></text:p>
        <text:p text:style-name="P42"><text:span text:style-name="Code"><text:span text:style-name="T2"><text:s text:c="2"/>&lt;prefix name="Platte-M"&gt;file://m:&lt;/prefix&gt;</text:span></text:span></text:p>
        <text:p text:style-name="P42"><text:span text:style-name="Code"><text:s text:c="2"/>&lt;prefix name="Platte-O"&gt;file://o:&lt;/prefix&gt;</text:span></text:p>
        <text:p text:style-name="P41"><text:span text:style-name="Code">&lt;/whitelist&gt;</text:span></text:p>
        <text:p text:style-name="Contents_20_1"/>
        <text:p text:style-name="Standard">Um nur die Platten M und O zu aktualisieren ruft man den Crawler wie folgt auf:</text:p>
        <text:p text:style-name="Standard"/>
        <text:p text:style-name="Standard"><text:span text:style-name="Code"><text:span text:style-name="T2">java –jar regain.jar –onlyEntries </text:span></text:span><text:span text:style-name="Code"><text:span text:style-name="T3">Platte-M</text:span></text:span><text:span text:style-name="Code"><text:span text:style-name="T2">,</text:span></text:span><text:span text:style-name="Code"><text:span text:style-name="T6">Platte-O</text:span></text:span></text:p>
        <text:p text:style-name="Standard"/>
        <text:p text:style-name="Standard">Achten Sie darauf, zwischen <text:span text:style-name="Code">Platte-M</text:span> und <text:span text:style-name="Code">Platte-O</text:span> nur ein Komma zu setzen, kein Leerzeichen!</text:p>
        <text:p text:style-name="Standard"/>
        <text:p text:style-name="Standard">Der Crawler wird nun nur die Inhalte der Platten M und O aktualisieren. Die Indexeinträge für die Platte N werden unverändert im Index belassen.</text:p>
        <text:p text:style-name="Standard"/>
        <text:h text:style-name="Heading_20_2" text:outline-level="2">Abhängigkeiten</text:h>
        <text:p text:style-name="Standard">Der Crawler läuft unter Java ab der Version 1.2.2.</text:p>
        <text:p text:style-name="Standard"/>
        <text:p text:style-name="P3"><text:soft-page-break/>Er nutzt die folgenden Bibliotheken:</text:p>
        <text:p text:style-name="Standard"/>
        <text:list xml:id="list455611342" text:style-name="L1">
          <text:list-item>
            <text:p text:style-name="P49">Jakarta Regexp 1.3 (<text:alphabetical-index-mark-start text:id="IMark66162440"/><text:alphabetical-index-mark-start text:id="IMark66165016"/><text:span text:style-name="Code">jakarta-regexp-1.3.jar</text:span><text:alphabetical-index-mark-end text:id="IMark66165016"/><text:alphabetical-index-mark-end text:id="IMark66162440"/>). Ermöglicht die Nutzung von regulären Ausdrücken. Siehe: <text:a xlink:type="simple" xlink:href="http://jakarta.apache.org/regexp/">http://jakarta.apache.org/regexp/</text:a></text:p>
          </text:list-item>
          <text:list-item>
            <text:p text:style-name="P49">Jakarta Log4j 1.2.9 (<text:alphabetical-index-mark-start text:id="IMark66167432"/><text:span text:style-name="Code">log4j-1.2.9.jar</text:span><text:alphabetical-index-mark-end text:id="IMark66167432"/>). Stellt die Protokollierung zur Verfügung. Siehe: <text:a xlink:type="simple" xlink:href="http://jakarta.apache.org/log4j/">http://jakarta.apache.org/log4j/</text:a></text:p>
          </text:list-item>
          <text:list-item>
            <text:p text:style-name="P49">Jakarta Lucene 1.4.2 (<text:alphabetical-index-mark-start text:id="IMark66167816"/><text:span text:style-name="Code">lucene-1.4.2.jar</text:span><text:alphabetical-index-mark-end text:id="IMark66167816"/>). Enthält den Kern der Suche, also Indexerstellung und Suche auf dem Index. Siehe <text:a xlink:type="simple" xlink:href="http://jakarta.apache.org/lucene/">http://jakarta.apache.org/lucene/</text:a></text:p>
          </text:list-item>
          <text:list-item>
            <text:p text:style-name="P49">Apache XML Xerces 2.6.2 (<text:alphabetical-index-mark-start text:id="IMark66167800"/><text:span text:style-name="Code">xercesImpl.jar</text:span><text:alphabetical-index-mark-end text:id="IMark66167800"/> und <text:alphabetical-index-mark-start text:id="IMark66169432"/><text:span text:style-name="Code">xml-apis.jar</text:span><text:alphabetical-index-mark-end text:id="IMark66169432"/>). Bietet einen Parser zum Lesen von XML-Dateien. Siehe <text:a xlink:type="simple" xlink:href="http://xml.apache.org/xerces2-j/">http://xml.apache.org/xerces2-j/</text:a></text:p>
          </text:list-item>
          <text:list-item>
            <text:p text:style-name="P49">PDFBox 0.6.7 (<text:alphabetical-index-mark-start text:id="IMark66164520"/><text:span text:style-name="Code">PDFBox-0.6.7a.jar</text:span><text:alphabetical-index-mark-end text:id="IMark66164520"/>). Ermöglicht das Lesen von PDF-Dokumenten. Läuft nur unter Java 1.3 oder darüber. Siehe <text:a xlink:type="simple" xlink:href="http://pdfbox.org/">http://pdfbox.org/</text:a></text:p>
          </text:list-item>
          <text:list-item>
            <text:p text:style-name="P49">Jakarta POI 2.5.1 (<text:alphabetical-index-mark-start text:id="IMark66166840"/><text:span text:style-name="Code">poi-2.5.1-final-20040804.jar</text:span><text:alphabetical-index-mark-end text:id="IMark66166840"/> und <text:alphabetical-index-mark-start text:id="IMark66169240"/><text:span text:style-name="Code">poi-scratchpad-2.5.1-final-20040804.jar</text:span><text:alphabetical-index-mark-end text:id="IMark66169240"/>). Ermöglicht das Lesen von Microsoft-Excel-Dokumenten und Microsoft-Word-Dokumenten. Das Lesen von Word-Dokumenten ist dabei leider noch in einem sehr frühen Entwicklungsstadium. Siehe <text:a xlink:type="simple" xlink:href="http://jakarta.apache.org/poi/">http://jakarta.apache.org/poi/</text:a></text:p>
          </text:list-item>
          <text:list-item>
            <text:p text:style-name="P49">Jacob 1.8 (<text:alphabetical-index-mark-start text:id="IMark66167608"/><text:span text:style-name="Code">jacob.jar</text:span><text:alphabetical-index-mark-end text:id="IMark66167608"/> und <text:alphabetical-index-mark-start text:id="IMark66169240"/><text:span text:style-name="Code">jacob.dll</text:span><text:alphabetical-index-mark-end text:id="IMark66169240"/>). Ermöglicht den Zugriff auf COM-Objekte von Java aus. Damit ist das Auslesen von Microsoft Office Dokumenten implementiert, indem die Daten direkt aus den Office-Anwendungen gelesen werden. Siehe <text:a xlink:type="simple" xlink:href="http://sourceforge.net/projects/jacob-project"><text:span text:style-name="T7">http://sourceforge.net/projects/jacob-project</text:span></text:a></text:p>
          </text:list-item>
          <text:list-item>
            <text:p text:style-name="P49"><text:alphabetical-index-mark-start text:id="IMark66164616"/>Jacobgen<text:alphabetical-index-mark-end text:id="IMark66164616"/> (Verzeichnis jacobgen). Codegenerator für Jacob. Ermöglicht einen einfacheren Zugriff auf COM-Objekte durch die Generierung von Wrapper‑Klassen. Die verwendete Version ist eine Weiterentwicklung des STZ‑IDA, aufbauend auf der Version 0.3. Siehe <text:a xlink:type="simple" xlink:href="http://www.bigatti.it/projects/jacobgen/">http://www.bigatti.it/projects/jacobgen/</text:a></text:p>
          </text:list-item>
        </text:list>
        <text:p text:style-name="Standard"/>
        <text:p text:style-name="P30">Hinweis:</text:p>
        <text:p text:style-name="P32">Die entsprechenden Jars müssen nicht im Classpath stehen, da sie in das <text:span text:style-name="Code">regain.jar</text:span> integriert sind.</text:p>
        <text:p text:style-name="P9"/>
        <text:h text:style-name="P76" text:outline-level="2">Die Installation</text:h>
        <text:list xml:id="list646311893" text:style-name="WW8Num1">
          <text:list-item>
            <text:p text:style-name="P57">Legen Sie ein Programm-Verzeichnis an.<text:line-break/>(Z.B. <text:span text:style-name="Code">C:\Programme\regain</text:span>).<text:line-break/></text:p>
          </text:list-item>
          <text:list-item>
            <text:p text:style-name="P57">Kopieren Sie folgende Dateien in dieses Verzeichnis:</text:p>
          </text:list-item>
        </text:list>
        <text:list xml:id="list1391871608" text:style-name="WW8Num9">
          <text:list-item>
            <text:p text:style-name="P58"><text:alphabetical-index-mark-start text:id="IMark66163576"/><text:span text:style-name="Code">regain.jar</text:span><text:alphabetical-index-mark-end text:id="IMark66163576"/> (Enthält den Crawler)</text:p>
          </text:list-item>
          <text:list-item>
            <text:p text:style-name="P58"><text:alphabetical-index-mark-start text:id="IMark66168024"/><text:span text:style-name="Code">log4j.properties</text:span><text:alphabetical-index-mark-end text:id="IMark66168024"/> (Enthält die Protokollierungskonfiguration)</text:p>
          </text:list-item>
          <text:list-item>
            <text:p text:style-name="P58"><text:alphabetical-index-mark-start text:id="IMark66167416"/><text:span text:style-name="Code">CrawlerConfiguration.xml</text:span><text:alphabetical-index-mark-end text:id="IMark66167416"/> (Enthält die Crawlerkonfiguration)</text:p>
          </text:list-item>
          <text:list-item>
            <text:p text:style-name="P58"><text:alphabetical-index-mark-start text:id="IMark66169528"/><text:span text:style-name="Code">jacob.dll</text:span><text:alphabetical-index-mark-end text:id="IMark66169528"/> (Enthält den nativen Anteil der Jacob-API)<text:line-break/></text:p>
          </text:list-item>
        </text:list>
        <text:list xml:id="list2074903445" text:continue-list="list646311893" text:style-name="WW8Num1">
          <text:list-item>
            <text:p text:style-name="P57">Ändern Sie die <text:span text:style-name="Code">CrawlerConfiguration.xml</text:span> nach Ihren Bedürfnissen. Datails siehe nächster Abschnitt.<text:line-break/></text:p>
          </text:list-item>
          <text:list-item>
            <text:p text:style-name="P57"><text:soft-page-break/>Erstellen Sie das Verzeichnis, in das der Index erstellt werden soll. Das wird aus Sicherheitsgründen nicht automatisch vom Crawler erledigt.</text:p>
          </text:list-item>
        </text:list>
        <text:p text:style-name="P9"/>
        <text:h text:style-name="P76" text:outline-level="2">Die Konfiguration</text:h>
        <text:p text:style-name="P9">Der Crawler wird über zwei Dateien konfiguriert:</text:p>
        <text:list xml:id="list1448229523" text:style-name="WW8Num5">
          <text:list-item>
            <text:p text:style-name="P59">Die Datei <text:span text:style-name="Code">log4j.properties</text:span>. Sie enthält alle Einstellungen, die das Protokollieren betreffen.</text:p>
          </text:list-item>
          <text:list-item>
            <text:p text:style-name="P59">Die Datei <text:span text:style-name="Code">CrawlerConfiguration.xml</text:span>. Sie enthält alle restlichen Einstellungen.</text:p>
          </text:list-item>
        </text:list>
        <text:p text:style-name="P9"/>
        <text:p text:style-name="P9">In der Datei <text:span text:style-name="Code">log4j.properties</text:span> kann man festlegen, mit welcher Granularität, mit welchem Format und wohin protokolliert werden soll.</text:p>
        <text:p text:style-name="P9"/>
        <text:p text:style-name="P9">Weitere Informationen hierzu erhalten sie unter:</text:p>
        <text:p text:style-name="P9"><text:a xlink:type="simple" xlink:href="http://jakarta.apache.org/log4j/docs/manual.html"><text:span text:style-name="Internet_20_link">http://jakarta.apache.org/log4j/docs/manual.html</text:span></text:a></text:p>
        <text:p text:style-name="P9"/>
        <text:p text:style-name="P9"/>
        <text:p text:style-name="P9">Eine komplette Liste mit allen XML-Tags der Datei <text:span text:style-name="Code">CrawlerConfiguration.xml</text:span> finden Sie im Anhang <text:bookmark-ref text:reference-format="chapter" text:ref-name="_Ref52350182">A</text:bookmark-ref> „<text:bookmark-ref text:reference-format="text" text:ref-name="_Ref52350182">Die XML-Tags der CrawlerConfiguration.xml</text:bookmark-ref>“ ab Seite <text:bookmark-ref text:reference-format="page" text:ref-name="_Ref52350182">19</text:bookmark-ref>.</text:p>
        <text:p text:style-name="P19"/>
        <text:p text:style-name="P19"/>
        <text:p text:style-name="P11">Hinweis:</text:p>
        <text:p text:style-name="P9">Der Crawler arbeitet viel mit regulären Ausdrücken (kurz: Regex). Falls Sie keine Erfahrungen mit dieser Technik haben, dann lesen Sie bitte Abschnitt <text:bookmark-ref text:reference-format="chapter" text:ref-name="_Ref48722890">2.7</text:bookmark-ref> „<text:bookmark-ref text:reference-format="text" text:ref-name="_Ref48722906">Exkurs: Reguläre Ausdrücke</text:bookmark-ref>, Seite <text:bookmark-ref text:reference-format="page" text:ref-name="_Ref48722943">10</text:bookmark-ref>.</text:p>
        <text:p text:style-name="P9"/>
        <text:h text:style-name="P76" text:outline-level="2">Der Start</text:h>
        <text:p text:style-name="P9">Der Crawler wird von der Konsole mit dem Befehl</text:p>
        <text:p text:style-name="P9"/>
        <text:p text:style-name="P9"><text:span text:style-name="Code">java –jar regain.jar</text:span></text:p>
        <text:p text:style-name="P9"/>
        <text:p text:style-name="P9">gestartet.</text:p>
        <text:p text:style-name="P9"/>
        <text:p text:style-name="P9">Dabei können folgende Parameter angegeben werden:</text:p>
        <text:list xml:id="list702273784" text:style-name="WW8Num13">
          <text:list-item>
            <text:p text:style-name="P60"><text:span text:style-name="Code">--help</text:span>: Zeigt die möglichen Aufrufparameter</text:p>
          </text:list-item>
          <text:list-item>
            <text:p text:style-name="P60"><text:span text:style-name="Code">-forceNewIndex</text:span>: Erzwingt die Erstellung eines neuen Index. Anderenfalls wird versucht, einen bereits bestehenden Index zu aktualisieren.<text:line-break/>Siehe Abschnitt <text:bookmark-ref text:reference-format="chapter" text:ref-name="_Ref64178365">2.1.4</text:bookmark-ref> „<text:bookmark-ref text:reference-format="text" text:ref-name="_Ref64178365">Inkrementelle Indizierung</text:bookmark-ref>“, Seite <text:bookmark-ref text:reference-format="page" text:ref-name="_Ref64178365">6</text:bookmark-ref>.</text:p>
          </text:list-item>
          <text:list-item>
            <text:p text:style-name="P60"><text:span text:style-name="Code">-onlyEntries &lt;Whitelist-Eintrag1&gt;,&lt;Whitelist-Eintrag2&gt;</text:span>: Die Liste der Whitelist-Einträge, die bearbeitet werden sollen. Alle anderen Einträge in <text:soft-page-break/>der Weißen Liste werden zwar im Index belassen, jedoch nicht aktualisiert. <text:line-break/>Siehe Abschnitt <text:bookmark-ref text:reference-format="chapter" text:ref-name="_Ref64178869">2.1.5</text:bookmark-ref> „<text:bookmark-ref text:reference-format="text" text:ref-name="_Ref64178869">Partielle Indizierung</text:bookmark-ref>“, Seite <text:bookmark-ref text:reference-format="page" text:ref-name="_Ref64178869">6</text:bookmark-ref>.</text:p>
          </text:list-item>
          <text:list-item>
            <text:p text:style-name="P60"><text:span text:style-name="Code">-config &lt;Dateiname&gt;</text:span>: Gibt die zu nutzende Konfigurationsdatei an. Default ist: <text:span text:style-name="Code">CrawlerConfiguration.xml</text:span>.</text:p>
          </text:list-item>
          <text:list-item>
            <text:p text:style-name="P60"><text:span text:style-name="Code">-logConfig &lt;Dateiname&gt;</text:span>: Gibt die zu nutzende Logging-Konfigurationsdatei an. Default ist: <text:span text:style-name="Code">log4j.properties</text:span>.</text:p>
          </text:list-item>
        </text:list>
        <text:p text:style-name="P9"/>
        <text:p text:style-name="P9">Beispiel mit Parametern:</text:p>
        <text:p text:style-name="P9"/>
        <text:p text:style-name="P9"><text:span text:style-name="Code">java –jar regain.jar –config HompageConfig.xml</text:span></text:p>
        <text:p text:style-name="P9"/>
        <text:h text:style-name="P76" text:outline-level="2">Das Indexverzeichnis</text:h>
        <text:p text:style-name="P9">Das <text:alphabetical-index-mark-start text:id="IMark66167224"/>Index<text:alphabetical-index-mark-end text:id="IMark66167224"/>verzeichnis kann bis zu fünf Unterverzeichnisse beinhalten, die jeweils einen <text:alphabetical-index-mark-start text:id="IMark66171256"/>Suchindex<text:alphabetical-index-mark-end text:id="IMark66171256"/> beinhalten.</text:p>
        <text:p text:style-name="P9"/>
        <text:p text:style-name="P9">Falls in der Konfiguration <text:span text:style-name="Code">&lt;writeAnalysisFiles&gt;</text:span> auf <text:span text:style-name="Code">true</text:span> gesetzt wurde, dann enthalten diese Verzeichnisse wiederum ein Unterverzeichnis mit dem Namen <text:span text:style-name="Code">analysis</text:span>, welches die <text:alphabetical-index-mark-start text:id="IMark66167144"/>Analysedateien<text:alphabetical-index-mark-end text:id="IMark66167144"/> enthält. Diese dienen, wie der Name schon sagt, lediglich der Analyse und können bei Nicht-Bedarf auch gelöscht werden.</text:p>
        <text:p text:style-name="P9"/>
        <text:p text:style-name="P9">Falls beim Erstellen des Index tote Links (<text:alphabetical-index-mark-start text:id="IMark66164296"/>dead Links<text:alphabetical-index-mark-end text:id="IMark66164296"/>) gefunden wurden oder Fehler auftraten, werden diese in einem Unterverzeichnis namens <text:span text:style-name="Code">log</text:span> in die Datei <text:span text:style-name="Code">deadlinks.txt</text:span> bzw. <text:span text:style-name="Code">errors.txt</text:span> geschrieben.</text:p>
        <text:p text:style-name="P9"/>
        <text:p text:style-name="P9">Jedes Unterverzeichnis hat eine genau definierte Funktion:</text:p>
        <text:p text:style-name="P9"/>
        <text:p text:style-name="P9"><text:span text:style-name="T8">Verzeichnis </text:span><text:span text:style-name="Code"><text:span text:style-name="T8">temp</text:span></text:span><text:span text:style-name="T8">:<text:line-break/></text:span>Wird vom Crawler genutzt, während er einen neuen Index aufbaut. Sobald er damit fertig ist, nennt er diese Verzeichnis in <text:span text:style-name="Code">new</text:span> um.</text:p>
        <text:p text:style-name="P9"/>
        <text:p text:style-name="P9"><text:span text:style-name="T8">Verzeichnis </text:span><text:span text:style-name="Code"><text:span text:style-name="T8">quarantine</text:span></text:span><text:span text:style-name="T8">:<text:line-break/></text:span>Enthält den neuen Suchindex, wenn bei der Erstellung fatale Fehler aufgetreten sind. Fatale Fehler sind, wenn der Index leer ist bzw. wenn die Anzahl der fehlerhaften Dokumente einen bestimmten Prozentsatz übersteigt.</text:p>
        <text:p text:style-name="P9"/>
        <text:p text:style-name="P9">Falls sie den Index trotzdem nutzen wollen, dann benennen Sie das Verzeichnis in <text:span text:style-name="Code">new</text:span> um.</text:p>
        <text:p text:style-name="P9"/>
        <text:p text:style-name="P9"><text:span text:style-name="T8">Verzeichnis </text:span><text:span text:style-name="Code"><text:span text:style-name="T8">new</text:span></text:span><text:span text:style-name="T8">:<text:line-break/></text:span>Enthält den neuen Suchindex, bis dieser von der Suchmaske übernommen wird. Die Suchmaske prüft alle 10 Sekunden, ob dieses Verzeichnis existiert. Wenn ja, dann legt es vom gerade genutzten Index eine Sicherheitskopie an (Verzeichnis <text:span text:style-name="Code">index</text:span> wird in <text:span text:style-name="Code">backup</text:span> umbenannt) und nennt das Verzeichnis <text:span text:style-name="Code">new</text:span> in <text:span text:style-name="Code">index</text:span> um.</text:p>
        <text:p text:style-name="P9"/>
        <text:p text:style-name="P9"><text:soft-page-break/><text:span text:style-name="T8">Verzeichnis </text:span><text:span text:style-name="Code"><text:span text:style-name="T8">index</text:span></text:span><text:span text:style-name="T8">:<text:line-break/></text:span>Enthält den Index, auf dem die Suchmaske gerade arbeitet.</text:p>
        <text:p text:style-name="P9"/>
        <text:p text:style-name="P9"><text:span text:style-name="T8">Verzeichnis </text:span><text:span text:style-name="Code"><text:span text:style-name="T8">backup</text:span></text:span><text:span text:style-name="T8">:<text:line-break/></text:span>Enthält eine Sicherheitskopie des zuletzt genutzten Index. Falls Sie feststellen sollten, dass der gerade genutzte Index fehlerhaft ist, so können sie das Verzeichnis <text:span text:style-name="Code">backup</text:span> in <text:span text:style-name="Code">new</text:span> umbenennen. Es wird dann innerhalb von 10 Sekunden wieder von der Suchmaske übernommen. (Der fehlerhafte Index steht nach der Übernahme im Verzeichnis <text:span text:style-name="Code">backup</text:span>).</text:p>
        <text:p text:style-name="P9"/>
        <text:p text:style-name="P9"/>
        <text:p text:style-name="P11">Hinweis:</text:p>
        <text:p text:style-name="P9">Wie Sie den Beschreibungen entnehmen können, sind im Regelfall nur die Verzeichnisse <text:span text:style-name="Code">index</text:span> und <text:span text:style-name="Code">backup</text:span> vorhanden.</text:p>
        <text:p text:style-name="P9"/>
        <text:h text:style-name="P76" text:outline-level="2"><text:bookmark-start text:name="_Ref48722943"/><text:bookmark-start text:name="_Ref48722906"/><text:bookmark-start text:name="_Ref48722890"/>Exkurs: Reguläre Ausdrücke<text:bookmark-end text:name="_Ref48722943"/><text:bookmark-end text:name="_Ref48722906"/><text:bookmark-end text:name="_Ref48722890"/></text:h>
        <text:p text:style-name="P9"><text:alphabetical-index-mark text:string-value="Regulärer Ausdruck"/>Der Crawler arbeitet viel mit regulären Ausdrücken (kurz: <text:alphabetical-index-mark-start text:id="IMark64184968"/>Regex<text:alphabetical-index-mark-end text:id="IMark64184968"/>).</text:p>
        <text:p text:style-name="P9"/>
        <text:p text:style-name="P9">Falls Sie keine Erfahrung mit dieser Technik haben, finden Sie eine kleine Einführung im PDF-Dokument <text:a xlink:type="simple" xlink:href="http://Regex.pdf/"><text:span text:style-name="Internet_20_link">Regex.pdf</text:span></text:a>. Hinweis: Java nutzt den gleichen Regex-Dialekt wie Perl.</text:p>
        <text:p text:style-name="P9"/>
        <text:p text:style-name="P9">Achtung:</text:p>
        <text:p text:style-name="P9">In der XML-Konfigurationsdatei müssen XML-Zeichen, wie <text:span text:style-name="Code">&amp;</text:span> oder <text:span text:style-name="Code">&lt;</text:span> durch entsprechende Entitäten (<text:span text:style-name="Code">&amp;amp</text:span>; oder <text:span text:style-name="Code">&amp;lt;</text:span>) ersetzt werden!</text:p>
        <text:p text:style-name="P9"/>
        <text:p text:style-name="P32">Beispiel:</text:p>
        <text:p text:style-name="P32">Die Regex <text:span text:style-name="Code">&lt;a[^&gt;]*&gt;Der&amp;nbsp;Link&lt;/a&gt;</text:span> muss in der XML-Datei folgendermaßen angegeben werden: <text:span text:style-name="Code">&amp;lt;a[^&gt;]*&gt;Der&amp;amp;nbsp;Link&amp;lt;/a&gt;</text:span>.</text:p>
        <text:p text:style-name="P19"/>
        <text:p text:style-name="P9"/>
        <text:p text:style-name="P11"><text:alphabetical-index-mark-start text:id="IMark64163752"/>Regex-Gruppe<text:alphabetical-index-mark-end text:id="IMark64163752"/>n:</text:p>
        <text:p text:style-name="P9"/>
        <text:p text:style-name="P9">Teile von regulären Ausdrücken können zu sog. „Gruppen“ zusammengefasst werden. Eine <text:alphabetical-index-mark-start text:id="IMark66160600"/>Gruppe<text:alphabetical-index-mark-end text:id="IMark66160600"/> wird durch eine aufgehende und eine schließende Klammer gekennzeichnet.</text:p>
        <text:p text:style-name="P9"/>
        <text:p text:style-name="P9">Jede Gruppe hat eine eindeutige Nummer, mit der sie identifiziert werden kann.</text:p>
        <text:p text:style-name="P9"/>
        <text:p text:style-name="P9">Gruppen werden nach der öffnenden Klammer nummeriert:</text:p>
        <text:p text:style-name="P9">Die gesamte Regex hat die Nummer 0. Die erste Gruppe hat die Nummer 1. Die erste Gruppe innerhalb der Gruppe 1 hat die Nummer 2, usw.</text:p>
        <text:p text:style-name="P9"/>
        <text:p text:style-name="P30"><text:soft-page-break/>Beispiel:</text:p>
        <text:p text:style-name="P43"><text:span text:style-name="Code">a(b(a(b|c)a)a(b|c)*)c</text:span><text:tab/>Nummer 0</text:p>
        <text:p text:style-name="P43"><text:span text:style-name="Code"><text:s/>(b(a(b|c)a)a(b|c)*)</text:span><text:tab/>Nummer 1</text:p>
        <text:p text:style-name="P43"><text:span text:style-name="Code"><text:s text:c="3"/></text:span><text:span text:style-name="Code"><text:span text:style-name="T2">(a(b|c)a)</text:span></text:span><text:span text:style-name="T1"><text:tab/>Nummer 2</text:span></text:p>
        <text:p text:style-name="P43"><text:span text:style-name="Code"><text:span text:style-name="T2"><text:s text:c="5"/></text:span></text:span><text:span text:style-name="Code">(b|c)</text:span><text:tab/>Nummer 3</text:p>
        <text:p text:style-name="P43"><text:span text:style-name="Code"><text:s text:c="13"/>(b|c)</text:span><text:tab/>Nummer 4</text:p>
        <text:p text:style-name="P12"/>
        <text:h text:style-name="Heading_20_1" text:outline-level="1">Die Suchmaske</text:h>
        <text:p text:style-name="Standard">Die <text:alphabetical-index-mark-start text:id="IMark65720744"/>Suchmaske<text:alphabetical-index-mark-end text:id="IMark65720744"/> wurde mit Java Server Pages (kurz: JSPs) in Verbindung mit Tag-Libraries (kurz: Taglibs) realisiert.</text:p>
        <text:p text:style-name="Standard"/>
        <text:p text:style-name="Standard">Sie nimmt eine Suchanfrage entgegen und zeigt die Treffer seitenweise an. Das Aussehen der Ergebnisseite ist durch die Datei <text:span text:style-name="Code">SearchOutput.jsp</text:span> weitreichend anpassbar. Es wurde darauf geachtet, dass jeder einzelne Ausgabewert von einem eigenen Taglib-Tag erzeugt wird.</text:p>
        <text:p text:style-name="Standard"/>
        <text:h text:style-name="Heading_20_2" text:outline-level="2">Abhängigkeiten</text:h>
        <text:p text:style-name="Standard">Die Suchmaske läuft unter Java ab der Version 1.2.2.</text:p>
        <text:p text:style-name="Standard"/>
        <text:p text:style-name="Standard">Sie funktioniert mit Tomcat ab der Version 3.2.3.</text:p>
        <text:p text:style-name="Standard">Das impliziert folgende Versionsvorgaben:</text:p>
        <text:list xml:id="list510334571" text:style-name="WW8Num3">
          <text:list-item>
            <text:p text:style-name="P61">Taglib 1.1</text:p>
          </text:list-item>
          <text:list-item>
            <text:p text:style-name="P61">Servlet 2.2</text:p>
          </text:list-item>
        </text:list>
        <text:p text:style-name="Standard"/>
        <text:p text:style-name="Standard">Sie nutzt die folgenden Bibliotheken:</text:p>
        <text:list xml:id="list1001334182" text:style-name="WW8Num6">
          <text:list-item>
            <text:p text:style-name="P62"><text:span text:style-name="T9">Jakarta Lucene 1.4.2 (</text:span><text:span text:style-name="Code"><text:span text:style-name="T10">lucene-1.4.2.jar</text:span></text:span><text:span text:style-name="T9">). </text:span>Enthält den Kern der Suche, also Indexerstellung und Suche auf dem Index. Siehe <text:a xlink:type="simple" xlink:href="http://jakarta.apache.org/lucene/">http://jakarta.apache.org/lucene/</text:a></text:p>
          </text:list-item>
        </text:list>
        <text:p text:style-name="Standard"/>
        <text:h text:style-name="Heading_20_2" text:outline-level="2">Die Installation</text:h>
        <text:list xml:id="list1684821797" text:style-name="WW8Num24">
          <text:list-item>
            <text:p text:style-name="P63">Installieren Sie Tomcat 3.2.3 oder höher<text:line-break/></text:p>
          </text:list-item>
          <text:list-item>
            <text:p text:style-name="P63">Konfigurieren Sie in der Datei <text:span text:style-name="Code">web.xml</text:span> wo sich die Konfigurationsdatei <text:span text:style-name="Code">SearchConfiguration.xml</text:span> befindet. Die Voreinstellung ist so gewählt, dass sie sich im Tomcat-Verzeichnis unter <text:span text:style-name="Code">conf/regain</text:span> befinden muss.<text:line-break/></text:p>
          </text:list-item>
          <text:list-item>
            <text:p text:style-name="P63">Ändern Sie die <text:span text:style-name="Code">SearchConfiguration.xml</text:span> nach Ihren Bedürfnissen. Datails siehe nächster Abschnitt.<text:line-break/></text:p>
          </text:list-item>
          <text:list-item>
            <text:p text:style-name="P63">Kopieren Sie die Datei <text:span text:style-name="Code">regain.war</text:span> in das Tomcat-Unterverzeichnis <text:span text:style-name="Code">webapps</text:span>.</text:p>
          </text:list-item>
        </text:list>
        <text:p text:style-name="Standard"/>
        <text:h text:style-name="Heading_20_2" text:outline-level="2"><text:soft-page-break/>Die Konfiguration</text:h>
        <text:p text:style-name="P3">Die Suchmaske kann an folgenden Stellen konfiguriert werden:</text:p>
        <text:p text:style-name="P28"/>
        <text:list xml:id="list1199208385" text:style-name="L2">
          <text:list-item>
            <text:p text:style-name="P69">Die Datei <text:alphabetical-index-mark-start text:id="IMark65720744"/><text:span text:style-name="Code">SearchOutput.jsp</text:span><text:alphabetical-index-mark-end text:id="IMark65720744"/>. Sie bestimmt das Aussehen der Suchergebnisse.</text:p>
          </text:list-item>
          <text:list-item>
            <text:p text:style-name="P69">Die Datei <text:alphabetical-index-mark-start text:id="IMark66171288"/><text:span text:style-name="Code">ErrorPage.jsp</text:span><text:alphabetical-index-mark-end text:id="IMark66171288"/>. Sie bestimmt das Aussehen der Fehlerseite. Diese wird gezeigt, wenn beim Suchen ein Fehler auftritt.</text:p>
          </text:list-item>
          <text:list-item>
            <text:p text:style-name="P69">Die Datei <text:alphabetical-index-mark-start text:id="IMark66171288"/><text:span text:style-name="Code">web.xml</text:span><text:alphabetical-index-mark-end text:id="IMark66171288"/>. Sie bestimmt, wo sich die Konfigurationsdatei <text:span text:style-name="Code">SearchConfiguration.xml</text:span> befindet.</text:p>
          </text:list-item>
          <text:list-item>
            <text:p text:style-name="P69">Die Datei <text:alphabetical-index-mark-start text:id="IMark66171288"/><text:alphabetical-index-mark-start text:id="IMark66171912"/><text:span text:style-name="Code"><text:span text:style-name="Code"><text:span text:style-name="Code"><text:span text:style-name="Code">SearchConfiguration</text:span></text:span></text:span></text:span><text:span text:style-name="Code"><text:span text:style-name="Code">.xml</text:span></text:span><text:alphabetical-index-mark-end text:id="IMark66171912"/><text:alphabetical-index-mark-end text:id="IMark66171288"/>. Sie enthält die eigentliche Konfiguration. Details siehe weiter unten.</text:p>
          </text:list-item>
        </text:list>
        <text:p text:style-name="Standard"/>
        <text:p text:style-name="P10">Hinweis:</text:p>
        <text:p text:style-name="Standard">Die Datei <text:span text:style-name="Code">SearchInput.jsp</text:span> enthält keine TagLib-Tags. Sie zeigt nur ein Beispiel, wie man ein Suchfeld in eine ganz normale HTML-Seite einbinden kann.</text:p>
        <text:p text:style-name="Standard"/>
        <text:p text:style-name="Standard"/>
        <text:p text:style-name="P10">Wo finde ich die Dateien?</text:p>
        <text:p text:style-name="Standard"/>
        <text:p text:style-name="Standard">Bis auf die <text:span text:style-name="Code">SearchConfiguration.xml</text:span> befinden sich alle Dateien in der Datei <text:alphabetical-index-mark-start text:id="IMark66160600"/><text:span text:style-name="Code">regain.war</text:span><text:alphabetical-index-mark-end text:id="IMark66160600"/>, welche in Wahrheit eine ZIP-Datei ist. <text:span text:style-name="Code">SearchOutput.jsp</text:span>, <text:span text:style-name="Code">SearchInput.jsp</text:span> und <text:span text:style-name="Code">ErrorPage.jsp</text:span> befinden sich direkt im Hauptverzeichnis, web.xml in einem Unterverzeichnis namens <text:span text:style-name="Code">WEB‑INF</text:span>.</text:p>
        <text:p text:style-name="Standard"/>
        <text:p text:style-name="Standard">Um sie zu bearbeiten kann man folgendermaßen vorgehen:</text:p>
        <text:list xml:id="list1480908191" text:style-name="WW8Num16">
          <text:list-item>
            <text:p text:style-name="P64"><text:span text:style-name="Code">regain.war</text:span> nach <text:span text:style-name="Code">regain.war.zip</text:span> umbenennen.</text:p>
          </text:list-item>
          <text:list-item>
            <text:p text:style-name="P64">Mit einem ZIP-Programm entpacken.</text:p>
          </text:list-item>
          <text:list-item>
            <text:p text:style-name="P64">Dateien ändern.</text:p>
          </text:list-item>
          <text:list-item>
            <text:p text:style-name="P64">Mit einem ZIP-Programm wieder verpacken. Dabei ist darauf zu achten, dass die Verzeichnisstruktur erhalten bleibt. Insbesondere darf innerhalb der ZIP‑Datei kein neues Oberverzeichnis erzeugt werden.</text:p>
          </text:list-item>
          <text:list-item>
            <text:p text:style-name="P64">Wieder nach <text:span text:style-name="Code">regain.war</text:span> umbenennen.</text:p>
          </text:list-item>
        </text:list>
        <text:p text:style-name="Standard"/>
        <text:p text:style-name="Standard">Die <text:span text:style-name="Code">SearchConfiguration.xml</text:span> enthält die eigentliche Konfiguration und ist, da sie sich nicht in der <text:span text:style-name="Code">regain.war</text:span> befindet leicht zugänglich. TODO</text:p>
        <text:p text:style-name="Standard"/>
        <text:p text:style-name="P9"/>
        <text:p text:style-name="P9">Eine komplette Liste mit allen XML-Tags der Datei <text:span text:style-name="Code">SearchConfiguration.xml</text:span> finden Sie im Anhang <text:bookmark-ref text:reference-format="chapter" text:ref-name="SearchConfiguration-Tags">C</text:bookmark-ref> „<text:bookmark-ref text:reference-format="text" text:ref-name="SearchConfiguration-Tags">Die XML-Tags der SearchConfiguration.xml</text:bookmark-ref>“ ab Seite <text:bookmark-ref text:reference-format="page" text:ref-name="SearchConfiguration-Tags">30</text:bookmark-ref>.</text:p>
        <text:p text:style-name="P19"/>
        <text:h text:style-name="Heading_20_2" text:outline-level="2"><text:soft-page-break/>Der Start</text:h>
        <text:p text:style-name="Standard">Starten Sie den Tomcat. Rufen Sie dazu im Tomcat-Unterverzeichnis <text:span text:style-name="Code">bin</text:span> die Datei <text:span text:style-name="Code">startup.bat</text:span> auf. Falls es per Doppelklick nicht funktioniert, dann versuchen Sie es von der Konsole.</text:p>
        <text:p text:style-name="Standard"/>
        <text:p text:style-name="Standard">Tippen Sie dazu:</text:p>
        <text:p text:style-name="Standard"><text:span text:style-name="Code"><text:span text:style-name="T2">cd %TOMCAT_HOME%\bin</text:span></text:span></text:p>
        <text:p text:style-name="Standard"><text:span text:style-name="Code">startup</text:span></text:p>
        <text:p text:style-name="P12"/>
        <text:p text:style-name="P12"/>
        <text:p text:style-name="Standard">Rufen Sie nun die Suchseite auf:</text:p>
        <text:p text:style-name="Standard"/>
        <text:p text:style-name="Standard"><text:a xlink:type="simple" xlink:href="http://localhost:8080/regain/SearchInput.jsp"><text:span text:style-name="Internet_20_link">http://localhost:8080/regain/SearchInput.jsp</text:span></text:a></text:p>
        <text:p text:style-name="Standard">oder</text:p>
        <text:p text:style-name="Standard"><text:a xlink:type="simple" xlink:href="http://localhost:8080/regain/SearchOutput.jsp"><text:span text:style-name="Internet_20_link">http://localhost:8080/regain/SearchOutput.jsp</text:span></text:a></text:p>
        <text:p text:style-name="Standard"/>
        <text:p text:style-name="Standard"/>
        <text:p text:style-name="P10">Hinweis:</text:p>
        <text:p text:style-name="Standard">Wenn eine JSP zum ersten mal geladen wird, dann braucht dies einige Zeit. Das ist normal und kommt daher, dass Tomcat die JSP erst übersetzen muss.</text:p>
        <text:p text:style-name="Standard"/>
        <text:h text:style-name="Heading_20_2" text:outline-level="2"><text:bookmark-start text:name="_Ref58043427"/>Die <text:alphabetical-index-mark-start text:id="IMark65532216"/>Syntax für Suchanfragen<text:alphabetical-index-mark-end text:id="IMark65532216"/> von Lucene<text:bookmark-end text:name="_Ref58043427"/></text:h>
        <text:p text:style-name="Standard"><text:alphabetical-index-mark text:string-value="Querysyntax"/>Die Anfragen an die Suchmaske werden von Lucene nach einer recht mächtigen Syntax geparst. Lucene bietet zwar die Möglichkeit, auch eine eigene Syntax zu verwenden, die Standardsyntax sollte jedoch im Normalfall mehr als ausreichen.</text:p>
        <text:p text:style-name="Standard"/>
        <text:p text:style-name="Standard">An dieser Stelle wird nur auf die wichtigsten Elemente dieser Syntax eingegangen.</text:p>
        <text:p text:style-name="P8"/>
        <text:p text:style-name="P8">Eine vollständige Beschreibung finden Sie hier: <text:a xlink:type="simple" xlink:href="http://jakarta.apache.org/lucene/docs/queryparsersyntax.html"><text:span text:style-name="Internet_20_link">http://jakarta.apache.org/lucene/docs/queryparsersyntax.html</text:span></text:a></text:p>
        <text:p text:style-name="Standard"/>
        <text:p text:style-name="Standard"/>
        <text:p text:style-name="P10">Terme</text:p>
        <text:p text:style-name="Standard"/>
        <text:p text:style-name="Standard">Eine Suchanfrage besteht aus Termen und Operatoren. Es gibt zwei Arten von Termen: Einfache Terme und Phrasen.</text:p>
        <text:p text:style-name="Standard"/>
        <text:p text:style-name="Standard">Ein einfacher Term ist ein einzelnes Wort, wie <text:span text:style-name="Code">Test</text:span> oder <text:span text:style-name="Code">Hallo</text:span>.</text:p>
        <text:p text:style-name="Standard"/>
        <text:p text:style-name="Standard">Eine Phrase ist eine Gruppe von Worten, die in Hochkommas eingeschlossen sind, beispielsweise <text:span text:style-name="Code">“Hallo Otto“</text:span>. Sie treffen auf Worte zu, die in genau dieser Reihenfolge vorkommen.</text:p>
        <text:p text:style-name="Standard"/>
        <text:p text:style-name="Standard"><text:soft-page-break/></text:p>
        <text:p text:style-name="P10">Operatoren</text:p>
        <text:p text:style-name="Standard"/>
        <text:p text:style-name="Standard">Terme werden mit Hilfe von Operatoren verbunden. Die wichtigsten werden nun vorgestellt.</text:p>
        <text:p text:style-name="Standard"/>
        <table:table table:name="Tabelle1" table:style-name="Tabelle1">
          <table:table-column table:style-name="Tabelle1.A"/>
          <table:table-column table:style-name="Tabelle1.B"/>
          <table:table-row>
            <table:table-cell table:style-name="Tabelle1.A1" office:value-type="string">
              <text:p text:style-name="P31">Operator</text:p>
            </table:table-cell>
            <table:table-cell table:style-name="Tabelle1.B1" office:value-type="string">
              <text:p text:style-name="Standard"><text:span text:style-name="Code"><text:span text:style-name="T8">OR</text:span></text:span></text:p>
            </table:table-cell>
          </table:table-row>
          <table:table-row>
            <table:table-cell table:style-name="Tabelle1.A2" office:value-type="string">
              <text:p text:style-name="P33">Beschreibung</text:p>
            </table:table-cell>
            <table:table-cell table:style-name="Tabelle1.B2" office:value-type="string">
              <text:p text:style-name="Standard"><text:span text:style-name="Code">OR</text:span> verbindet zwei Terme und findet Dokumente, die wenigstens einen der Terme beinhalten.</text:p>
            </table:table-cell>
          </table:table-row>
          <table:table-row>
            <table:table-cell table:style-name="Tabelle1.A2" office:value-type="string">
              <text:p text:style-name="P33">Hinweis</text:p>
            </table:table-cell>
            <table:table-cell table:style-name="Tabelle1.B2" office:value-type="string">
              <text:p text:style-name="Standard"><text:span text:style-name="Code">OR</text:span> ist der Standardoperator, d.h. er wird genutzt, wenn kein Operator angegeben wird.</text:p>
            </table:table-cell>
          </table:table-row>
          <table:table-row>
            <table:table-cell table:style-name="Tabelle1.A2" office:value-type="string">
              <text:p text:style-name="P33">Beispiel</text:p>
            </table:table-cell>
            <table:table-cell table:style-name="Tabelle1.B2" office:value-type="string">
              <text:p text:style-name="P33">Um Dokumente zu suchen, die <text:span text:style-name="Code">Otto Maier</text:span> oder <text:span text:style-name="Code">Handbuch</text:span> beinhalten:<text:line-break/><text:tab/><text:span text:style-name="Code">“Otto Maier“ OR Handbuch</text:span><text:line-break/>oder einfach:<text:line-break/><text:tab/><text:span text:style-name="Code">“Otto Maier“ Handbuch</text:span></text:p>
            </table:table-cell>
          </table:table-row>
        </table:table>
        <text:p text:style-name="Standard"/>
        <table:table table:name="Tabelle2" table:style-name="Tabelle2">
          <table:table-column table:style-name="Tabelle2.A"/>
          <table:table-column table:style-name="Tabelle2.B"/>
          <table:table-row>
            <table:table-cell table:style-name="Tabelle2.A1" office:value-type="string">
              <text:p text:style-name="P31">Operator</text:p>
            </table:table-cell>
            <table:table-cell table:style-name="Tabelle2.B1" office:value-type="string">
              <text:p text:style-name="Standard"><text:span text:style-name="Code"><text:span text:style-name="T8">AND</text:span></text:span></text:p>
            </table:table-cell>
          </table:table-row>
          <table:table-row>
            <table:table-cell table:style-name="Tabelle2.A2" office:value-type="string">
              <text:p text:style-name="P33">Beschreibung</text:p>
            </table:table-cell>
            <table:table-cell table:style-name="Tabelle2.B2" office:value-type="string">
              <text:p text:style-name="Standard"><text:span text:style-name="Code">AND</text:span> trifft auf Dokumente zu, die beide Terme irgendwo im Text beinhalten.</text:p>
            </table:table-cell>
          </table:table-row>
          <table:table-row>
            <table:table-cell table:style-name="Tabelle2.A2" office:value-type="string">
              <text:p text:style-name="P33">Beispiel</text:p>
            </table:table-cell>
            <table:table-cell table:style-name="Tabelle2.B2" office:value-type="string">
              <text:p text:style-name="P33">Um Dokumente zu suchen, die sowohl <text:span text:style-name="Code">Otto Maier</text:span> als auch <text:span text:style-name="Code">Handbuch</text:span> beinhalten:<text:line-break/><text:tab/><text:span text:style-name="Code">“Otto Maier“ AND Handbuch</text:span></text:p>
            </table:table-cell>
          </table:table-row>
        </table:table>
        <text:p text:style-name="Standard"/>
        <table:table table:name="Tabelle3" table:style-name="Tabelle3">
          <table:table-column table:style-name="Tabelle3.A"/>
          <table:table-column table:style-name="Tabelle3.B"/>
          <table:table-row>
            <table:table-cell table:style-name="Tabelle3.A1" office:value-type="string">
              <text:p text:style-name="P31">Operator</text:p>
            </table:table-cell>
            <table:table-cell table:style-name="Tabelle3.B1" office:value-type="string">
              <text:p text:style-name="Standard"><text:span text:style-name="Code"><text:span text:style-name="T8">+</text:span></text:span></text:p>
            </table:table-cell>
          </table:table-row>
          <table:table-row>
            <table:table-cell table:style-name="Tabelle3.A2" office:value-type="string">
              <text:p text:style-name="P33">Beschreibung</text:p>
            </table:table-cell>
            <table:table-cell table:style-name="Tabelle3.B2" office:value-type="string">
              <text:p text:style-name="P33"><text:span text:style-name="Code">+</text:span> gibt an, dass der folgende Term erforderlich ist.</text:p>
            </table:table-cell>
          </table:table-row>
          <table:table-row>
            <table:table-cell table:style-name="Tabelle3.A2" office:value-type="string">
              <text:p text:style-name="P33">Beispiel</text:p>
            </table:table-cell>
            <table:table-cell table:style-name="Tabelle3.B2" office:value-type="string">
              <text:p text:style-name="P33">Liefert Ergebnisse, die <text:span text:style-name="Code">Tester</text:span> enthalten müssen und <text:span text:style-name="Code">Duft</text:span> enthalten dürfen:<text:line-break/><text:tab/><text:span text:style-name="Code">Duft +Tester</text:span></text:p>
            </table:table-cell>
          </table:table-row>
        </table:table>
        <text:p text:style-name="Contents_20_1"/>
        <table:table table:name="Tabelle4" table:style-name="Tabelle4">
          <table:table-column table:style-name="Tabelle4.A"/>
          <table:table-column table:style-name="Tabelle4.B"/>
          <table:table-row>
            <table:table-cell table:style-name="Tabelle4.A1" office:value-type="string">
              <text:p text:style-name="P31">Operator</text:p>
            </table:table-cell>
            <table:table-cell table:style-name="Tabelle4.B1" office:value-type="string">
              <text:p text:style-name="Standard"><text:span text:style-name="Code"><text:span text:style-name="T8">-</text:span></text:span></text:p>
            </table:table-cell>
          </table:table-row>
          <table:table-row>
            <table:table-cell table:style-name="Tabelle4.A2" office:value-type="string">
              <text:p text:style-name="P33">Beschreibung</text:p>
            </table:table-cell>
            <table:table-cell table:style-name="Tabelle4.B2" office:value-type="string">
              <text:p text:style-name="P33"><text:span text:style-name="Code">-</text:span> schließt Dokumente aus, die den folgenden Term beinhalten.</text:p>
            </table:table-cell>
          </table:table-row>
          <table:table-row>
            <table:table-cell table:style-name="Tabelle4.A2" office:value-type="string">
              <text:p text:style-name="P33">Beispiel</text:p>
            </table:table-cell>
            <table:table-cell table:style-name="Tabelle4.B2" office:value-type="string">
              <text:p text:style-name="P33">Sucht Dokumente, die <text:span text:style-name="Code">Foto</text:span> enthalten, <text:span text:style-name="Code">Suche</text:span> jedoch nicht:<text:line-break/><text:tab/><text:span text:style-name="Code">Foto -Suche</text:span></text:p>
            </table:table-cell>
          </table:table-row>
        </table:table>
        <text:p text:style-name="Standard"/>
        <text:p text:style-name="Standard"/>
        <text:p text:style-name="P10">Wildcards</text:p>
        <text:p text:style-name="Standard"/>
        <text:p text:style-name="Standard">Man kann Wildcards (auch bekannt als Jokerzeichen) für einzelne oder für viele Buchstaben setzen.</text:p>
        <text:p text:style-name="Standard"/>
        <text:p text:style-name="Standard">Um ein einzelnes Zeichen offen zu lassen, verwendet man das Fragezeichen (<text:span text:style-name="Code">?</text:span>).</text:p>
        <text:p text:style-name="Standard"/>
        <text:p text:style-name="Standard">Um viele Zeichen offen zu lassen, nutzt man den Stern (<text:span text:style-name="Code">*</text:span>).</text:p>
        <text:p text:style-name="Standard"/>
        <text:p text:style-name="P28"><text:soft-page-break/>Um <text:span text:style-name="Code">Text</text:span> oder <text:span text:style-name="Code">Test</text:span> zu suchen:</text:p>
        <text:p text:style-name="P44"><text:span text:style-name="Code">Te?t</text:span></text:p>
        <text:p text:style-name="Standard"/>
        <text:p text:style-name="P28">Um <text:span text:style-name="Code">Test</text:span>, <text:span text:style-name="Code">Tester</text:span> oder <text:span text:style-name="Code">Testament</text:span> zu suchen:</text:p>
        <text:p text:style-name="P28"><text:tab/><text:span text:style-name="Code">Test*</text:span></text:p>
        <text:p text:style-name="Standard"/>
        <text:p text:style-name="P28">Ein Wildcard kann auch in der Mitte eines Terms stehen:</text:p>
        <text:p text:style-name="P28"><text:tab/><text:span text:style-name="Code">Te*t</text:span></text:p>
        <text:p text:style-name="Contents_20_1"/>
        <text:p text:style-name="Standard">Hinweis: Ein Term darf nicht mit einem <text:span text:style-name="Code">?</text:span> oder einem <text:span text:style-name="Code">*</text:span> beginnen.</text:p>
        <text:p text:style-name="Standard"/>
        <text:p text:style-name="Standard"/>
        <text:p text:style-name="P10">Unscharfe Suche</text:p>
        <text:p text:style-name="Standard"/>
        <text:p text:style-name="Standard">Um Worte zu finden, die ähnlich buchstabiert werden, kann man an einen Term eine Tilde (<text:span text:style-name="Code">~</text:span>) anhängen.</text:p>
        <text:p text:style-name="Standard"/>
        <text:p text:style-name="P28">Der folgende Ausdruck findet auch <text:span text:style-name="Code">Mayer</text:span>, <text:span text:style-name="Code">Meyer</text:span> oder <text:span text:style-name="Code">Maier</text:span>:</text:p>
        <text:p text:style-name="P28"><text:span text:style-name="Code"><text:tab/>Meier~</text:span></text:p>
        <text:p text:style-name="Standard"/>
        <text:h text:style-name="Heading_20_1" text:outline-level="1"><text:bookmark-start text:name="_Ref58744127"/><text:bookmark-start text:name="_Ref58744113"/><text:bookmark-start text:name="_Ref58744103"/>Was ist bei anderen Sprachen zu beachten<text:bookmark-end text:name="_Ref58744127"/><text:bookmark-end text:name="_Ref58744113"/><text:bookmark-end text:name="_Ref58744103"/></text:h>
        <text:p text:style-name="Standard"><text:alphabetical-index-mark text:string-value="Andere Sprachen"/><text:alphabetical-index-mark text:string-value="Mehrsprachigkeit"/>Lucene kann prinzipiell für jede Sprache genutzt werden. Da die Texte in Unicode verarbeitet werden, sind auch Sprachen mit nicht lateinischen Buchstaben wie Russisch, Chinesisch oder Japanisch möglich.</text:p>
        <text:p text:style-name="Standard"/>
        <text:p text:style-name="Standard">Die Mischung mehrerer Sprachen in einem Index ist nicht möglich und wäre im Übrigen auch nicht nützlich.</text:p>
        <text:p text:style-name="Standard"/>
        <text:p text:style-name="Standard">Um eine andere Sprache zu nutzen, muss man nur einen anderen <text:alphabetical-index-mark-start text:id="IMark66160600"/>Analyzer<text:alphabetical-index-mark-end text:id="IMark66160600"/> nutzen. Zur Erinnerung: Der Analyzer versucht, ein Wort auf seinen Wortstamm zurückzuführen. Auf diese Weise wird z.B. bei der Suche von <text:span text:style-name="Code">Katze</text:span> auch <text:span text:style-name="Code">Kätzchen</text:span> gefunden.</text:p>
        <text:p text:style-name="Standard"/>
        <text:p text:style-name="Standard">Dabei gibt es eine wichtige Grundregel: Da im Index aus Effizienzgründen nur noch die Wortstämme – wie z.B. <text:span text:style-name="Code">katz</text:span> – liegen, muss man bei der Indizierung den selben Analyzer verwenden, wie bei der Suche. Dies wird gewährleistet, indem der verwendete Analyzer im Index in die Datei <text:alphabetical-index-mark-start text:id="IMark66160600"/><text:span text:style-name="Code">analyzerType.txt</text:span><text:alphabetical-index-mark-end text:id="IMark66160600"/> geschrieben wird. Die Suchmaske liest diese Datei aus und kann so feststellen, welcher Analyzer zur Erzeugung des Index verwendet wurde.</text:p>
        <text:p text:style-name="Standard"/>
        <text:p text:style-name="Standard">Welcher Analyzer genutzt werden soll, lässt sich in der Crawler-Konfiguration angeben (Tag <text:span text:style-name="Code">analyzerType</text:span>).</text:p>
        <text:p text:style-name="Standard"/>
        <text:p text:style-name="Standard">Momentan sind folgende Analyzer verwendbar:</text:p>
        <text:list xml:id="list2140220271" text:style-name="WW8Num7">
          <text:list-item>
            <text:p text:style-name="P65"><text:span text:style-name="Code">english</text:span>: Für englische Dokumente</text:p>
          </text:list-item>
          <text:list-item>
            <text:p text:style-name="P65"><text:span text:style-name="Code">german</text:span>: Für deutsche Dokumente</text:p>
          </text:list-item>
        </text:list>
        <text:p text:style-name="Standard"/>
        <text:p text:style-name="Standard">Man kann weitere Anlayzer-Typen hinzufügen, indem man die Methode <text:span text:style-name="Code">createAnalyzer(...)</text:span> der Klasse <text:span text:style-name="Code">LuceneToolkit</text:span> erweitert. Diese Methode wird sowohl vom Crawler als auch von der Suchmaske genutzt.</text:p>
        <text:p text:style-name="Standard"/>
        <text:p text:style-name="Standard">Wichtig: Nach einer Änderung des Analyzers muss einen eventuell schon vorhandenen Index komplett neu erstellen.</text:p>
        <text:p text:style-name="Standard"/>
        <text:h text:style-name="Heading_20_1" text:outline-level="1">Bewertung von Lucene</text:h>
        <text:p text:style-name="Standard"><text:alphabetical-index-mark-start text:id="IMark66161448"/>Lucene<text:alphabetical-index-mark-end text:id="IMark66161448"/> zeichnet sich durch einige Vorteile aus: Es ist leicht an allen Ecken und Enden erweiterbar und anpassbar, sehr flexibel einzusetzen und geht sparsam mit Systemressourcen um. Letzteres betrifft sowohl Bearbeitungszeit als auch Speicherplatzverbrauch.</text:p>
        <text:p text:style-name="Standard"/>
        <text:p text:style-name="Standard">Außerdem verfügt Lucene über eine mächtige Syntax für Suchanfragen. Siehe Abschnitt <text:bookmark-ref text:reference-format="chapter" text:ref-name="_Ref58043427">3.5</text:bookmark-ref> „<text:bookmark-ref text:reference-format="text" text:ref-name="_Ref58043427">Die Syntax für Suchanfragen von Lucene</text:bookmark-ref>“, Seite <text:bookmark-ref text:reference-format="page" text:ref-name="_Ref58043427">14</text:bookmark-ref>.</text:p>
        <text:p text:style-name="Standard"/>
        <text:p text:style-name="Standard">Lucene stellt allerdings nur den Kern einer Suche, also die Erstellung und die Nutzung eines Index zur Verfügung. Die Darstellung der Suchergebnisse und die Aufbereitung der zu indizierenden Inhalte muss man selbst übernehmen. Gerade der letzte Punkt ist angesichts vieler verschiedener Dokumentenformate nicht gerade trivial.</text:p>
        <text:p text:style-name="Standard"/>
        <text:h text:style-name="P79" text:outline-level="9"><text:bookmark-start text:name="_Ref52350182"/>Die XML-Tags der CrawlerConfiguration.xml<text:bookmark-end text:name="_Ref52350182"/></text:h>
        <text:p text:style-name="P20">Übersicht:</text:p>
        <text:p text:style-name="Standard"/>
        <text:list xml:id="list744336796" text:style-name="L3">
          <text:list-item>
            <text:p text:style-name="P66"><text:span text:style-name="Code"><text:span text:style-name="T11">&lt;configuration&gt;</text:span></text:span></text:p>
          </text:list-item>
          <text:list-item>
            <text:p text:style-name="P70"><text:span text:style-name="Code"><text:span text:style-name="T11">&lt;proxy&gt;</text:span></text:span></text:p>
          </text:list-item>
          <text:list-item>
            <text:p text:style-name="P72"><text:span text:style-name="Code"><text:span text:style-name="T11">&lt;host&gt;</text:span></text:span></text:p>
          </text:list-item>
          <text:list-item>
            <text:p text:style-name="P72"><text:span text:style-name="Code"><text:span text:style-name="T11">&lt;port&gt;</text:span></text:span></text:p>
          </text:list-item>
          <text:list-item>
            <text:p text:style-name="P72"><text:span text:style-name="Code"><text:span text:style-name="T11">&lt;user&gt;</text:span></text:span></text:p>
          </text:list-item>
          <text:list-item>
            <text:p text:style-name="P72"><text:span text:style-name="Code"><text:span text:style-name="T11">&lt;password&gt;</text:span></text:span></text:p>
          </text:list-item>
          <text:list-item>
            <text:p text:style-name="P70"><text:span text:style-name="Code"><text:span text:style-name="T11">&lt;loadUnparsedUrls&gt;</text:span></text:span></text:p>
          </text:list-item>
          <text:list-item>
            <text:p text:style-name="P71">&lt;httpTimeout&gt;</text:p>
          </text:list-item>
          <text:list-item>
            <text:p text:style-name="P70"><text:span text:style-name="Code"><text:span text:style-name="T11">&lt;useLinkTextAsTitleList&gt;</text:span></text:span></text:p>
          </text:list-item>
          <text:list-item>
            <text:p text:style-name="P72"><text:span text:style-name="Code"><text:span text:style-name="T11">&lt;urlPattern&gt; *</text:span></text:span></text:p>
          </text:list-item>
          <text:list-item>
            <text:p text:style-name="P70"><text:span text:style-name="Code"><text:span text:style-name="T11">&lt;searchIndex&gt;</text:span></text:span></text:p>
          </text:list-item>
          <text:list-item>
            <text:p text:style-name="P72"><text:span text:style-name="Code"><text:span text:style-name="T11">&lt;dir&gt;</text:span></text:span></text:p>
          </text:list-item>
          <text:list-item>
            <text:p text:style-name="P72"><text:span text:style-name="Code"><text:span text:style-name="T11">&lt;buildIndex&gt;</text:span></text:span></text:p>
          </text:list-item>
          <text:list-item>
            <text:p text:style-name="P72"><text:span text:style-name="Code"><text:span text:style-name="T11">&lt;writeAnalysisFiles&gt;</text:span></text:span></text:p>
          </text:list-item>
          <text:list-item>
            <text:p text:style-name="P72"><text:span text:style-name="Code"><text:span text:style-name="T11">&lt;maxFailedDocuments&gt;</text:span></text:span></text:p>
          </text:list-item>
          <text:list-item>
            <text:p text:style-name="P72"><text:span text:style-name="Code"><text:span text:style-name="T11">&lt;stopwordList&gt;</text:span></text:span></text:p>
          </text:list-item>
          <text:list-item>
            <text:p text:style-name="P72"><text:span text:style-name="Code"><text:span text:style-name="T11">&lt;exclusionList&gt;</text:span></text:span></text:p>
          </text:list-item>
          <text:list-item>
            <text:p text:style-name="P70"><text:span text:style-name="Code"><text:span text:style-name="T12">&lt;controlFiles&gt;</text:span></text:span></text:p>
          </text:list-item>
          <text:list-item>
            <text:p text:style-name="P72"><text:span text:style-name="Code"><text:span text:style-name="T12">&lt;finishedWithoutFatalsFile&gt;</text:span></text:span></text:p>
          </text:list-item>
          <text:list-item>
            <text:p text:style-name="P72"><text:span text:style-name="Code"><text:span text:style-name="T12">&lt;finishedWithFatalsFile&gt;</text:span></text:span></text:p>
          </text:list-item>
          <text:list-item>
            <text:p text:style-name="P70"><text:span text:style-name="Code"><text:span text:style-name="T12">&lt;preparatorList&gt;</text:span></text:span></text:p>
          </text:list-item>
          <text:list-item>
            <text:p text:style-name="P72"><text:span text:style-name="Code"><text:span text:style-name="T11">&lt;preparator&gt; *</text:span></text:span></text:p>
          </text:list-item>
          <text:list-item>
            <text:p text:style-name="P73"><text:span text:style-name="Code"><text:span text:style-name="T11">&lt;urlPattern&gt;</text:span></text:span></text:p>
          </text:list-item>
          <text:list-item>
            <text:p text:style-name="P73"><text:span text:style-name="Code"><text:span text:style-name="T11">&lt;class&gt;</text:span></text:span></text:p>
          </text:list-item>
          <text:list-item>
            <text:p text:style-name="P73"><text:span text:style-name="Code"><text:span text:style-name="T11">&lt;config&gt;</text:span></text:span></text:p>
          </text:list-item>
          <text:list-item>
            <text:p text:style-name="P74"><text:span text:style-name="Code"><text:span text:style-name="T11">&lt;section name="..."&gt; *</text:span></text:span></text:p>
          </text:list-item>
          <text:list-item>
            <text:p text:style-name="P75"><text:span text:style-name="Code"><text:span text:style-name="T11">&lt;param</text:span></text:span><text:span text:style-name="Code"><text:span text:style-name="Code"><text:span text:style-name="T11"> name="..."</text:span></text:span></text:span><text:span text:style-name="Code"><text:span text:style-name="T11">&gt; *</text:span></text:span></text:p>
          </text:list-item>
          <text:list-item>
            <text:p text:style-name="P70"><text:span text:style-name="Code"><text:span text:style-name="T11">&lt;htmlParserPatternList&gt;</text:span></text:span></text:p>
          </text:list-item>
          <text:list-item>
            <text:p text:style-name="P72"><text:span text:style-name="Code"><text:span text:style-name="T12">&lt;pattern parse="..." index="..." regexGroup="..."&gt; *</text:span></text:span></text:p>
          </text:list-item>
          <text:list-item>
            <text:p text:style-name="P70"><text:span text:style-name="Code"><text:span text:style-name="T12">&lt;directoryParserPatternList&gt;</text:span></text:span></text:p>
          </text:list-item>
          <text:list-item>
            <text:p text:style-name="P72"><text:span text:style-name="Code"><text:span text:style-name="T12">&lt;pattern index="..."&gt; *</text:span></text:span></text:p>
          </text:list-item>
          <text:list-item>
            <text:p text:style-name="P70"><text:span text:style-name="Code"><text:span text:style-name="T12">&lt;startlist&gt;</text:span></text:span></text:p>
          </text:list-item>
          <text:list-item>
            <text:p text:style-name="P72"><text:span text:style-name="Code"><text:span text:style-name="T12">&lt;start parse="..." index="..."&gt; *</text:span></text:span></text:p>
          </text:list-item>
          <text:list-item>
            <text:p text:style-name="P70"><text:span text:style-name="Code"><text:span text:style-name="T12">&lt;blacklist&gt;</text:span></text:span></text:p>
          </text:list-item>
          <text:list-item>
            <text:p text:style-name="P72"><text:span text:style-name="Code"><text:span text:style-name="T12">&lt;prefix&gt; *</text:span></text:span></text:p>
          </text:list-item>
          <text:list-item>
            <text:p text:style-name="P70"><text:span text:style-name="Code"><text:span text:style-name="T12">&lt;whitelist&gt;</text:span></text:span></text:p>
          </text:list-item>
          <text:list-item>
            <text:p text:style-name="P72"><text:span text:style-name="Code"><text:span text:style-name="T12">&lt;prefix&gt; *</text:span></text:span></text:p>
          </text:list-item>
          <text:list-item>
            <text:p text:style-name="P70"><text:span text:style-name="Code"><text:span text:style-name="Code"><text:span text:style-name="T12">&lt;</text:span></text:span></text:span><text:span text:style-name="Code"><text:span text:style-name="Code"><text:span text:style-name="Code"><text:span text:style-name="T12">auxiliaryFieldList</text:span></text:span></text:span></text:span><text:span text:style-name="Code"><text:span text:style-name="Code"><text:span text:style-name="T12">&gt;</text:span></text:span></text:span></text:p>
          </text:list-item>
          <text:list-item>
            <text:p text:style-name="P72"><text:span text:style-name="Code"><text:span text:style-name="Code"><text:span text:style-name="T12">&lt;auxiliaryField name=</text:span></text:span></text:span><text:span text:style-name="Code"><text:span text:style-name="Code"><text:span text:style-name="Code"><text:span text:style-name="T12">"..." regexGroup</text:span></text:span></text:span></text:span><text:span text:style-name="Code"><text:span text:style-name="Code"><text:span text:style-name="Code"><text:span text:style-name="Code"><text:span text:style-name="T12">="..."</text:span></text:span></text:span></text:span></text:span><text:span text:style-name="Code"><text:span text:style-name="Code"><text:span text:style-name="T12">&gt; </text:span></text:span></text:span><text:span text:style-name="Code"><text:span text:style-name="T12">*</text:span></text:span></text:p>
          </text:list-item>
        </text:list>
        <text:p text:style-name="Standard"/>
        <text:p text:style-name="P33"><text:soft-page-break/><text:span text:style-name="T8">Die Datei </text:span><text:alphabetical-index-mark-start text:id="IMark64163752"/><text:span text:style-name="Code"><text:span text:style-name="T8">CrawlerConfiguration.xml</text:span></text:span><text:alphabetical-index-mark-end text:id="IMark64163752"/><text:span text:style-name="T8"> bietet die folgenden XML-Tags:</text:span></text:p>
        <text:p text:style-name="P33"/>
        <table:table table:name="Tabelle5" table:style-name="Tabelle5">
          <table:table-column table:style-name="Tabelle5.A"/>
          <table:table-column table:style-name="Tabelle5.B"/>
          <table:table-row>
            <table:table-cell table:style-name="Tabelle5.A1" office:value-type="string">
              <text:p text:style-name="P33">Tag</text:p>
            </table:table-cell>
            <table:table-cell table:style-name="Tabelle5.B1" office:value-type="string">
              <text:p text:style-name="P33"><text:alphabetical-index-mark-start text:id="IMark65720920" text:key1="CrawlerConfiguration.xml"/><text:span text:style-name="Code">&lt;proxy&gt;</text:span><text:alphabetical-index-mark-end text:id="IMark65720920"/></text:p>
            </table:table-cell>
          </table:table-row>
          <table:table-row>
            <table:table-cell table:style-name="Tabelle5.A2" office:value-type="string">
              <text:p text:style-name="P33">Aufgabe</text:p>
            </table:table-cell>
            <table:table-cell table:style-name="Tabelle5.B2" office:value-type="string">
              <text:p text:style-name="P33">Stellt ein, welcher Proxy-Server genutzt werden soll.</text:p>
            </table:table-cell>
          </table:table-row>
          <table:table-row>
            <table:table-cell table:style-name="Tabelle5.A2" office:value-type="string">
              <text:p text:style-name="P33">Werte</text:p>
            </table:table-cell>
            <table:table-cell table:style-name="Tabelle5.B2" office:value-type="string">
              <text:p text:style-name="P33">Kennt die folgenden Kind-Tags:</text:p>
              <text:list xml:id="list875932905" text:style-name="WW8Num20">
                <text:list-item>
                  <text:p text:style-name="P67"><text:span text:style-name="Code">&lt;host&gt;</text:span>: Der Host-Name des Proxy</text:p>
                </text:list-item>
                <text:list-item>
                  <text:p text:style-name="P67"><text:span text:style-name="Code"><text:span text:style-name="T14">&lt;port&gt;</text:span></text:span><text:span text:style-name="T13">: Der Port des Proxy</text:span></text:p>
                </text:list-item>
                <text:list-item>
                  <text:p text:style-name="P67"><text:span text:style-name="Code">&lt;user&gt;</text:span>: Der Benutzername, falls eine Anmeldung nötig ist.</text:p>
                </text:list-item>
                <text:list-item>
                  <text:p text:style-name="P67"><text:span text:style-name="Code">&lt;password&gt;</text:span>: Das Passwort, falls eine Anmeldung nötig ist.</text:p>
                </text:list-item>
              </text:list>
              <text:p text:style-name="P33"/>
              <text:p text:style-name="Standard">Alle diese Felder können auch leer gelassen werden, falls kein Proxy oder keine Anmeldung nötig sind.</text:p>
              <text:p text:style-name="Standard"/>
              <text:p text:style-name="P33">Falls Sie nicht wissen, was sie einstellen sollen, dann übernehmen Sie die Einstellungen Ihrem Browser.</text:p>
            </table:table-cell>
          </table:table-row>
        </table:table>
        <text:p text:style-name="Standard"/>
        <table:table table:name="Tabelle6" table:style-name="Tabelle6">
          <table:table-column table:style-name="Tabelle6.A"/>
          <table:table-column table:style-name="Tabelle6.B"/>
          <table:table-row>
            <table:table-cell table:style-name="Tabelle6.A1" office:value-type="string">
              <text:p text:style-name="P33">Tag</text:p>
            </table:table-cell>
            <table:table-cell table:style-name="Tabelle6.B1" office:value-type="string">
              <text:p text:style-name="P33"><text:alphabetical-index-mark-start text:id="IMark65720920" text:key1="CrawlerConfiguration.xml"/><text:span text:style-name="Code">&lt;host&gt;</text:span><text:alphabetical-index-mark-end text:id="IMark65720920"/> (Kind-Tag von <text:span text:style-name="Code">&lt;proxy&gt;</text:span>)</text:p>
            </table:table-cell>
          </table:table-row>
          <table:table-row>
            <table:table-cell table:style-name="Tabelle6.A2" office:value-type="string">
              <text:p text:style-name="P33">Aufgabe</text:p>
            </table:table-cell>
            <table:table-cell table:style-name="Tabelle6.B2" office:value-type="string">
              <text:p text:style-name="P33">Der Host-Name des Proxy. Kann komplett weggelassen werden, wenn kein Proxy nötig ist.</text:p>
            </table:table-cell>
          </table:table-row>
          <table:table-row>
            <table:table-cell table:style-name="Tabelle6.A2" office:value-type="string">
              <text:p text:style-name="P33">Werte</text:p>
            </table:table-cell>
            <table:table-cell table:style-name="Tabelle6.B2" office:value-type="string">
              <text:p text:style-name="P33">Eine beliebige Zeichenkette</text:p>
            </table:table-cell>
          </table:table-row>
          <table:table-row>
            <table:table-cell table:style-name="Tabelle6.A2" office:value-type="string">
              <text:p text:style-name="P33">Beispiel</text:p>
            </table:table-cell>
            <table:table-cell table:style-name="Tabelle6.B2" office:value-type="string">
              <text:p text:style-name="P33"><text:span text:style-name="Code">proxy.something.de</text:span> oder <text:span text:style-name="Code">10.10.10.53</text:span></text:p>
            </table:table-cell>
          </table:table-row>
        </table:table>
        <text:p text:style-name="Standard"/>
        <table:table table:name="Tabelle7" table:style-name="Tabelle7">
          <table:table-column table:style-name="Tabelle7.A"/>
          <table:table-column table:style-name="Tabelle7.B"/>
          <table:table-row>
            <table:table-cell table:style-name="Tabelle7.A1" office:value-type="string">
              <text:p text:style-name="P33">Tag</text:p>
            </table:table-cell>
            <table:table-cell table:style-name="Tabelle7.B1" office:value-type="string">
              <text:p text:style-name="P33"><text:alphabetical-index-mark-start text:id="IMark64163752" text:key1="CrawlerConfiguration.xml"/><text:span text:style-name="Code">&lt;port&gt;</text:span><text:alphabetical-index-mark-end text:id="IMark64163752"/> (Kind-Tag von <text:span text:style-name="Code">&lt;proxy&gt;</text:span>)</text:p>
            </table:table-cell>
          </table:table-row>
          <table:table-row>
            <table:table-cell table:style-name="Tabelle7.A2" office:value-type="string">
              <text:p text:style-name="P33">Aufgabe</text:p>
            </table:table-cell>
            <table:table-cell table:style-name="Tabelle7.B2" office:value-type="string">
              <text:p text:style-name="P33"><text:span text:style-name="T13">Der Port des Proxy. </text:span>Kann komplett weggelassen werden, wenn kein Proxy nötig ist.</text:p>
            </table:table-cell>
          </table:table-row>
          <table:table-row>
            <table:table-cell table:style-name="Tabelle7.A2" office:value-type="string">
              <text:p text:style-name="P33">Werte</text:p>
            </table:table-cell>
            <table:table-cell table:style-name="Tabelle7.B2" office:value-type="string">
              <text:p text:style-name="P33">Eine Zahl</text:p>
            </table:table-cell>
          </table:table-row>
          <table:table-row>
            <table:table-cell table:style-name="Tabelle7.A2" office:value-type="string">
              <text:p text:style-name="P33">Beispiel</text:p>
            </table:table-cell>
            <table:table-cell table:style-name="Tabelle7.B2" office:value-type="string">
              <text:p text:style-name="P33"><text:span text:style-name="Code">8080</text:span></text:p>
            </table:table-cell>
          </table:table-row>
        </table:table>
        <text:p text:style-name="Standard"/>
        <table:table table:name="Tabelle8" table:style-name="Tabelle8">
          <table:table-column table:style-name="Tabelle8.A"/>
          <table:table-column table:style-name="Tabelle8.B"/>
          <table:table-row>
            <table:table-cell table:style-name="Tabelle8.A1" office:value-type="string">
              <text:p text:style-name="P33">Tag</text:p>
            </table:table-cell>
            <table:table-cell table:style-name="Tabelle8.B1" office:value-type="string">
              <text:p text:style-name="P33"><text:alphabetical-index-mark-start text:id="IMark64163752" text:key1="CrawlerConfiguration.xml"/><text:span text:style-name="Code">&lt;user&gt;</text:span><text:alphabetical-index-mark-end text:id="IMark64163752"/> (Kind-Tag von <text:span text:style-name="Code">&lt;proxy&gt;</text:span>)</text:p>
            </table:table-cell>
          </table:table-row>
          <table:table-row>
            <table:table-cell table:style-name="Tabelle8.A2" office:value-type="string">
              <text:p text:style-name="P33">Aufgabe</text:p>
            </table:table-cell>
            <table:table-cell table:style-name="Tabelle8.B2" office:value-type="string">
              <text:p text:style-name="P33">Der Benutzername für die Anmeldung beim Proxy. Kann komplett weggelassen werden, wenn keine Anmeldung nötig ist.</text:p>
            </table:table-cell>
          </table:table-row>
          <table:table-row>
            <table:table-cell table:style-name="Tabelle8.A2" office:value-type="string">
              <text:p text:style-name="P33">Werte</text:p>
            </table:table-cell>
            <table:table-cell table:style-name="Tabelle8.B2" office:value-type="string">
              <text:p text:style-name="P33">Eine beliebige Zeichenkette</text:p>
            </table:table-cell>
          </table:table-row>
          <table:table-row>
            <table:table-cell table:style-name="Tabelle8.A2" office:value-type="string">
              <text:p text:style-name="P33">Beispiel</text:p>
            </table:table-cell>
            <table:table-cell table:style-name="Tabelle8.B2" office:value-type="string">
              <text:p text:style-name="P33"><text:span text:style-name="Code">karl34</text:span></text:p>
            </table:table-cell>
          </table:table-row>
        </table:table>
        <text:p text:style-name="Standard"/>
        <table:table table:name="Tabelle9" table:style-name="Tabelle9">
          <table:table-column table:style-name="Tabelle9.A"/>
          <table:table-column table:style-name="Tabelle9.B"/>
          <table:table-row>
            <table:table-cell table:style-name="Tabelle9.A1" office:value-type="string">
              <text:p text:style-name="P33">Tag</text:p>
            </table:table-cell>
            <table:table-cell table:style-name="Tabelle9.B1" office:value-type="string">
              <text:p text:style-name="P33"><text:alphabetical-index-mark-start text:id="IMark65720920" text:key1="CrawlerConfiguration.xml"/><text:span text:style-name="Code">&lt;password&gt;</text:span><text:alphabetical-index-mark-end text:id="IMark65720920"/> (Kind-Tag von <text:span text:style-name="Code">&lt;proxy&gt;</text:span>)</text:p>
            </table:table-cell>
          </table:table-row>
          <table:table-row>
            <table:table-cell table:style-name="Tabelle9.A2" office:value-type="string">
              <text:p text:style-name="P33">Aufgabe</text:p>
            </table:table-cell>
            <table:table-cell table:style-name="Tabelle9.B2" office:value-type="string">
              <text:p text:style-name="P33">Das Passwort für die Anmeldung beim Proxy. Kann komplett weggelassen werden, wenn keine Anmeldung nötig ist.</text:p>
            </table:table-cell>
          </table:table-row>
          <table:table-row>
            <table:table-cell table:style-name="Tabelle9.A2" office:value-type="string">
              <text:p text:style-name="P33">Werte</text:p>
            </table:table-cell>
            <table:table-cell table:style-name="Tabelle9.B2" office:value-type="string">
              <text:p text:style-name="P33">Eine beliebige Zeichenkette</text:p>
            </table:table-cell>
          </table:table-row>
          <table:table-row>
            <table:table-cell table:style-name="Tabelle9.A2" office:value-type="string">
              <text:p text:style-name="P33">Beispiel</text:p>
            </table:table-cell>
            <table:table-cell table:style-name="Tabelle9.B2" office:value-type="string">
              <text:p text:style-name="P33"><text:span text:style-name="Code">i56dFg2s</text:span></text:p>
            </table:table-cell>
          </table:table-row>
        </table:table>
        <text:p text:style-name="Standard"/>
        <text:p text:style-name="Standard"/>
        <table:table table:name="Tabelle10" table:style-name="Tabelle10">
          <table:table-column table:style-name="Tabelle10.A"/>
          <table:table-column table:style-name="Tabelle10.B"/>
          <text:soft-page-break/>
          <table:table-row>
            <table:table-cell table:style-name="Tabelle10.A1" office:value-type="string">
              <text:p text:style-name="P33">Tag</text:p>
            </table:table-cell>
            <table:table-cell table:style-name="Tabelle10.B1" office:value-type="string">
              <text:p text:style-name="P33"><text:alphabetical-index-mark-start text:id="IMark65720920" text:key1="CrawlerConfiguration.xml"/><text:span text:style-name="Code">&lt;loadUnparsedUrls&gt;</text:span><text:alphabetical-index-mark-end text:id="IMark65720920"/> </text:p>
            </table:table-cell>
          </table:table-row>
          <table:table-row>
            <table:table-cell table:style-name="Tabelle10.A2" office:value-type="string">
              <text:p text:style-name="P33">Aufgabe</text:p>
            </table:table-cell>
            <table:table-cell table:style-name="Tabelle10.B2" office:value-type="string">
              <text:p text:style-name="P33">Gibt an, ob URLs geladen werden sollen, die weder durchsucht noch indiziert werden.</text:p>
              <text:p text:style-name="P33"/>
              <text:p text:style-name="P33">Auf diese Weise kann geprüft werden, ob diese URLs Tote Links sind. Diese Funktion kann auch dazu verwendet werden, den Zwischenspeichern (Cache) des Servers zu füllen.</text:p>
            </table:table-cell>
          </table:table-row>
          <table:table-row>
            <table:table-cell table:style-name="Tabelle10.A2" office:value-type="string">
              <text:p text:style-name="P33">Werte</text:p>
            </table:table-cell>
            <table:table-cell table:style-name="Tabelle10.B2" office:value-type="string">
              <text:p text:style-name="P33"><text:span text:style-name="Code">true</text:span> oder <text:span text:style-name="Code">false</text:span></text:p>
            </table:table-cell>
          </table:table-row>
          <table:table-row>
            <table:table-cell table:style-name="Tabelle10.A2" office:value-type="string">
              <text:p text:style-name="P33">Beispiel</text:p>
            </table:table-cell>
            <table:table-cell table:style-name="Tabelle10.B2" office:value-type="string">
              <text:p text:style-name="P33"><text:span text:style-name="Code">false</text:span></text:p>
            </table:table-cell>
          </table:table-row>
        </table:table>
        <text:p text:style-name="Standard"/>
        <text:p text:style-name="Standard"/>
        <table:table table:name="Tabelle11" table:style-name="Tabelle11">
          <table:table-column table:style-name="Tabelle11.A"/>
          <table:table-column table:style-name="Tabelle11.B"/>
          <table:table-row>
            <table:table-cell table:style-name="Tabelle11.A1" office:value-type="string">
              <text:p text:style-name="P33">Tag</text:p>
            </table:table-cell>
            <table:table-cell table:style-name="Tabelle11.B1" office:value-type="string">
              <text:p text:style-name="P33"><text:alphabetical-index-mark-start text:id="IMark65720920" text:key1="CrawlerConfiguration.xml"/><text:span text:style-name="Code">&lt;httpTimeout&gt;</text:span><text:alphabetical-index-mark-end text:id="IMark65720920"/> </text:p>
            </table:table-cell>
          </table:table-row>
          <table:table-row>
            <table:table-cell table:style-name="Tabelle11.A2" office:value-type="string">
              <text:p text:style-name="P33">Aufgabe</text:p>
            </table:table-cell>
            <table:table-cell table:style-name="Tabelle11.B2" office:value-type="string">
              <text:p text:style-name="P33">Der Timeout für HTTP-Downloads.</text:p>
              <text:p text:style-name="P33"/>
              <text:p text:style-name="P33">Dieser Wert bestimmt die maximale Zeit in Sekunden, die ein HTTP-Download insgesamt dauern darf.</text:p>
            </table:table-cell>
          </table:table-row>
          <table:table-row>
            <table:table-cell table:style-name="Tabelle11.A2" office:value-type="string">
              <text:p text:style-name="P33">Werte</text:p>
            </table:table-cell>
            <table:table-cell table:style-name="Tabelle11.B2" office:value-type="string">
              <text:p text:style-name="P33">Ganzzahl</text:p>
            </table:table-cell>
          </table:table-row>
          <table:table-row>
            <table:table-cell table:style-name="Tabelle11.A2" office:value-type="string">
              <text:p text:style-name="P33">Beispiel</text:p>
            </table:table-cell>
            <table:table-cell table:style-name="Tabelle11.B2" office:value-type="string">
              <text:p text:style-name="P33"><text:span text:style-name="Code">180</text:span></text:p>
            </table:table-cell>
          </table:table-row>
        </table:table>
        <text:p text:style-name="Standard"/>
        <text:p text:style-name="Standard"/>
        <table:table table:name="Tabelle24" table:style-name="Tabelle24">
          <table:table-column table:style-name="Tabelle24.A"/>
          <table:table-column table:style-name="Tabelle24.B"/>
          <table:table-row>
            <table:table-cell table:style-name="Tabelle24.A1" office:value-type="string">
              <text:p text:style-name="P33">Tag</text:p>
            </table:table-cell>
            <table:table-cell table:style-name="Tabelle24.B1" office:value-type="string">
              <text:p text:style-name="P33"><text:alphabetical-index-mark-start text:id="IMark65720920" text:key1="CrawlerConfiguration.xml"/><text:span text:style-name="Code">&lt;useLinkTextAsTitleList&gt;</text:span><text:alphabetical-index-mark-end text:id="IMark65720920"/> </text:p>
            </table:table-cell>
          </table:table-row>
          <table:table-row>
            <table:table-cell table:style-name="Tabelle24.A2" office:value-type="string">
              <text:p text:style-name="P33">Aufgabe</text:p>
            </table:table-cell>
            <table:table-cell table:style-name="Tabelle24.B2" office:value-type="string">
              <text:p text:style-name="P13">Enthält die Liste der regulären Ausdrücke, auf die die URL eines Dokuments passen muss, damit anstatt des wirklichen Dokumententitels der Text des Links, der auf das Dokument gezeigt hat, als Dokumententitel genutzt wird.</text:p>
            </table:table-cell>
          </table:table-row>
          <table:table-row>
            <table:table-cell table:style-name="Tabelle24.A2" office:value-type="string">
              <text:p text:style-name="P33">Werte</text:p>
            </table:table-cell>
            <table:table-cell table:style-name="Tabelle24.B2" office:value-type="string">
              <text:p text:style-name="P33">Beliebig viele <text:span text:style-name="Code">&lt;urlPattern&gt;</text:span>–Kind-Tags.</text:p>
            </table:table-cell>
          </table:table-row>
        </table:table>
        <text:p text:style-name="Standard"/>
        <table:table table:name="Tabelle25" table:style-name="Tabelle25">
          <table:table-column table:style-name="Tabelle25.A"/>
          <table:table-column table:style-name="Tabelle25.B"/>
          <table:table-row>
            <table:table-cell table:style-name="Tabelle25.A1" office:value-type="string">
              <text:p text:style-name="P33">Tag</text:p>
            </table:table-cell>
            <table:table-cell table:style-name="Tabelle25.B1" office:value-type="string">
              <text:p text:style-name="P33"><text:alphabetical-index-mark-start text:id="IMark64163752" text:key1="CrawlerConfiguration.xml"/><text:span text:style-name="Code">&lt;urlPattern&gt;</text:span><text:alphabetical-index-mark-end text:id="IMark64163752"/> (Kind-Tag von <text:span text:style-name="Code">&lt;useLinkTextAsTitleList&gt;</text:span>) </text:p>
            </table:table-cell>
          </table:table-row>
          <table:table-row>
            <table:table-cell table:style-name="Tabelle25.A2" office:value-type="string">
              <text:p text:style-name="P33">Aufgabe</text:p>
            </table:table-cell>
            <table:table-cell table:style-name="Tabelle25.B2" office:value-type="string">
              <text:p text:style-name="P13">Ein Regulärer Ausdruck, der ein Dokument bestimmt, für das der Linktext als Titel genommen werden soll.</text:p>
            </table:table-cell>
          </table:table-row>
          <table:table-row>
            <table:table-cell table:style-name="Tabelle25.A2" office:value-type="string">
              <text:p text:style-name="P33">Werte</text:p>
            </table:table-cell>
            <table:table-cell table:style-name="Tabelle25.B2" office:value-type="string">
              <text:p text:style-name="P33">Regulärer Ausdruck</text:p>
            </table:table-cell>
          </table:table-row>
          <table:table-row>
            <table:table-cell table:style-name="Tabelle25.A2" office:value-type="string">
              <text:p text:style-name="P33">Beispiel</text:p>
            </table:table-cell>
            <table:table-cell table:style-name="Tabelle25.B2" office:value-type="string">
              <text:p text:style-name="P33"><text:span text:style-name="Code">^http://.*\.(pdf|xls|doc|rtf)$</text:span></text:p>
            </table:table-cell>
          </table:table-row>
        </table:table>
        <text:p text:style-name="Standard"/>
        <text:p text:style-name="Standard"/>
        <table:table table:name="Tabelle26" table:style-name="Tabelle26">
          <table:table-column table:style-name="Tabelle26.A"/>
          <table:table-column table:style-name="Tabelle26.B"/>
          <text:soft-page-break/>
          <table:table-row>
            <table:table-cell table:style-name="Tabelle26.A1" office:value-type="string">
              <text:p text:style-name="P33">Tag</text:p>
            </table:table-cell>
            <table:table-cell table:style-name="Tabelle26.B1" office:value-type="string">
              <text:p text:style-name="P33"><text:alphabetical-index-mark-start text:id="IMark64163752" text:key1="CrawlerConfiguration.xml"/><text:span text:style-name="Code">&lt;searchIndex&gt;</text:span><text:alphabetical-index-mark-end text:id="IMark64163752"/> </text:p>
            </table:table-cell>
          </table:table-row>
          <table:table-row>
            <table:table-cell table:style-name="Tabelle26.A2" office:value-type="string">
              <text:p text:style-name="P33">Aufgabe</text:p>
            </table:table-cell>
            <table:table-cell table:style-name="Tabelle26.B2" office:value-type="string">
              <text:p text:style-name="P33">Enthält alle Einstellungen, die den Suchindex-Verzeichnis betreffen.</text:p>
            </table:table-cell>
          </table:table-row>
          <table:table-row>
            <table:table-cell table:style-name="Tabelle26.A2" office:value-type="string">
              <text:p text:style-name="P33">Werte</text:p>
            </table:table-cell>
            <table:table-cell table:style-name="Tabelle26.B2" office:value-type="string">
              <text:p text:style-name="P33">Kennt die folgenden Kind-Tags:</text:p>
              <text:list xml:id="list1160147884" text:continue-list="list875932905" text:style-name="WW8Num20">
                <text:list-item text:start-value="1">
                  <text:p text:style-name="P67"><text:span text:style-name="Code">&lt;dir&gt;</text:span>: Das Verzeichnis, in dem der Suchindex stehen soll.</text:p>
                </text:list-item>
                <text:list-item>
                  <text:p text:style-name="P67"><text:span text:style-name="Code">&lt;buildIndex&gt;</text:span>: Gibt an, ob der Suchindex überhaupt erstellt werden soll.</text:p>
                </text:list-item>
                <text:list-item>
                  <text:p text:style-name="P67"><text:span text:style-name="Code">&lt;analyzerType&gt;</text:span>: Der zu verwendende Analyzer.</text:p>
                </text:list-item>
                <text:list-item>
                  <text:p text:style-name="P67"><text:span text:style-name="Code">&lt;writeAnalysisFiles&gt;</text:span>: Gibt an, ob Analyse-Deteien geschrieben werden sollen.</text:p>
                </text:list-item>
                <text:list-item>
                  <text:p text:style-name="P67"><text:span text:style-name="Code">&lt;maxFailedDocuments&gt;</text:span>: Gibt den maximalen Prozentsatz von gescheiterten Dokumenten an.</text:p>
                </text:list-item>
                <text:list-item>
                  <text:p text:style-name="P67"><text:span text:style-name="Code">&lt;stopwordList&gt;</text:span>: Eine Liste von Worten, die nicht indiziert werden sollen.</text:p>
                </text:list-item>
                <text:list-item>
                  <text:p text:style-name="P67"><text:span text:style-name="Code">&lt;excludeList&gt;</text:span>: Eine Liste von Worten die bei der Indizierung nicht vom Analyzer verändert werden sollen.</text:p>
                </text:list-item>
              </text:list>
            </table:table-cell>
          </table:table-row>
        </table:table>
        <text:p text:style-name="Standard"/>
        <table:table table:name="Tabelle27" table:style-name="Tabelle27">
          <table:table-column table:style-name="Tabelle27.A"/>
          <table:table-column table:style-name="Tabelle27.B"/>
          <table:table-row>
            <table:table-cell table:style-name="Tabelle27.A1" office:value-type="string">
              <text:p text:style-name="P33">Tag</text:p>
            </table:table-cell>
            <table:table-cell table:style-name="Tabelle27.B1" office:value-type="string">
              <text:p text:style-name="P33"><text:alphabetical-index-mark-start text:id="IMark64290088" text:key1="CrawlerConfiguration.xml"/><text:span text:style-name="Code">&lt;dir&gt;</text:span><text:alphabetical-index-mark-end text:id="IMark64290088"/> (Kind-Tag von <text:span text:style-name="Code">&lt;searchIndex&gt;</text:span>) </text:p>
            </table:table-cell>
          </table:table-row>
          <table:table-row>
            <table:table-cell table:style-name="Tabelle27.A2" office:value-type="string">
              <text:p text:style-name="P33">Aufgabe</text:p>
            </table:table-cell>
            <table:table-cell table:style-name="Tabelle27.B2" office:value-type="string">
              <text:p text:style-name="P33">Das Verzeichnis, in dem der Suchindex am Ende stehen soll.</text:p>
            </table:table-cell>
          </table:table-row>
          <table:table-row>
            <table:table-cell table:style-name="Tabelle27.A2" office:value-type="string">
              <text:p text:style-name="P33">Werte</text:p>
            </table:table-cell>
            <table:table-cell table:style-name="Tabelle27.B2" office:value-type="string">
              <text:p text:style-name="P33">Ein Verzeichnisname</text:p>
            </table:table-cell>
          </table:table-row>
          <table:table-row>
            <table:table-cell table:style-name="Tabelle27.A2" office:value-type="string">
              <text:p text:style-name="P33">Beispiel</text:p>
            </table:table-cell>
            <table:table-cell table:style-name="Tabelle27.B2" office:value-type="string">
              <text:p text:style-name="P33"><text:span text:style-name="Code">C:\regain\index</text:span></text:p>
            </table:table-cell>
          </table:table-row>
        </table:table>
        <text:p text:style-name="Standard"/>
        <table:table table:name="Tabelle28" table:style-name="Tabelle28">
          <table:table-column table:style-name="Tabelle28.A"/>
          <table:table-column table:style-name="Tabelle28.B"/>
          <table:table-row>
            <table:table-cell table:style-name="Tabelle28.A1" office:value-type="string">
              <text:p text:style-name="P34">Tag</text:p>
            </table:table-cell>
            <table:table-cell table:style-name="Tabelle28.B1" office:value-type="string">
              <text:p text:style-name="P33"><text:alphabetical-index-mark-start text:id="IMark65516376" text:key1="CrawlerConfiguration.xml"/><text:span text:style-name="Code"><text:span text:style-name="T2">&lt;buildIndex&gt;</text:span></text:span><text:alphabetical-index-mark-end text:id="IMark65516376"/><text:span text:style-name="T1"> (Kind-Tag von </text:span><text:span text:style-name="Code"><text:span text:style-name="T2">&lt;searchIndex&gt;</text:span></text:span><text:span text:style-name="T1">) </text:span></text:p>
            </table:table-cell>
          </table:table-row>
          <table:table-row>
            <table:table-cell table:style-name="Tabelle28.A2" office:value-type="string">
              <text:p text:style-name="P33">Aufgabe</text:p>
            </table:table-cell>
            <table:table-cell table:style-name="Tabelle28.B2" office:value-type="string">
              <text:p text:style-name="P33">Gibt an, ob der Suchindex überhaupt erstellt werden soll.</text:p>
            </table:table-cell>
          </table:table-row>
          <table:table-row>
            <table:table-cell table:style-name="Tabelle28.A2" office:value-type="string">
              <text:p text:style-name="P33">Werte</text:p>
            </table:table-cell>
            <table:table-cell table:style-name="Tabelle28.B2" office:value-type="string">
              <text:p text:style-name="P33"><text:span text:style-name="Code">true</text:span> oder <text:span text:style-name="Code">false</text:span></text:p>
            </table:table-cell>
          </table:table-row>
          <table:table-row>
            <table:table-cell table:style-name="Tabelle28.A2" office:value-type="string">
              <text:p text:style-name="P33">Beispiel</text:p>
            </table:table-cell>
            <table:table-cell table:style-name="Tabelle28.B2" office:value-type="string">
              <text:p text:style-name="P33"><text:span text:style-name="Code">true</text:span></text:p>
            </table:table-cell>
          </table:table-row>
        </table:table>
        <text:p text:style-name="Standard"/>
        <table:table table:name="Tabelle29" table:style-name="Tabelle29">
          <table:table-column table:style-name="Tabelle29.A"/>
          <table:table-column table:style-name="Tabelle29.B"/>
          <table:table-row>
            <table:table-cell table:style-name="Tabelle29.A1" office:value-type="string">
              <text:p text:style-name="P34">Tag</text:p>
            </table:table-cell>
            <table:table-cell table:style-name="Tabelle29.B1" office:value-type="string">
              <text:p text:style-name="P33"><text:alphabetical-index-mark-start text:id="IMark65720920" text:key1="CrawlerConfiguration.xml"/><text:span text:style-name="Code"><text:span text:style-name="T2">&lt;analyzerType&gt;</text:span></text:span><text:alphabetical-index-mark-end text:id="IMark65720920"/><text:span text:style-name="T1"> (Kind-Tag von </text:span><text:span text:style-name="Code"><text:span text:style-name="T2">&lt;searchIndex&gt;</text:span></text:span><text:span text:style-name="T1">) </text:span></text:p>
            </table:table-cell>
          </table:table-row>
          <table:table-row>
            <table:table-cell table:style-name="Tabelle29.A2" office:value-type="string">
              <text:p text:style-name="P33">Aufgabe</text:p>
            </table:table-cell>
            <table:table-cell table:style-name="Tabelle29.B2" office:value-type="string">
              <text:p text:style-name="P33">Der zu verwendende Analyzer.</text:p>
              <text:p text:style-name="P33"/>
              <text:p text:style-name="P33">Details siehe Abschnitt <text:bookmark-ref text:reference-format="chapter" text:ref-name="_Ref58744103">4</text:bookmark-ref> „<text:bookmark-ref text:reference-format="text" text:ref-name="_Ref58744113">Was ist bei anderen Sprachen zu beachten</text:bookmark-ref>“, Seite <text:bookmark-ref text:reference-format="page" text:ref-name="_Ref58744127">17</text:bookmark-ref>.</text:p>
            </table:table-cell>
          </table:table-row>
          <table:table-row>
            <table:table-cell table:style-name="Tabelle29.A2" office:value-type="string">
              <text:p text:style-name="P33">Werte</text:p>
            </table:table-cell>
            <table:table-cell table:style-name="Tabelle29.B2" office:value-type="string">
              <text:p text:style-name="P33"><text:span text:style-name="Code">standard</text:span> oder <text:span text:style-name="Code">german</text:span></text:p>
            </table:table-cell>
          </table:table-row>
          <table:table-row>
            <table:table-cell table:style-name="Tabelle29.A2" office:value-type="string">
              <text:p text:style-name="P33">Beispiel</text:p>
            </table:table-cell>
            <table:table-cell table:style-name="Tabelle29.B2" office:value-type="string">
              <text:p text:style-name="P33"><text:span text:style-name="Code">german</text:span></text:p>
            </table:table-cell>
          </table:table-row>
        </table:table>
        <text:p text:style-name="Standard"/>
        <table:table table:name="Tabelle30" table:style-name="Tabelle30">
          <table:table-column table:style-name="Tabelle30.A"/>
          <table:table-column table:style-name="Tabelle30.B"/>
          <table:table-row>
            <table:table-cell table:style-name="Tabelle30.A1" office:value-type="string">
              <text:p text:style-name="P33">Tag</text:p>
            </table:table-cell>
            <table:table-cell table:style-name="Tabelle30.B1" office:value-type="string">
              <text:p text:style-name="P33"><text:alphabetical-index-mark-start text:id="IMark64290088" text:key1="CrawlerConfiguration.xml"/><text:span text:style-name="Code"><text:span text:style-name="T2">&lt;writeAnalysisFiles&gt;</text:span></text:span><text:alphabetical-index-mark-end text:id="IMark64290088"/><text:span text:style-name="T1"> (Kind-Tag von </text:span><text:span text:style-name="Code"><text:span text:style-name="T2">&lt;searchIndex&gt;</text:span></text:span><text:span text:style-name="T1">) </text:span></text:p>
            </table:table-cell>
          </table:table-row>
          <table:table-row>
            <table:table-cell table:style-name="Tabelle30.A2" office:value-type="string">
              <text:p text:style-name="P33">Aufgabe</text:p>
            </table:table-cell>
            <table:table-cell table:style-name="Tabelle30.B2" office:value-type="string">
              <text:p text:style-name="P33">Gibt an, ob Analyse-Deteien geschrieben werden sollen.</text:p>
              <text:p text:style-name="P33"/>
              <text:p text:style-name="P33">Diese Dateien helfen, die Qualität der Index-Erstellung zu prüfen und werden in einem Unterverzeichnis im Index-Verzeichnis angelegt.</text:p>
            </table:table-cell>
          </table:table-row>
          <table:table-row>
            <table:table-cell table:style-name="Tabelle30.A2" office:value-type="string">
              <text:p text:style-name="P33">Werte</text:p>
            </table:table-cell>
            <table:table-cell table:style-name="Tabelle30.B2" office:value-type="string">
              <text:p text:style-name="P33"><text:span text:style-name="Code">true</text:span> oder <text:span text:style-name="Code">false</text:span></text:p>
            </table:table-cell>
          </table:table-row>
          <table:table-row>
            <table:table-cell table:style-name="Tabelle30.A2" office:value-type="string">
              <text:p text:style-name="P34">Beispiel</text:p>
            </table:table-cell>
            <table:table-cell table:style-name="Tabelle30.B2" office:value-type="string">
              <text:p text:style-name="P33"><text:span text:style-name="Code"><text:span text:style-name="T2">false</text:span></text:span></text:p>
            </table:table-cell>
          </table:table-row>
        </table:table>
        <text:p text:style-name="Standard"/>
        <table:table table:name="Tabelle31" table:style-name="Tabelle31">
          <table:table-column table:style-name="Tabelle31.A"/>
          <table:table-column table:style-name="Tabelle31.B"/>
          <text:soft-page-break/>
          <table:table-row>
            <table:table-cell table:style-name="Tabelle31.A1" office:value-type="string">
              <text:p text:style-name="P36">Tag</text:p>
            </table:table-cell>
            <table:table-cell table:style-name="Tabelle31.B1" office:value-type="string">
              <text:p text:style-name="P36"><text:alphabetical-index-mark-start text:id="IMark65720920" text:key1="CrawlerConfiguration.xml"/><text:span text:style-name="Code">&lt;maxFailedDocuments&gt;</text:span><text:alphabetical-index-mark-end text:id="IMark65720920"/> (Kind-Tag von <text:span text:style-name="Code">&lt;searchIndex&gt;</text:span>) </text:p>
            </table:table-cell>
          </table:table-row>
          <table:table-row>
            <table:table-cell table:style-name="Tabelle31.A2" office:value-type="string">
              <text:p text:style-name="P36">Aufgabe</text:p>
            </table:table-cell>
            <table:table-cell table:style-name="Tabelle31.B2" office:value-type="string">
              <text:p text:style-name="P36">Gibt den maximalen Prozentsatz von gescheiterten Dokumenten an.</text:p>
              <text:p text:style-name="P36"/>
              <text:p text:style-name="P36">Ist das Verhältnis von gescheiterten Dokumenten zur Gesamtzahl von Dokumenten größer als dieser Prozentsatz, so wird der Index verworfen.</text:p>
              <text:p text:style-name="P36"/>
              <text:p text:style-name="P36">Gescheiterte Dokumente sind Dokumente die es entweder nicht gibt (Deadlink) oder die nicht ausgelesen werden konnten.</text:p>
            </table:table-cell>
          </table:table-row>
          <table:table-row>
            <table:table-cell table:style-name="Tabelle31.A2" office:value-type="string">
              <text:p text:style-name="P36">Werte</text:p>
            </table:table-cell>
            <table:table-cell table:style-name="Tabelle31.B2" office:value-type="string">
              <text:p text:style-name="P36">Gleitkommazahl zwischen 0 und 100</text:p>
            </table:table-cell>
          </table:table-row>
          <table:table-row>
            <table:table-cell table:style-name="Tabelle31.A2" office:value-type="string">
              <text:p text:style-name="P35">Beispiel</text:p>
            </table:table-cell>
            <table:table-cell table:style-name="Tabelle31.B2" office:value-type="string">
              <text:p text:style-name="P36"><text:span text:style-name="Code"><text:span text:style-name="T2">9.5</text:span></text:span></text:p>
            </table:table-cell>
          </table:table-row>
        </table:table>
        <text:p text:style-name="Standard"/>
        <table:table table:name="Tabelle32" table:style-name="Tabelle32">
          <table:table-column table:style-name="Tabelle32.A"/>
          <table:table-column table:style-name="Tabelle32.B"/>
          <table:table-row>
            <table:table-cell table:style-name="Tabelle32.A1" office:value-type="string">
              <text:p text:style-name="P33">Tag</text:p>
            </table:table-cell>
            <table:table-cell table:style-name="Tabelle32.B1" office:value-type="string">
              <text:p text:style-name="P33"><text:alphabetical-index-mark-start text:id="IMark64290088" text:key1="CrawlerConfiguration.xml"/><text:span text:style-name="Code">&lt;stopwordList&gt;</text:span><text:alphabetical-index-mark-end text:id="IMark64290088"/> (Kind-Tag von <text:span text:style-name="Code">&lt;searchIndex&gt;</text:span>) </text:p>
            </table:table-cell>
          </table:table-row>
          <table:table-row>
            <table:table-cell table:style-name="Tabelle32.A2" office:value-type="string">
              <text:p text:style-name="P33">Aufgabe</text:p>
            </table:table-cell>
            <table:table-cell table:style-name="Tabelle32.B2" office:value-type="string">
              <text:p text:style-name="P33">Eine Liste von Worten, die nicht indiziert werden sollen.</text:p>
              <text:p text:style-name="P33"/>
              <text:p text:style-name="P33">Eine solche Liste hilft, den Index klein zu halten. Nehmen Sie hier häufige Worte auf, deren Indizierung keinen Sinn ergeben würde.</text:p>
            </table:table-cell>
          </table:table-row>
          <table:table-row>
            <table:table-cell table:style-name="Tabelle32.A2" office:value-type="string">
              <text:p text:style-name="P33">Werte</text:p>
            </table:table-cell>
            <table:table-cell table:style-name="Tabelle32.B2" office:value-type="string">
              <text:p text:style-name="P33">Wortliste, durch Leerzeichen getrennt</text:p>
            </table:table-cell>
          </table:table-row>
          <table:table-row>
            <table:table-cell table:style-name="Tabelle32.A2" office:value-type="string">
              <text:p text:style-name="P33">Beispiel</text:p>
            </table:table-cell>
            <table:table-cell table:style-name="Tabelle32.B2" office:value-type="string">
              <text:p text:style-name="P33"><text:span text:style-name="Code">wir und oder ohne mit am im in aus</text:span></text:p>
            </table:table-cell>
          </table:table-row>
        </table:table>
        <text:p text:style-name="Standard"/>
        <table:table table:name="Tabelle33" table:style-name="Tabelle33">
          <table:table-column table:style-name="Tabelle33.A"/>
          <table:table-column table:style-name="Tabelle33.B"/>
          <table:table-row>
            <table:table-cell table:style-name="Tabelle33.A1" office:value-type="string">
              <text:p text:style-name="P33">Tag</text:p>
            </table:table-cell>
            <table:table-cell table:style-name="Tabelle33.B1" office:value-type="string">
              <text:p text:style-name="P33"><text:alphabetical-index-mark-start text:id="IMark65720920" text:key1="CrawlerConfiguration.xml"/><text:span text:style-name="Code">&lt;excludeList&gt;</text:span><text:alphabetical-index-mark-end text:id="IMark65720920"/> (Kind-Tag von <text:span text:style-name="Code">&lt;searchIndex&gt;</text:span>) </text:p>
            </table:table-cell>
          </table:table-row>
          <table:table-row>
            <table:table-cell table:style-name="Tabelle33.A2" office:value-type="string">
              <text:p text:style-name="P33">Aufgabe</text:p>
            </table:table-cell>
            <table:table-cell table:style-name="Tabelle33.B2" office:value-type="string">
              <text:p text:style-name="P33">Eine Liste von Worten die bei der Indizierung nicht vom Analyzer verändert werden sollen.</text:p>
              <text:p text:style-name="P33"/>
              <text:p text:style-name="P33">Der Analyzer versucht, für jedes Wort eine Grundform zu finden, so dass z.B. <text:span text:style-name="Code">schöne</text:span> und <text:span text:style-name="Code">schönes</text:span> die gleichen Treffer liefert. Der Analyzer wird sowohl bei der Indexerstellung als auch bei einer Suchanfrage genutzt.</text:p>
              <text:p text:style-name="P33"/>
              <text:p text:style-name="P33">Es mag Worte geben, bei denen das Probleme bereitet. Nehmen Sie diese in dieser Liste auf.</text:p>
            </table:table-cell>
          </table:table-row>
          <table:table-row>
            <table:table-cell table:style-name="Tabelle33.A2" office:value-type="string">
              <text:p text:style-name="P33">Werte</text:p>
            </table:table-cell>
            <table:table-cell table:style-name="Tabelle33.B2" office:value-type="string">
              <text:p text:style-name="P33">Wortliste, durch Leerzeichen getrennt</text:p>
            </table:table-cell>
          </table:table-row>
          <table:table-row>
            <table:table-cell table:style-name="Tabelle33.A2" office:value-type="string">
              <text:p text:style-name="P33">Beispiel</text:p>
            </table:table-cell>
            <table:table-cell table:style-name="Tabelle33.B2" office:value-type="string">
              <text:p text:style-name="P33"><text:span text:style-name="Code">SehrProblematischesWort NochProblematischeresWort</text:span></text:p>
            </table:table-cell>
          </table:table-row>
        </table:table>
        <text:p text:style-name="Standard"/>
        <text:p text:style-name="Standard"/>
        <table:table table:name="Tabelle34" table:style-name="Tabelle34">
          <table:table-column table:style-name="Tabelle34.A"/>
          <table:table-column table:style-name="Tabelle34.B"/>
          <table:table-row>
            <table:table-cell table:style-name="Tabelle34.A1" office:value-type="string">
              <text:p text:style-name="P34">Tag</text:p>
            </table:table-cell>
            <table:table-cell table:style-name="Tabelle34.B1" office:value-type="string">
              <text:p text:style-name="P33"><text:alphabetical-index-mark-start text:id="IMark64290088" text:key1="CrawlerConfiguration.xml"/><text:span text:style-name="Code"><text:span text:style-name="T2">&lt;</text:span></text:span><text:span text:style-name="Code">controlFiles</text:span><text:span text:style-name="Code"><text:span text:style-name="T2">&gt;</text:span></text:span><text:alphabetical-index-mark-end text:id="IMark64290088"/><text:span text:style-name="T1"> </text:span></text:p>
            </table:table-cell>
          </table:table-row>
          <table:table-row>
            <table:table-cell table:style-name="Tabelle34.A2" office:value-type="string">
              <text:p text:style-name="P34">Aufgabe</text:p>
            </table:table-cell>
            <table:table-cell table:style-name="Tabelle34.B2" office:value-type="string">
              <text:p text:style-name="P33">Enthält die Namen der Kontrolldateien.</text:p>
            </table:table-cell>
          </table:table-row>
          <table:table-row>
            <table:table-cell table:style-name="Tabelle34.A2" office:value-type="string">
              <text:p text:style-name="P33">Werte</text:p>
            </table:table-cell>
            <table:table-cell table:style-name="Tabelle34.B2" office:value-type="string">
              <text:p text:style-name="P33">Dieser Tag ist optional.</text:p>
              <text:p text:style-name="P33"/>
              <text:p text:style-name="P33">Kennt die folgenden Kind-Tags:</text:p>
              <text:list xml:id="list1464474446" text:continue-list="list1160147884" text:style-name="WW8Num20">
                <text:list-item text:start-value="1">
                  <text:p text:style-name="P67"><text:span text:style-name="Code">&lt;finishedWithoutFatalsFile&gt;</text:span>: Der Name der Kontrolldatei für erfolgreiche Indexerstellung.</text:p>
                </text:list-item>
                <text:list-item>
                  <text:p text:style-name="P67"><text:span text:style-name="Code">&lt;finishedWithFatalsFile&gt;</text:span>: Der Name der Kontrolldatei für fehlerhafte Indexerstellung.</text:p>
                </text:list-item>
              </text:list>
            </table:table-cell>
          </table:table-row>
        </table:table>
        <text:p text:style-name="Standard"/>
        <table:table table:name="Tabelle35" table:style-name="Tabelle35">
          <table:table-column table:style-name="Tabelle35.A"/>
          <table:table-column table:style-name="Tabelle35.B"/>
          <text:soft-page-break/>
          <table:table-row>
            <table:table-cell table:style-name="Tabelle35.A1" office:value-type="string">
              <text:p text:style-name="P33">Tag</text:p>
            </table:table-cell>
            <table:table-cell table:style-name="Tabelle35.B1" office:value-type="string">
              <text:p text:style-name="P33"><text:alphabetical-index-mark-start text:id="IMark65720920" text:key1="CrawlerConfiguration.xml"/><text:span text:style-name="Code"><text:span text:style-name="T2">&lt;finishedWithoutFatalsFile&gt;</text:span></text:span><text:alphabetical-index-mark-end text:id="IMark65720920"/><text:span text:style-name="T1"> (Kind-Tag von </text:span><text:span text:style-name="Code"><text:span text:style-name="T2">&lt;controlFiles&gt;</text:span></text:span><text:span text:style-name="T1">) </text:span></text:p>
            </table:table-cell>
          </table:table-row>
          <table:table-row>
            <table:table-cell table:style-name="Tabelle35.A2" office:value-type="string">
              <text:p text:style-name="P33">Aufgabe</text:p>
            </table:table-cell>
            <table:table-cell table:style-name="Tabelle35.B2" office:value-type="string">
              <text:p text:style-name="P33">Dieser Tag ist optional.</text:p>
              <text:p text:style-name="P33"/>
              <text:p text:style-name="P33">Der Name der Kontrolldatei für erfolgreiche Indexerstellung.</text:p>
              <text:p text:style-name="P33"/>
              <text:p text:style-name="P33">Diese Datei wird erzeugt, wenn der Index erstellt wurde, ohne dass fatale Fehler aufgetreten sind.</text:p>
            </table:table-cell>
          </table:table-row>
          <table:table-row>
            <table:table-cell table:style-name="Tabelle35.A2" office:value-type="string">
              <text:p text:style-name="P33">Werte</text:p>
            </table:table-cell>
            <table:table-cell table:style-name="Tabelle35.B2" office:value-type="string">
              <text:p text:style-name="P33">Ein Dateiname</text:p>
            </table:table-cell>
          </table:table-row>
          <table:table-row>
            <table:table-cell table:style-name="Tabelle35.A2" office:value-type="string">
              <text:p text:style-name="P33">Beispiel</text:p>
            </table:table-cell>
            <table:table-cell table:style-name="Tabelle35.B2" office:value-type="string">
              <text:p text:style-name="P33"><text:span text:style-name="Code"><text:span text:style-name="T2">C:\lucene\control\NoFatals</text:span></text:span></text:p>
            </table:table-cell>
          </table:table-row>
        </table:table>
        <text:p text:style-name="Standard"/>
        <table:table table:name="Tabelle36" table:style-name="Tabelle36">
          <table:table-column table:style-name="Tabelle36.A"/>
          <table:table-column table:style-name="Tabelle36.B"/>
          <table:table-row>
            <table:table-cell table:style-name="Tabelle36.A1" office:value-type="string">
              <text:p text:style-name="P34">Tag</text:p>
            </table:table-cell>
            <table:table-cell table:style-name="Tabelle36.B1" office:value-type="string">
              <text:p text:style-name="P33"><text:alphabetical-index-mark-start text:id="IMark64290088" text:key1="CrawlerConfiguration.xml"/><text:span text:style-name="Code"><text:span text:style-name="T2">&lt;finishedWithFatalsFile&gt;</text:span></text:span><text:alphabetical-index-mark-end text:id="IMark64290088"/><text:span text:style-name="T1"> (Kind-Tag von </text:span><text:span text:style-name="Code"><text:span text:style-name="T2">&lt;controlFiles&gt;</text:span></text:span><text:span text:style-name="T1">) </text:span></text:p>
            </table:table-cell>
          </table:table-row>
          <table:table-row>
            <table:table-cell table:style-name="Tabelle36.A2" office:value-type="string">
              <text:p text:style-name="P33">Aufgabe</text:p>
            </table:table-cell>
            <table:table-cell table:style-name="Tabelle36.B2" office:value-type="string">
              <text:p text:style-name="P33">Dieser Tag ist optional.</text:p>
              <text:p text:style-name="P33"/>
              <text:p text:style-name="P33">Der Name der Kontrolldatei für fehlerhafte Indexerstellung.</text:p>
              <text:p text:style-name="P33"/>
              <text:p text:style-name="P33">Diese Datei wird erzeugt, wenn der Index erstellt wurde, wobei fatale Fehler aufgetreten sind.</text:p>
            </table:table-cell>
          </table:table-row>
          <table:table-row>
            <table:table-cell table:style-name="Tabelle36.A2" office:value-type="string">
              <text:p text:style-name="P33">Werte</text:p>
            </table:table-cell>
            <table:table-cell table:style-name="Tabelle36.B2" office:value-type="string">
              <text:p text:style-name="P33">Ein Dateiname</text:p>
            </table:table-cell>
          </table:table-row>
          <table:table-row>
            <table:table-cell table:style-name="Tabelle36.A2" office:value-type="string">
              <text:p text:style-name="P37">Beispiel</text:p>
            </table:table-cell>
            <table:table-cell table:style-name="Tabelle36.B2" office:value-type="string">
              <text:p text:style-name="P33"><text:span text:style-name="Code"><text:span text:style-name="T2">C:\lucene\control\WithFatals</text:span></text:span></text:p>
            </table:table-cell>
          </table:table-row>
        </table:table>
        <text:p text:style-name="P12"/>
        <text:p text:style-name="P12"/>
        <table:table table:name="Tabelle37" table:style-name="Tabelle37">
          <table:table-column table:style-name="Tabelle37.A"/>
          <table:table-column table:style-name="Tabelle37.B"/>
          <table:table-row>
            <table:table-cell table:style-name="Tabelle37.A1" office:value-type="string">
              <text:p text:style-name="P33">Tag</text:p>
            </table:table-cell>
            <table:table-cell table:style-name="Tabelle37.B1" office:value-type="string">
              <text:p text:style-name="P33"><text:alphabetical-index-mark-start text:id="IMark65720920" text:key1="CrawlerConfiguration.xml"/><text:span text:style-name="Code">&lt;preparatorList&gt;</text:span><text:alphabetical-index-mark-end text:id="IMark65720920"/> </text:p>
            </table:table-cell>
          </table:table-row>
          <table:table-row>
            <table:table-cell table:style-name="Tabelle37.A2" office:value-type="string">
              <text:p text:style-name="P33">Aufgabe</text:p>
            </table:table-cell>
            <table:table-cell table:style-name="Tabelle37.B2" office:value-type="string">
              <text:p text:style-name="P33">Enthält die Liste der Präparatoren.</text:p>
            </table:table-cell>
          </table:table-row>
          <table:table-row>
            <table:table-cell table:style-name="Tabelle37.A2" office:value-type="string">
              <text:p text:style-name="P33">Werte</text:p>
            </table:table-cell>
            <table:table-cell table:style-name="Tabelle37.B2" office:value-type="string">
              <text:p text:style-name="P33">Beliebig viele <text:span text:style-name="Code">&lt;preparator&gt;</text:span>–Kind-Tags.</text:p>
            </table:table-cell>
          </table:table-row>
        </table:table>
        <text:p text:style-name="Standard"/>
        <table:table table:name="Tabelle38" table:style-name="Tabelle38">
          <table:table-column table:style-name="Tabelle38.A"/>
          <table:table-column table:style-name="Tabelle38.B"/>
          <table:table-row>
            <table:table-cell table:style-name="Tabelle38.A1" office:value-type="string">
              <text:p text:style-name="P33">Tag</text:p>
            </table:table-cell>
            <table:table-cell table:style-name="Tabelle38.B1" office:value-type="string">
              <text:p text:style-name="P33"><text:alphabetical-index-mark-start text:id="IMark65516376" text:key1="CrawlerConfiguration.xml"/><text:span text:style-name="Code">&lt;preparator&gt;</text:span><text:alphabetical-index-mark-end text:id="IMark65516376"/> (Kind-Tag von <text:span text:style-name="Code">&lt;preparatorList&gt;</text:span>) </text:p>
            </table:table-cell>
          </table:table-row>
          <table:table-row>
            <table:table-cell table:style-name="Tabelle38.A2" office:value-type="string">
              <text:p text:style-name="P33">Aufgabe</text:p>
            </table:table-cell>
            <table:table-cell table:style-name="Tabelle38.B2" office:value-type="string">
              <text:p text:style-name="P33">Enthält die Einstellungen für einen Präparator.</text:p>
            </table:table-cell>
          </table:table-row>
          <table:table-row>
            <table:table-cell table:style-name="Tabelle38.A2" office:value-type="string">
              <text:p text:style-name="P33">Werte</text:p>
            </table:table-cell>
            <table:table-cell table:style-name="Tabelle38.B2" office:value-type="string">
              <text:p text:style-name="P33">Kennt die folgenden Kind-Tags:</text:p>
              <text:list xml:id="list330376631" text:continue-list="list1464474446" text:style-name="WW8Num20">
                <text:list-item text:start-value="1">
                  <text:p text:style-name="P67"><text:span text:style-name="Code">&lt;urlPattern&gt;</text:span>: Der Reguläre Ausdruck, zu dem die URL eines Dokuments passen muss, damit es von diesem Präparator bearbeitet wird.</text:p>
                </text:list-item>
                <text:list-item>
                  <text:p text:style-name="P67"><text:span text:style-name="Code">&lt;class&gt;</text:span>: Der Klassenname des Präparators.</text:p>
                </text:list-item>
                <text:list-item>
                  <text:p text:style-name="P67"><text:span text:style-name="Code">&lt;config&gt;</text:span>: Der Konfiguration des Präparators.</text:p>
                </text:list-item>
              </text:list>
            </table:table-cell>
          </table:table-row>
        </table:table>
        <text:p text:style-name="Standard"/>
        <table:table table:name="Tabelle39" table:style-name="Tabelle39">
          <table:table-column table:style-name="Tabelle39.A"/>
          <table:table-column table:style-name="Tabelle39.B"/>
          <table:table-row>
            <table:table-cell table:style-name="Tabelle39.A1" office:value-type="string">
              <text:p text:style-name="P33">Tag</text:p>
            </table:table-cell>
            <table:table-cell table:style-name="Tabelle39.B1" office:value-type="string">
              <text:p text:style-name="P33"><text:alphabetical-index-mark-start text:id="IMark64290088" text:key1="CrawlerConfiguration.xml"/><text:span text:style-name="Code">&lt;urlPattern&gt;</text:span><text:alphabetical-index-mark-end text:id="IMark64290088"/> (Kind-Tag von <text:span text:style-name="Code">&lt;preparator&gt;</text:span>) </text:p>
            </table:table-cell>
          </table:table-row>
          <table:table-row>
            <table:table-cell table:style-name="Tabelle39.A2" office:value-type="string">
              <text:p text:style-name="P33">Aufgabe</text:p>
            </table:table-cell>
            <table:table-cell table:style-name="Tabelle39.B2" office:value-type="string">
              <text:p text:style-name="P33">Der Reguläre Ausdruck, zu dem die URL eines Dokuments passen muss, damit es von diesem Präparator bearbeitet wird.</text:p>
            </table:table-cell>
          </table:table-row>
          <table:table-row>
            <table:table-cell table:style-name="Tabelle39.A2" office:value-type="string">
              <text:p text:style-name="P33">Werte</text:p>
            </table:table-cell>
            <table:table-cell table:style-name="Tabelle39.B2" office:value-type="string">
              <text:p text:style-name="P33">Regulärer Ausdruck</text:p>
            </table:table-cell>
          </table:table-row>
          <table:table-row>
            <table:table-cell table:style-name="Tabelle39.A2" office:value-type="string">
              <text:p text:style-name="P33">Beispiel</text:p>
            </table:table-cell>
            <table:table-cell table:style-name="Tabelle39.B2" office:value-type="string">
              <text:p text:style-name="P33"><text:span text:style-name="Code">\.(/|html|htm)$</text:span></text:p>
            </table:table-cell>
          </table:table-row>
        </table:table>
        <text:p text:style-name="Standard"/>
        <table:table table:name="Tabelle40" table:style-name="Tabelle40">
          <table:table-column table:style-name="Tabelle40.A"/>
          <table:table-column table:style-name="Tabelle40.B"/>
          <text:soft-page-break/>
          <table:table-row>
            <table:table-cell table:style-name="Tabelle40.A1" office:value-type="string">
              <text:p text:style-name="P33">Tag</text:p>
            </table:table-cell>
            <table:table-cell table:style-name="Tabelle40.B1" office:value-type="string">
              <text:p text:style-name="P33"><text:alphabetical-index-mark-start text:id="IMark65720920" text:key1="CrawlerConfiguration.xml"/><text:span text:style-name="Code"><text:span text:style-name="T2">&lt;class&gt;</text:span></text:span><text:alphabetical-index-mark-end text:id="IMark65720920"/><text:span text:style-name="T1"> (Kind-Tag von </text:span><text:span text:style-name="Code"><text:span text:style-name="T2">&lt;preparator&gt;</text:span></text:span><text:span text:style-name="T1">) </text:span></text:p>
            </table:table-cell>
          </table:table-row>
          <table:table-row>
            <table:table-cell table:style-name="Tabelle40.A2" office:value-type="string">
              <text:p text:style-name="P33">Aufgabe</text:p>
            </table:table-cell>
            <table:table-cell table:style-name="Tabelle40.B2" office:value-type="string">
              <text:p text:style-name="P33">Der Klassenname des Präparators.</text:p>
              <text:p text:style-name="P33"/>
              <text:p text:style-name="P38">Die Klasse muss die Schnittstelle <text:span text:style-name="Code">de.filiadata.lucene.spider.document.Preparator</text:span> implementieren und über einen Standardkonstruktor (also ein Konstruktor ohne Parameter) verfügen.</text:p>
            </table:table-cell>
          </table:table-row>
          <table:table-row>
            <table:table-cell table:style-name="Tabelle40.A2" office:value-type="string">
              <text:p text:style-name="P33">Werte</text:p>
            </table:table-cell>
            <table:table-cell table:style-name="Tabelle40.B2" office:value-type="string">
              <text:p text:style-name="P33">Klassenname</text:p>
            </table:table-cell>
          </table:table-row>
          <table:table-row>
            <table:table-cell table:style-name="Tabelle40.A2" office:value-type="string">
              <text:p text:style-name="P33">Beispiel</text:p>
            </table:table-cell>
            <table:table-cell table:style-name="Tabelle40.B2" office:value-type="string">
              <text:p text:style-name="P33"><text:span text:style-name="Code"><text:span text:style-name="T2">de.filiadata.lucene.spider.document.HtmlPreparator</text:span></text:span></text:p>
            </table:table-cell>
          </table:table-row>
        </table:table>
        <text:p text:style-name="Standard"/>
        <table:table table:name="Tabelle12" table:style-name="Tabelle12">
          <table:table-column table:style-name="Tabelle12.A"/>
          <table:table-column table:style-name="Tabelle12.B"/>
          <table:table-row>
            <table:table-cell table:style-name="Tabelle12.A1" office:value-type="string">
              <text:p text:style-name="P33">Tag</text:p>
            </table:table-cell>
            <table:table-cell table:style-name="Tabelle12.B1" office:value-type="string">
              <text:p text:style-name="P33"><text:alphabetical-index-mark-start text:id="IMark65516376" text:key1="CrawlerConfiguration.xml"/><text:span text:style-name="Code"><text:span text:style-name="T2">&lt;config&gt;</text:span></text:span><text:alphabetical-index-mark-end text:id="IMark65516376"/><text:span text:style-name="T1"> (Kind-Tag von </text:span><text:span text:style-name="Code"><text:span text:style-name="T2">&lt;preparator&gt;</text:span></text:span><text:span text:style-name="T1">) </text:span></text:p>
            </table:table-cell>
          </table:table-row>
          <table:table-row>
            <table:table-cell table:style-name="Tabelle12.A2" office:value-type="string">
              <text:p text:style-name="P33">Aufgabe</text:p>
            </table:table-cell>
            <table:table-cell table:style-name="Tabelle12.B2" office:value-type="string">
              <text:p text:style-name="P33">Die Konfiguration des Präparators.</text:p>
            </table:table-cell>
          </table:table-row>
          <table:table-row>
            <table:table-cell table:style-name="Tabelle12.A2" office:value-type="string">
              <text:p text:style-name="P33">Werte</text:p>
            </table:table-cell>
            <table:table-cell table:style-name="Tabelle12.B2" office:value-type="string">
              <text:p text:style-name="P33">Kennt die folgenden Kind-Tags:</text:p>
              <text:list xml:id="list1653399723" text:continue-list="list330376631" text:style-name="WW8Num20">
                <text:list-item text:start-value="1">
                  <text:p text:style-name="P67"><text:span text:style-name="Code">&lt;section&gt;</text:span>: Ein Abschnitt der Präparator-Konfiguration.</text:p>
                </text:list-item>
              </text:list>
            </table:table-cell>
          </table:table-row>
        </table:table>
        <text:p text:style-name="Standard"/>
        <table:table table:name="Tabelle13" table:style-name="Tabelle13">
          <table:table-column table:style-name="Tabelle13.A"/>
          <table:table-column table:style-name="Tabelle13.B"/>
          <table:table-row>
            <table:table-cell table:style-name="Tabelle13.A1" office:value-type="string">
              <text:p text:style-name="P33">Tag</text:p>
            </table:table-cell>
            <table:table-cell table:style-name="Tabelle13.B1" office:value-type="string">
              <text:p text:style-name="P33"><text:alphabetical-index-mark-start text:id="IMark64290088" text:key1="CrawlerConfiguration.xml"/><text:span text:style-name="Code"><text:span text:style-name="T2">&lt;section&gt;</text:span></text:span><text:alphabetical-index-mark-end text:id="IMark64290088"/><text:span text:style-name="T1"> (Kind-Tag von </text:span><text:span text:style-name="Code"><text:span text:style-name="T2">&lt;config&gt;</text:span></text:span><text:span text:style-name="T1">) </text:span></text:p>
            </table:table-cell>
          </table:table-row>
          <table:table-row>
            <table:table-cell table:style-name="Tabelle13.A2" office:value-type="string">
              <text:p text:style-name="P33">Aufgabe</text:p>
            </table:table-cell>
            <table:table-cell table:style-name="Tabelle13.B2" office:value-type="string">
              <text:p text:style-name="P26">Ein Abschnitt der Präparator-Konfiguration.</text:p>
              <text:p text:style-name="P26"/>
              <text:p text:style-name="P26">Welche Abschnitte unterstützt werden, hängt vom jeweiligen Präparator ab.</text:p>
            </table:table-cell>
          </table:table-row>
          <table:table-row>
            <table:table-cell table:style-name="Tabelle13.A2" office:value-type="string">
              <text:p text:style-name="P33">Werte</text:p>
            </table:table-cell>
            <table:table-cell table:style-name="Tabelle13.B2" office:value-type="string">
              <text:p text:style-name="P33">Kennt die folgenden Kind-Tags:</text:p>
              <text:list xml:id="list1523902687" text:continue-list="list1653399723" text:style-name="WW8Num20">
                <text:list-item text:start-value="1">
                  <text:p text:style-name="P67"><text:span text:style-name="Code">&lt;param&gt;</text:span>: Ein Parameter der Präparator-Konfiguration.</text:p>
                </text:list-item>
              </text:list>
            </table:table-cell>
          </table:table-row>
          <table:table-row>
            <table:table-cell table:style-name="Tabelle13.A2" office:value-type="string">
              <text:p text:style-name="P33">Attribut <text:span text:style-name="Code">name</text:span></text:p>
            </table:table-cell>
            <table:table-cell table:style-name="Tabelle13.B2" office:value-type="string">
              <text:p text:style-name="P33">Der Name des Abschnitts. (Werte: Abschnittsname)</text:p>
            </table:table-cell>
          </table:table-row>
        </table:table>
        <text:p text:style-name="Standard"/>
        <table:table table:name="Tabelle14" table:style-name="Tabelle14">
          <table:table-column table:style-name="Tabelle14.A"/>
          <table:table-column table:style-name="Tabelle14.B"/>
          <table:table-row>
            <table:table-cell table:style-name="Tabelle14.A1" office:value-type="string">
              <text:p text:style-name="P33">Tag</text:p>
            </table:table-cell>
            <table:table-cell table:style-name="Tabelle14.B1" office:value-type="string">
              <text:p text:style-name="P33"><text:alphabetical-index-mark-start text:id="IMark65720920" text:key1="CrawlerConfiguration.xml"/><text:span text:style-name="Code"><text:span text:style-name="T2">&lt;param&gt;</text:span></text:span><text:alphabetical-index-mark-end text:id="IMark65720920"/><text:span text:style-name="T1"> (Kind-Tag von </text:span><text:span text:style-name="Code"><text:span text:style-name="T2">&lt;section&gt;</text:span></text:span><text:span text:style-name="T1">) </text:span></text:p>
            </table:table-cell>
          </table:table-row>
          <table:table-row>
            <table:table-cell table:style-name="Tabelle14.A2" office:value-type="string">
              <text:p text:style-name="P33">Aufgabe</text:p>
            </table:table-cell>
            <table:table-cell table:style-name="Tabelle14.B2" office:value-type="string">
              <text:p text:style-name="P26">in Parameter der Präparator-Konfiguration.</text:p>
              <text:p text:style-name="P26"/>
              <text:p text:style-name="P26">Welche Parameter unterstützt werden, hängt vom jeweiligen Präparator ab.</text:p>
            </table:table-cell>
          </table:table-row>
          <table:table-row>
            <table:table-cell table:style-name="Tabelle14.A2" office:value-type="string">
              <text:p text:style-name="P33">Werte</text:p>
            </table:table-cell>
            <table:table-cell table:style-name="Tabelle14.B2" office:value-type="string">
              <text:p text:style-name="P33">Der konfigurierte Wert.</text:p>
            </table:table-cell>
          </table:table-row>
          <table:table-row>
            <table:table-cell table:style-name="Tabelle14.A2" office:value-type="string">
              <text:p text:style-name="P33">Attribut <text:span text:style-name="Code">name</text:span></text:p>
            </table:table-cell>
            <table:table-cell table:style-name="Tabelle14.B2" office:value-type="string">
              <text:p text:style-name="P33">Der Name des Abschnitts. (Werte: Abschnittsname)</text:p>
            </table:table-cell>
          </table:table-row>
        </table:table>
        <text:p text:style-name="P14"/>
        <text:p text:style-name="P14"/>
        <table:table table:name="Tabelle41" table:style-name="Tabelle41">
          <table:table-column table:style-name="Tabelle41.A"/>
          <table:table-column table:style-name="Tabelle41.B"/>
          <table:table-row>
            <table:table-cell table:style-name="Tabelle41.A1" office:value-type="string">
              <text:p text:style-name="P33">Tag</text:p>
            </table:table-cell>
            <table:table-cell table:style-name="Tabelle41.B1" office:value-type="string">
              <text:p text:style-name="P33"><text:alphabetical-index-mark-start text:id="IMark65516376" text:key1="CrawlerConfiguration.xml"/><text:span text:style-name="Code">&lt;htmlParserPatternList&gt;</text:span><text:alphabetical-index-mark-end text:id="IMark65516376"/> </text:p>
            </table:table-cell>
          </table:table-row>
          <table:table-row>
            <table:table-cell table:style-name="Tabelle41.A2" office:value-type="string">
              <text:p text:style-name="P33">Aufgabe</text:p>
            </table:table-cell>
            <table:table-cell table:style-name="Tabelle41.B2" office:value-type="string">
              <text:p text:style-name="P33">Liste mit Suchmustern, die beim Durchsuchen eines HTML-Dokuments dazu genutzt werden, um URLs zu identifizieren.</text:p>
            </table:table-cell>
          </table:table-row>
          <table:table-row>
            <table:table-cell table:style-name="Tabelle41.A2" office:value-type="string">
              <text:p text:style-name="P33">Werte</text:p>
            </table:table-cell>
            <table:table-cell table:style-name="Tabelle41.B2" office:value-type="string">
              <text:p text:style-name="P33">Beliebig viele <text:span text:style-name="Code">&lt;pattern&gt;</text:span>–Kind-Tags.</text:p>
            </table:table-cell>
          </table:table-row>
        </table:table>
        <text:p text:style-name="Standard"/>
        <table:table table:name="Tabelle42" table:style-name="Tabelle42">
          <table:table-column table:style-name="Tabelle42.A"/>
          <table:table-column table:style-name="Tabelle42.B"/>
          <table:table-row>
            <table:table-cell table:style-name="Tabelle42.A1" office:value-type="string">
              <text:p text:style-name="P33">Tag</text:p>
            </table:table-cell>
            <table:table-cell table:style-name="Tabelle42.B1" office:value-type="string">
              <text:p text:style-name="P33"><text:alphabetical-index-mark-start text:id="IMark64290088" text:key1="CrawlerConfiguration.xml"/><text:span text:style-name="Code">&lt;pattern&gt;</text:span><text:alphabetical-index-mark-end text:id="IMark64290088"/> (Kind-Tag von <text:span text:style-name="Code">&lt;htmlParserPatternList&gt;</text:span>) </text:p>
            </table:table-cell>
          </table:table-row>
          <table:table-row>
            <table:table-cell table:style-name="Tabelle42.A2" office:value-type="string">
              <text:p text:style-name="P33">Aufgabe</text:p>
            </table:table-cell>
            <table:table-cell table:style-name="Tabelle42.B2" office:value-type="string">
              <text:p text:style-name="P33">Ein Suchmuster, das einen URL-Typ finden kann.</text:p>
            </table:table-cell>
          </table:table-row>
          <table:table-row>
            <table:table-cell table:style-name="Tabelle42.A2" office:value-type="string">
              <text:p text:style-name="P33">Werte</text:p>
            </table:table-cell>
            <table:table-cell table:style-name="Tabelle42.B2" office:value-type="string">
              <text:p text:style-name="P33">Regulärer Ausdruck</text:p>
            </table:table-cell>
          </table:table-row>
          <table:table-row>
            <table:table-cell table:style-name="Tabelle42.A2" office:value-type="string">
              <text:p text:style-name="P33">Beispiel</text:p>
            </table:table-cell>
            <table:table-cell table:style-name="Tabelle42.B2" office:value-type="string">
              <text:p text:style-name="P33"><text:span text:style-name="Code">="([^"]*\.(doc|pdf|rtf))</text:span></text:p>
            </table:table-cell>
          </table:table-row>
          <table:table-row>
            <table:table-cell table:style-name="Tabelle42.A2" office:value-type="string">
              <text:p text:style-name="P33">Attribut <text:span text:style-name="Code">parse</text:span></text:p>
            </table:table-cell>
            <table:table-cell table:style-name="Tabelle42.B2" office:value-type="string">
              <text:p text:style-name="P33">Gibt an, ob ein so gefundenes Dokument selbst wieder nach URLs durchsucht werden soll. (Werte: <text:span text:style-name="Code">true</text:span> oder <text:span text:style-name="Code">false</text:span>)</text:p>
            </table:table-cell>
          </table:table-row>
          <table:table-row>
            <table:table-cell table:style-name="Tabelle42.A2" office:value-type="string">
              <text:p text:style-name="P33">Attribut <text:span text:style-name="Code">index</text:span></text:p>
            </table:table-cell>
            <table:table-cell table:style-name="Tabelle42.B2" office:value-type="string">
              <text:p text:style-name="P33">Gibt an, ob ein so gefundenes Dokument in den Suchindex aufgenommen werden soll. (Werte: <text:span text:style-name="Code">true</text:span> oder <text:span text:style-name="Code">false</text:span>)</text:p>
            </table:table-cell>
          </table:table-row>
          <text:soft-page-break/>
          <table:table-row>
            <table:table-cell table:style-name="Tabelle42.A2" office:value-type="string">
              <text:p text:style-name="P33">Attribut <text:span text:style-name="Code">regexGroup</text:span></text:p>
            </table:table-cell>
            <table:table-cell table:style-name="Tabelle42.B2" office:value-type="string">
              <text:p text:style-name="P33">Gibt die Nummer derjenigen Regex-Gruppe an, die die URL beinhaltet. (Werte: Eine Zahl)</text:p>
            </table:table-cell>
          </table:table-row>
        </table:table>
        <text:p text:style-name="Standard"/>
        <text:p text:style-name="Standard"/>
        <table:table table:name="Tabelle43" table:style-name="Tabelle43">
          <table:table-column table:style-name="Tabelle43.A"/>
          <table:table-column table:style-name="Tabelle43.B"/>
          <table:table-row>
            <table:table-cell table:style-name="Tabelle43.A1" office:value-type="string">
              <text:p text:style-name="P33">Tag</text:p>
            </table:table-cell>
            <table:table-cell table:style-name="Tabelle43.B1" office:value-type="string">
              <text:p text:style-name="P33"><text:alphabetical-index-mark-start text:id="IMark65516376" text:key1="CrawlerConfiguration.xml"/><text:span text:style-name="Code">&lt;directoryParserPatternList&gt;</text:span><text:alphabetical-index-mark-end text:id="IMark65516376"/> </text:p>
            </table:table-cell>
          </table:table-row>
          <table:table-row>
            <table:table-cell table:style-name="Tabelle43.A2" office:value-type="string">
              <text:p text:style-name="P33">Aufgabe</text:p>
            </table:table-cell>
            <table:table-cell table:style-name="Tabelle43.B2" office:value-type="string">
              <text:p text:style-name="P33">Liste mit Suchmustern, die beim Durchsuchen eines Verzeichnisses dazu genutzt werden, um zu entscheiden, ob und wie eine Datei vom Crawler bearbeitet wird.</text:p>
            </table:table-cell>
          </table:table-row>
          <table:table-row>
            <table:table-cell table:style-name="Tabelle43.A2" office:value-type="string">
              <text:p text:style-name="P33">Werte</text:p>
            </table:table-cell>
            <table:table-cell table:style-name="Tabelle43.B2" office:value-type="string">
              <text:p text:style-name="P33">Beliebig viele <text:span text:style-name="Code">&lt;pattern&gt;</text:span>–Kind-Tags.</text:p>
            </table:table-cell>
          </table:table-row>
        </table:table>
        <text:p text:style-name="Standard"/>
        <table:table table:name="Tabelle44" table:style-name="Tabelle44">
          <table:table-column table:style-name="Tabelle44.A"/>
          <table:table-column table:style-name="Tabelle44.B"/>
          <table:table-row>
            <table:table-cell table:style-name="Tabelle44.A1" office:value-type="string">
              <text:p text:style-name="P33">Tag</text:p>
            </table:table-cell>
            <table:table-cell table:style-name="Tabelle44.B1" office:value-type="string">
              <text:p text:style-name="P33"><text:alphabetical-index-mark-start text:id="IMark64290088" text:key1="CrawlerConfiguration.xml"/><text:span text:style-name="Code">&lt;pattern&gt;</text:span><text:alphabetical-index-mark-end text:id="IMark64290088"/> (Kind-Tag von <text:span text:style-name="Code">&lt;directoryParserPatternList&gt;</text:span>) </text:p>
            </table:table-cell>
          </table:table-row>
          <table:table-row>
            <table:table-cell table:style-name="Tabelle44.A2" office:value-type="string">
              <text:p text:style-name="P33">Aufgabe</text:p>
            </table:table-cell>
            <table:table-cell table:style-name="Tabelle44.B2" office:value-type="string">
              <text:p text:style-name="P33">Ein Suchmuster, das entscheidet, wie eine Datei vom Crawler bearbeitet wird.</text:p>
            </table:table-cell>
          </table:table-row>
          <table:table-row>
            <table:table-cell table:style-name="Tabelle44.A2" office:value-type="string">
              <text:p text:style-name="P33">Werte</text:p>
            </table:table-cell>
            <table:table-cell table:style-name="Tabelle44.B2" office:value-type="string">
              <text:p text:style-name="P33">Regulärer Ausdruck</text:p>
            </table:table-cell>
          </table:table-row>
          <table:table-row>
            <table:table-cell table:style-name="Tabelle44.A2" office:value-type="string">
              <text:p text:style-name="P33">Beispiel</text:p>
            </table:table-cell>
            <table:table-cell table:style-name="Tabelle44.B2" office:value-type="string">
              <text:p text:style-name="P33"><text:span text:style-name="Code">="([^"]*\.(doc|pdf|rtf))</text:span></text:p>
            </table:table-cell>
          </table:table-row>
          <table:table-row>
            <table:table-cell table:style-name="Tabelle44.A2" office:value-type="string">
              <text:p text:style-name="P33">Attribut <text:span text:style-name="Code">index</text:span></text:p>
            </table:table-cell>
            <table:table-cell table:style-name="Tabelle44.B2" office:value-type="string">
              <text:p text:style-name="P33">Gibt an, ob eine zum Regulären Ausdruck passende Datei in den Suchindex aufgenommen werden soll. (Werte: <text:span text:style-name="Code">true</text:span> oder <text:span text:style-name="Code">false</text:span>)</text:p>
            </table:table-cell>
          </table:table-row>
        </table:table>
        <text:p text:style-name="Standard"/>
        <text:p text:style-name="Standard"/>
        <table:table table:name="Tabelle45" table:style-name="Tabelle45">
          <table:table-column table:style-name="Tabelle45.A"/>
          <table:table-column table:style-name="Tabelle45.B"/>
          <table:table-row>
            <table:table-cell table:style-name="Tabelle45.A1" office:value-type="string">
              <text:p text:style-name="P33">Tag</text:p>
            </table:table-cell>
            <table:table-cell table:style-name="Tabelle45.B1" office:value-type="string">
              <text:p text:style-name="P33"><text:alphabetical-index-mark-start text:id="IMark54633672" text:key1="CrawlerConfiguration.xml"/><text:span text:style-name="Code">&lt;startlist&gt;</text:span><text:alphabetical-index-mark-end text:id="IMark54633672"/> </text:p>
            </table:table-cell>
          </table:table-row>
          <table:table-row>
            <table:table-cell table:style-name="Tabelle45.A2" office:value-type="string">
              <text:p text:style-name="P33">Aufgabe</text:p>
            </table:table-cell>
            <table:table-cell table:style-name="Tabelle45.B2" office:value-type="string">
              <text:p text:style-name="P33">Liste mit URLs, bei denen der Crawler-Prozeß starten soll.</text:p>
            </table:table-cell>
          </table:table-row>
          <table:table-row>
            <table:table-cell table:style-name="Tabelle45.A2" office:value-type="string">
              <text:p text:style-name="P33">Werte</text:p>
            </table:table-cell>
            <table:table-cell table:style-name="Tabelle45.B2" office:value-type="string">
              <text:p text:style-name="P33">Beliebig viele <text:span text:style-name="Code">&lt;start&gt;</text:span>–Kind-Tags.</text:p>
            </table:table-cell>
          </table:table-row>
        </table:table>
        <text:p text:style-name="Standard"/>
        <table:table table:name="Tabelle46" table:style-name="Tabelle46">
          <table:table-column table:style-name="Tabelle46.A"/>
          <table:table-column table:style-name="Tabelle46.B"/>
          <table:table-row>
            <table:table-cell table:style-name="Tabelle46.A1" office:value-type="string">
              <text:p text:style-name="P33">Tag</text:p>
            </table:table-cell>
            <table:table-cell table:style-name="Tabelle46.B1" office:value-type="string">
              <text:p text:style-name="P33"><text:alphabetical-index-mark-start text:id="IMark65714792" text:key1="CrawlerConfiguration.xml"/><text:span text:style-name="Code">&lt;start&gt;</text:span><text:alphabetical-index-mark-end text:id="IMark65714792"/> (Kind-Tag von <text:span text:style-name="Code">&lt;startlist&gt;</text:span>) </text:p>
            </table:table-cell>
          </table:table-row>
          <table:table-row>
            <table:table-cell table:style-name="Tabelle46.A2" office:value-type="string">
              <text:p text:style-name="P33">Aufgabe</text:p>
            </table:table-cell>
            <table:table-cell table:style-name="Tabelle46.B2" office:value-type="string">
              <text:p text:style-name="P33">Start-URL, bei der Crawler-Przeß beginnt.</text:p>
            </table:table-cell>
          </table:table-row>
          <table:table-row>
            <table:table-cell table:style-name="Tabelle46.A2" office:value-type="string">
              <text:p text:style-name="P33">Werte</text:p>
            </table:table-cell>
            <table:table-cell table:style-name="Tabelle46.B2" office:value-type="string">
              <text:p text:style-name="P33">URL</text:p>
            </table:table-cell>
          </table:table-row>
          <table:table-row>
            <table:table-cell table:style-name="Tabelle46.A2" office:value-type="string">
              <text:p text:style-name="P33">Beispiel</text:p>
            </table:table-cell>
            <table:table-cell table:style-name="Tabelle46.B2" office:value-type="string">
              <text:p text:style-name="P33"><text:span text:style-name="Code">http://www.dm-drogeriemarkt.de/CDA/Home/</text:span> oder <text:span text:style-name="Code">file://P:/dokumente/</text:span></text:p>
            </table:table-cell>
          </table:table-row>
          <table:table-row>
            <table:table-cell table:style-name="Tabelle46.A2" office:value-type="string">
              <text:p text:style-name="P33">Attribut <text:span text:style-name="Code">parse</text:span></text:p>
            </table:table-cell>
            <table:table-cell table:style-name="Tabelle46.B2" office:value-type="string">
              <text:p text:style-name="P33">Gibt an, ob das Dokument nach URLs durchsucht werden soll. (Werte: <text:span text:style-name="Code">true</text:span> oder <text:span text:style-name="Code">false</text:span>)</text:p>
            </table:table-cell>
          </table:table-row>
          <table:table-row>
            <table:table-cell table:style-name="Tabelle46.A2" office:value-type="string">
              <text:p text:style-name="P33">Attribut <text:span text:style-name="Code">index</text:span></text:p>
            </table:table-cell>
            <table:table-cell table:style-name="Tabelle46.B2" office:value-type="string">
              <text:p text:style-name="P33">Gibt an, ob das Dokument in den Suchindex aufgenommen werden soll. (Werte: <text:span text:style-name="Code">true</text:span> oder <text:span text:style-name="Code">false</text:span>)</text:p>
            </table:table-cell>
          </table:table-row>
        </table:table>
        <text:p text:style-name="Standard"/>
        <text:p text:style-name="Standard"/>
        <table:table table:name="Tabelle47" table:style-name="Tabelle47">
          <table:table-column table:style-name="Tabelle47.A"/>
          <table:table-column table:style-name="Tabelle47.B"/>
          <table:table-row>
            <table:table-cell table:style-name="Tabelle47.A1" office:value-type="string">
              <text:p text:style-name="P33">Tag</text:p>
            </table:table-cell>
            <table:table-cell table:style-name="Tabelle47.B1" office:value-type="string">
              <text:p text:style-name="P33"><text:alphabetical-index-mark-start text:id="IMark54634600" text:key1="CrawlerConfiguration.xml"/><text:span text:style-name="Code">&lt;blacklist&gt;</text:span><text:alphabetical-index-mark-end text:id="IMark54634600"/> </text:p>
            </table:table-cell>
          </table:table-row>
          <table:table-row>
            <table:table-cell table:style-name="Tabelle47.A2" office:value-type="string">
              <text:p text:style-name="P33">Aufgabe</text:p>
            </table:table-cell>
            <table:table-cell table:style-name="Tabelle47.B2" office:value-type="string">
              <text:p text:style-name="P33">Die Schwarze Liste. Sie enthält Präfixe, die eine URL <text:span text:style-name="T15">nicht</text:span> haben darf, um bearbeitet zu werden.</text:p>
            </table:table-cell>
          </table:table-row>
          <table:table-row>
            <table:table-cell table:style-name="Tabelle47.A2" office:value-type="string">
              <text:p text:style-name="P33">Werte</text:p>
            </table:table-cell>
            <table:table-cell table:style-name="Tabelle47.B2" office:value-type="string">
              <text:p text:style-name="P33">Beliebig viele <text:span text:style-name="Code">&lt;prefix&gt;</text:span>–Kind-Tags.</text:p>
            </table:table-cell>
          </table:table-row>
        </table:table>
        <text:p text:style-name="Standard"/>
        <table:table table:name="Tabelle48" table:style-name="Tabelle48">
          <table:table-column table:style-name="Tabelle48.A"/>
          <table:table-column table:style-name="Tabelle48.B"/>
          <table:table-row>
            <table:table-cell table:style-name="Tabelle48.A1" office:value-type="string">
              <text:p text:style-name="P33">Tag</text:p>
            </table:table-cell>
            <table:table-cell table:style-name="Tabelle48.B1" office:value-type="string">
              <text:p text:style-name="P33"><text:alphabetical-index-mark-start text:id="IMark54652936" text:key1="CrawlerConfiguration.xml"/><text:span text:style-name="Code">&lt;whitelist&gt;</text:span><text:alphabetical-index-mark-end text:id="IMark54652936"/> </text:p>
            </table:table-cell>
          </table:table-row>
          <table:table-row>
            <table:table-cell table:style-name="Tabelle48.A2" office:value-type="string">
              <text:p text:style-name="P33">Aufgabe</text:p>
            </table:table-cell>
            <table:table-cell table:style-name="Tabelle48.B2" office:value-type="string">
              <text:p text:style-name="P33">Die Weiße Liste. Sie enthält Präfixe, von denen eine URL einen haben <text:span text:style-name="T15">muß</text:span>, um bearbeitet zu werden.</text:p>
            </table:table-cell>
          </table:table-row>
          <table:table-row>
            <table:table-cell table:style-name="Tabelle48.A2" office:value-type="string">
              <text:p text:style-name="P33">Werte</text:p>
            </table:table-cell>
            <table:table-cell table:style-name="Tabelle48.B2" office:value-type="string">
              <text:p text:style-name="P33">Beliebig viele <text:span text:style-name="Code">&lt;prefix&gt;</text:span>–Kind-Tags.</text:p>
            </table:table-cell>
          </table:table-row>
        </table:table>
        <text:p text:style-name="Standard"/>
        <table:table table:name="Tabelle49" table:style-name="Tabelle49">
          <table:table-column table:style-name="Tabelle49.A"/>
          <table:table-column table:style-name="Tabelle49.B"/>
          <table:table-row>
            <table:table-cell table:style-name="Tabelle49.A1" office:value-type="string">
              <text:p text:style-name="P33">Tag</text:p>
            </table:table-cell>
            <table:table-cell table:style-name="Tabelle49.B1" office:value-type="string">
              <text:p text:style-name="P33"><text:alphabetical-index-mark-start text:id="IMark65516376" text:key1="CrawlerConfiguration.xml"/><text:span text:style-name="Code">&lt;prefix&gt;</text:span><text:alphabetical-index-mark-end text:id="IMark65516376"/> (Kind-Tag von <text:span text:style-name="Code">&lt;blacklist&gt;</text:span> oder <text:span text:style-name="Code">&lt;whitelist&gt;</text:span>) </text:p>
            </table:table-cell>
          </table:table-row>
          <table:table-row>
            <table:table-cell table:style-name="Tabelle49.A2" office:value-type="string">
              <text:p text:style-name="P33">Aufgabe</text:p>
            </table:table-cell>
            <table:table-cell table:style-name="Tabelle49.B2" office:value-type="string">
              <text:p text:style-name="P33">Gibt einen URL-Präfix an.</text:p>
            </table:table-cell>
          </table:table-row>
          <table:table-row>
            <table:table-cell table:style-name="Tabelle49.A2" office:value-type="string">
              <text:p text:style-name="P33">Werte</text:p>
            </table:table-cell>
            <table:table-cell table:style-name="Tabelle49.B2" office:value-type="string">
              <text:p text:style-name="P33">URL-Präfix</text:p>
            </table:table-cell>
          </table:table-row>
          <table:table-row>
            <table:table-cell table:style-name="Tabelle49.A2" office:value-type="string">
              <text:p text:style-name="P33">Beispiel</text:p>
            </table:table-cell>
            <table:table-cell table:style-name="Tabelle49.B2" office:value-type="string">
              <text:p text:style-name="P33"><text:span text:style-name="Code">http://www.dm-drogeriemarkt.de/CDA/Home/Suchen/</text:span></text:p>
            </table:table-cell>
          </table:table-row>
        </table:table>
        <text:p text:style-name="Standard"><text:soft-page-break/></text:p>
        <text:p text:style-name="Standard"/>
        <table:table table:name="Tabelle23" table:style-name="Tabelle23">
          <table:table-column table:style-name="Tabelle23.A"/>
          <table:table-column table:style-name="Tabelle23.B"/>
          <table:table-row>
            <table:table-cell table:style-name="Tabelle23.A1" office:value-type="string">
              <text:p text:style-name="P33">Tag</text:p>
            </table:table-cell>
            <table:table-cell table:style-name="Tabelle23.B1" office:value-type="string">
              <text:p text:style-name="P33"><text:alphabetical-index-mark-start text:id="IMark64290088" text:key1="CrawlerConfiguration.xml"/><text:span text:style-name="Code"><text:span text:style-name="T2">&lt;auxiliaryFieldList&gt;</text:span></text:span><text:alphabetical-index-mark-end text:id="IMark64290088"/><text:span text:style-name="T1"> </text:span></text:p>
            </table:table-cell>
          </table:table-row>
          <table:table-row>
            <table:table-cell table:style-name="Tabelle23.A2" office:value-type="string">
              <text:p text:style-name="P33">Aufgabe</text:p>
            </table:table-cell>
            <table:table-cell table:style-name="Tabelle23.B2" office:value-type="string">
              <text:p text:style-name="P38">Die Liste der Zusatzfelder.</text:p>
              <text:p text:style-name="P38"/>
              <text:p text:style-name="P38">Der Index kann durch Zusatzfelder erweitert werden, die aus der URL eines Dokuments generiert werden.</text:p>
              <text:p text:style-name="P38"/>
              <text:p text:style-name="P38">Beispiel: Angenommen Sie haben ein Verzeichnis mit einem Unterverzeichnis für jedes Projekt. Dann könnten Sie daraus ein Feld mit dem Projektnamen generieren.</text:p>
              <text:p text:style-name="P38"/>
              <text:p text:style-name="P38">Das folgende Tag generiert das Zusatzfeld <text:span text:style-name="Code">project</text:span> mit dem Wert <text:span text:style-name="Code">otto23</text:span> aus der URL <text:span text:style-name="Code">file://c:/projects/otto23/docs/Spez.doc</text:span>:</text:p>
              <text:p text:style-name="P38"/>
              <text:p text:style-name="P38"><text:span text:style-name="Code"><text:span text:style-name="T16">&lt;auxiliaryField name="</text:span></text:span><text:span text:style-name="Code"><text:span text:style-name="T17">project</text:span></text:span><text:span text:style-name="Code"><text:span text:style-name="T16">" regexGroup="</text:span></text:span><text:span text:style-name="Code"><text:span text:style-name="T17">1</text:span></text:span><text:span text:style-name="Code"><text:span text:style-name="T16">"&gt;</text:span></text:span></text:p>
              <text:p text:style-name="P38"><text:span text:style-name="Code"><text:span text:style-name="T16"><text:s text:c="2"/></text:span></text:span><text:span text:style-name="Code"><text:span text:style-name="T17">^file://c:/projects/([^/]*)</text:span></text:span></text:p>
              <text:p text:style-name="P38"><text:span text:style-name="Code"><text:span text:style-name="T16">&lt;/auxiliaryField&gt;</text:span></text:span></text:p>
              <text:p text:style-name="P39"/>
              <text:p text:style-name="P39">URLs, die nicht zum Regulären Ausdruck passen, bekommen kein <text:span text:style-name="Code">project</text:span>-Zusatzfeld.</text:p>
              <text:p text:style-name="P39"/>
              <text:p text:style-name="P38"><text:span text:style-name="T16">Dadurch bekommen Sie bei der Suche nach </text:span><text:span text:style-name="Code"><text:span text:style-name="T16">Angebot project:otto23</text:span></text:span><text:span text:style-name="T16"> nur Treffer aus diesem Verzeichnis.</text:span></text:p>
            </table:table-cell>
          </table:table-row>
          <table:table-row>
            <table:table-cell table:style-name="Tabelle23.A2" office:value-type="string">
              <text:p text:style-name="P33">Werte</text:p>
            </table:table-cell>
            <table:table-cell table:style-name="Tabelle23.B2" office:value-type="string">
              <text:p text:style-name="P33">Kennt die folgenden Kind-Tags:</text:p>
              <text:list xml:id="list415037577" text:continue-list="list1523902687" text:style-name="WW8Num20">
                <text:list-item text:start-value="1">
                  <text:p text:style-name="P67"><text:span text:style-name="Code">&lt;auxiliaryField&gt;</text:span>: Die Definition für ein Zusatzfeld.</text:p>
                </text:list-item>
              </text:list>
            </table:table-cell>
          </table:table-row>
        </table:table>
        <text:p text:style-name="Standard"/>
        <table:table table:name="Tabelle50" table:style-name="Tabelle50">
          <table:table-column table:style-name="Tabelle50.A"/>
          <table:table-column table:style-name="Tabelle50.B"/>
          <table:table-row>
            <table:table-cell table:style-name="Tabelle50.A1" office:value-type="string">
              <text:p text:style-name="P33">Tag</text:p>
            </table:table-cell>
            <table:table-cell table:style-name="Tabelle50.B1" office:value-type="string">
              <text:p text:style-name="P33"><text:alphabetical-index-mark-start text:id="IMark54633672" text:key1="CrawlerConfiguration.xml"/><text:span text:style-name="Code">&lt;</text:span><text:span text:style-name="Code"><text:span text:style-name="Code">auxiliaryField</text:span></text:span><text:span text:style-name="Code">&gt;</text:span><text:alphabetical-index-mark-end text:id="IMark54633672"/> (Kind-Tag von <text:span text:style-name="Code">&lt;</text:span><text:span text:style-name="Code"><text:span text:style-name="Code">auxiliaryFieldL</text:span></text:span><text:span text:style-name="Code">ist&gt;</text:span>) </text:p>
            </table:table-cell>
          </table:table-row>
          <table:table-row>
            <table:table-cell table:style-name="Tabelle50.A2" office:value-type="string">
              <text:p text:style-name="P33">Aufgabe</text:p>
            </table:table-cell>
            <table:table-cell table:style-name="Tabelle50.B2" office:value-type="string">
              <text:p text:style-name="P33">Die Definition für ein Zusatzfeld.</text:p>
            </table:table-cell>
          </table:table-row>
          <table:table-row>
            <table:table-cell table:style-name="Tabelle50.A2" office:value-type="string">
              <text:p text:style-name="P33">Werte</text:p>
            </table:table-cell>
            <table:table-cell table:style-name="Tabelle50.B2" office:value-type="string">
              <text:p text:style-name="P33">Regulärer Ausdruck</text:p>
            </table:table-cell>
          </table:table-row>
          <table:table-row>
            <table:table-cell table:style-name="Tabelle50.A2" office:value-type="string">
              <text:p text:style-name="P33">Beispiel</text:p>
            </table:table-cell>
            <table:table-cell table:style-name="Tabelle50.B2" office:value-type="string">
              <text:p text:style-name="P33"><text:span text:style-name="Code">^file://c:/projects/([^/]*)</text:span></text:p>
            </table:table-cell>
          </table:table-row>
          <table:table-row>
            <table:table-cell table:style-name="Tabelle50.A2" office:value-type="string">
              <text:p text:style-name="P33">Attribut <text:span text:style-name="Code">name</text:span></text:p>
            </table:table-cell>
            <table:table-cell table:style-name="Tabelle50.B2" office:value-type="string">
              <text:p text:style-name="P33">Gibt den Namen des Zusatzfelds an. (Beispiel: <text:span text:style-name="Code">projct</text:span> oder <text:span text:style-name="Code">system</text:span>)</text:p>
            </table:table-cell>
          </table:table-row>
          <table:table-row>
            <table:table-cell table:style-name="Tabelle50.A2" office:value-type="string">
              <text:p text:style-name="P33">Attribut <text:span text:style-name="Code">regexGroup</text:span></text:p>
            </table:table-cell>
            <table:table-cell table:style-name="Tabelle50.B2" office:value-type="string">
              <text:p text:style-name="P33">Gibt die Nummer derjenigen Regex-Gruppe an, die den Wert beinhaltet, den das Zusatzfeld bekommen soll. (Werte: Eine Zahl)</text:p>
            </table:table-cell>
          </table:table-row>
        </table:table>
        <text:p text:style-name="Standard"/>
        <text:h text:style-name="P79" text:outline-level="9">Die Konfiguration der Präparatoren</text:h>
        <text:p text:style-name="Standard">Um einen Präparator zu konfigurieren, muss man in der <text:span text:style-name="Code">CrawlerConfiguration.xml</text:span> unterhalb des entsprechenden <text:span text:style-name="Code">&lt;preparator&gt;</text:span>-Tags einen <text:span text:style-name="Code">&lt;config&gt;</text:span>-Tag hinzufügen. Siehe Anhang <text:bookmark-ref text:reference-format="chapter" text:ref-name="_Ref52350182">A</text:bookmark-ref> „<text:bookmark-ref text:reference-format="text" text:ref-name="_Ref52350182">Die XML-Tags der CrawlerConfiguration.xml</text:bookmark-ref>“ ab Seite <text:bookmark-ref text:reference-format="page" text:ref-name="_Ref52350182">19</text:bookmark-ref>.</text:p>
        <text:p text:style-name="Standard"/>
        <text:p text:style-name="Standard">Eine Präperator-Konfiguration besteht aus Abschnitten (sections), die jeweils Parameter enthalten.</text:p>
        <text:p text:style-name="Standard"/>
        <text:p text:style-name="Standard">Beispiel: Die folgende Konfiguration enthält die Abschnitte sec1 und sec2. Der Abschnitt sec1 hat die Parametern p1 und p2, der Abschnitt sec2 enthält den Parameter p3:</text:p>
        <text:p text:style-name="Standard"/>
        <text:p text:style-name="P45"><text:span text:style-name="Code"><text:span text:style-name="T2">&lt;</text:span></text:span><text:span text:style-name="Code"><text:span text:style-name="T4">config</text:span></text:span><text:span text:style-name="Code"><text:span text:style-name="T2">&gt;</text:span></text:span></text:p>
        <text:p text:style-name="P45"><text:span text:style-name="Code"><text:span text:style-name="T2"><text:s text:c="2"/>&lt;</text:span></text:span><text:span text:style-name="Code"><text:span text:style-name="T4">section</text:span></text:span><text:span text:style-name="Code"><text:span text:style-name="T2"> name=”sec1”&gt;</text:span></text:span></text:p>
        <text:p text:style-name="P45"><text:span text:style-name="Code"><text:span text:style-name="T2"><text:s text:c="4"/>&lt;</text:span></text:span><text:span text:style-name="Code"><text:span text:style-name="T4">param</text:span></text:span><text:span text:style-name="Code"><text:span text:style-name="T2"> </text:span></text:span><text:span text:style-name="Code"><text:span text:style-name="T5">name=”p1”&gt;a value&lt;</text:span></text:span><text:span text:style-name="Code"><text:span text:style-name="T4">/param</text:span></text:span><text:span text:style-name="Code"><text:span text:style-name="T2">&gt;</text:span></text:span></text:p>
        <text:p text:style-name="P45"><text:span text:style-name="Code"><text:span text:style-name="T2"><text:s text:c="4"/>&lt;</text:span></text:span><text:span text:style-name="Code"><text:span text:style-name="Code"><text:span text:style-name="T4">param</text:span></text:span></text:span><text:span text:style-name="Code"><text:span text:style-name="Code"><text:span text:style-name="T2"> </text:span></text:span></text:span><text:span text:style-name="Code"><text:span text:style-name="Code"><text:span text:style-name="T5">name=”p2”&gt;another value&lt;</text:span></text:span></text:span><text:span text:style-name="Code"><text:span text:style-name="Code"><text:span text:style-name="T4">/param</text:span></text:span></text:span><text:span text:style-name="Code"><text:span text:style-name="Code"><text:span text:style-name="T2">&gt;</text:span></text:span></text:span></text:p>
        <text:p text:style-name="P45"><text:span text:style-name="Code"><text:span text:style-name="T2"><text:s text:c="2"/>&lt;</text:span></text:span><text:span text:style-name="Code"><text:span text:style-name="Code"><text:span text:style-name="T4">/section</text:span></text:span></text:span><text:span text:style-name="Code"><text:span text:style-name="Code"><text:span text:style-name="T2">&gt;</text:span></text:span></text:span></text:p>
        <text:p text:style-name="P45"><text:span text:style-name="Code"><text:span text:style-name="T2"><text:s text:c="2"/>&lt;</text:span></text:span><text:span text:style-name="Code"><text:span text:style-name="T4">section</text:span></text:span><text:span text:style-name="Code"><text:span text:style-name="T2"> name=”sec2”&gt;</text:span></text:span></text:p>
        <text:p text:style-name="P45"><text:span text:style-name="Code"><text:span text:style-name="T2"><text:s text:c="4"/>&lt;</text:span></text:span><text:span text:style-name="Code"><text:span text:style-name="T4">param</text:span></text:span><text:span text:style-name="Code"><text:span text:style-name="T2"> </text:span></text:span><text:span text:style-name="Code"><text:span text:style-name="T5">name=”p3”&gt;42&lt;</text:span></text:span><text:span text:style-name="Code"><text:span text:style-name="T4">/param</text:span></text:span><text:span text:style-name="Code"><text:span text:style-name="T2">&gt;</text:span></text:span></text:p>
        <text:p text:style-name="P45"><text:span text:style-name="Code"><text:span text:style-name="T2"><text:s text:c="2"/>&lt;</text:span></text:span><text:span text:style-name="Code"><text:span text:style-name="T4">/section</text:span></text:span><text:span text:style-name="Code"><text:span text:style-name="T2">&gt;</text:span></text:span></text:p>
        <text:p text:style-name="P45"><text:span text:style-name="Code">&lt;</text:span><text:span text:style-name="Code"><text:span text:style-name="T8">/config</text:span></text:span><text:span text:style-name="Code">&gt;</text:span></text:p>
        <text:p text:style-name="Contents_20_1"/>
        <text:p text:style-name="Standard">Alle Präparatoren, die hier nicht aufgeführt sind, sind nicht konfigurierbar.</text:p>
        <text:p text:style-name="Standard"/>
        <text:h text:style-name="Überschrift_20_Anhang_20_2" text:outline-level="10">Konfiguration des <text:alphabetical-index-mark-start text:id="IMark65714792"/>HtmlPreparator<text:alphabetical-index-mark-end text:id="IMark65714792"/></text:h>
        <text:p text:style-name="Standard"><text:span text:style-name="T8">Abschnitt </text:span><text:alphabetical-index-mark-start text:id="IMark54634600" text:key1="HtmlPreparator"/><text:span text:style-name="Code"><text:span text:style-name="T8">contentExtractor</text:span></text:span><text:alphabetical-index-mark-end text:id="IMark54634600"/></text:p>
        <text:p text:style-name="Standard"/>
        <text:p text:style-name="P33">Enthält die Einstellungen für einen Content-Extrahierer. Es lassen sich mehrere Extraktoren für verschiedene URL-Präfixe erstellen, um für verschiedene Seiten-Typen verschiedene Extraktoren nutzen zu können.</text:p>
        <text:p text:style-name="P33"/>
        <text:p text:style-name="Standard">Die Parameter:</text:p>
        <text:list xml:id="list1224069879" text:style-name="L4">
          <text:list-item>
            <text:p text:style-name="P50">Parameter <text:alphabetical-index-mark-start text:id="IMark54652936" text:key1="HtmlPreparator"/><text:span text:style-name="Code">prefix</text:span><text:alphabetical-index-mark-end text:id="IMark54652936"/>: Der URL-Präfix. Eine URL muss mit diesem Präfix beginnen, damit dieser Extraktor auf sie angewendet wird.<text:line-break/>Beispiel: <text:span text:style-name="Code">http://www.murfman.de/</text:span></text:p>
          </text:list-item>
        </text:list>
        <text:list xml:id="list845046548" text:style-name="L5">
          <text:list-item>
            <text:p text:style-name="P51">Parameter <text:alphabetical-index-mark-start text:id="IMark65516376" text:key1="HtmlPreparator"/><text:span text:style-name="Code">startRegex</text:span><text:alphabetical-index-mark-end text:id="IMark65516376"/>: Der Reguläre Ausdruck, der die Stelle findet, wo in einem HTML-Dokument der zu indizierende Inhalt beginnt. Wenn Sie diesen Parameter weglassen, dann wird der gesamte Anfang des HTML-Dokuments indiziert.<text:line-break/>Beispiel: <text:span text:style-name="Code"><text:span text:style-name="T2">&amp;lt;td class=“content“</text:span></text:span></text:p>
          </text:list-item>
        </text:list>
        <text:list xml:id="list1355984163" text:style-name="L6">
          <text:list-item>
            <text:p text:style-name="P52">Parameter <text:alphabetical-index-mark-start text:id="IMark54633672" text:key1="HtmlPreparator"/><text:span text:style-name="Code"><text:span text:style-name="T2">endRegex</text:span></text:span><text:alphabetical-index-mark-end text:id="IMark54633672"/>: Der Reguläre Ausdruck, der die Stelle findet, wo in einem HTML-Dokument der zu indizierende Inhalt endet. Wenn Sie diesen Parameter <text:soft-page-break/>weglassen, dann wird das gesamte Ende des HTML-Dokuments indiziert.<text:line-break/>Beispiel: <text:span text:style-name="Code"><text:span text:style-name="T2">&amp;lt;/table&amp;gt;</text:span></text:span></text:p>
          </text:list-item>
        </text:list>
        <text:list xml:id="list555580006" text:style-name="L7">
          <text:list-item>
            <text:p text:style-name="P53">Parameter <text:alphabetical-index-mark-start text:id="IMark65516376" text:key1="HtmlPreparator"/><text:span text:style-name="Code"><text:span text:style-name="T1">headlineRegex</text:span></text:span><text:alphabetical-index-mark-end text:id="IMark65516376"/>: Der reguläre Ausdruck, der eine Überschrift identifiziert. Die so gewonnenen Überschriften werden im Feld <text:span text:style-name="Code">headlines</text:span> indiziert. Auf diese Weise werden Überschriften bei der Suche stärker gewichtet. Wenn Sie diesen Parameter weglassen, dann wird das HTML-Dokument nicht nach Überschriften durchsucht.</text:p>
          </text:list-item>
          <text:list-item>
            <text:p text:style-name="P53">Parameter <text:alphabetical-index-mark-start text:id="IMark65714792" text:key1="HtmlPreparator"/><text:span text:style-name="Code"><text:span text:style-name="T1">headlineRegex.group</text:span></text:span><text:alphabetical-index-mark-end text:id="IMark65714792"/>: Gibt die Nummer derjenigen Regex-Gruppe an, die die Überschrift enthält.<text:line-break/>Beispiel: <text:span text:style-name="Code"><text:span text:style-name="T2">1</text:span></text:span></text:p>
          </text:list-item>
        </text:list>
        <text:p text:style-name="Standard"/>
        <text:p text:style-name="Standard"/>
        <text:p text:style-name="Standard"><text:span text:style-name="T8">Abschnitt </text:span><text:alphabetical-index-mark-start text:id="IMark54634600" text:key1="HtmlPreparator"/><text:span text:style-name="Code"><text:span text:style-name="T8">pathExtractor</text:span></text:span><text:alphabetical-index-mark-end text:id="IMark54634600"/></text:p>
        <text:p text:style-name="Standard"/>
        <text:p text:style-name="P33">Enthält die Einstellungen für einen Pfad-Extrahierer. Es lassen sich mehrere Extraktoren für verschiedene URL-Präfixe erstellen, um für verschiedene Seiten-Typen verschiedene Extraktoren nutzen zu können.</text:p>
        <text:p text:style-name="Standard"/>
        <text:p text:style-name="P3">Die Parameter:</text:p>
        <text:list xml:id="list1320716593" text:style-name="L8">
          <text:list-item>
            <text:p text:style-name="P54">Parameter <text:alphabetical-index-mark-start text:id="IMark54652936" text:key1="HtmlPreparator"/><text:span text:style-name="Code">prefix</text:span><text:alphabetical-index-mark-end text:id="IMark54652936"/>: Der URL-Präfix. Eine URL muss mit diesem Präfix beginnen, damit dieser Extraktor auf sie angewendet wird.<text:line-break/>Beispiel: <text:span text:style-name="Code">http://www.murfman.de/</text:span></text:p>
          </text:list-item>
        </text:list>
        <text:list xml:id="list2110605560" text:style-name="L9">
          <text:list-item>
            <text:p text:style-name="P55">Parameter <text:alphabetical-index-mark-start text:id="IMark64290088" text:key1="HtmlPreparator"/><text:span text:style-name="Code">startRegex</text:span><text:alphabetical-index-mark-end text:id="IMark64290088"/>: Der Reguläre Ausdruck, der die Stelle findet, wo in einem HTML-Dokument der Navigationspfad beginnt.<text:line-break/>Beispiel: <text:span text:style-name="Code"><text:span text:style-name="T2">&amp;lt;!-- Start Navigationspfad --&amp;gt;</text:span></text:span></text:p>
          </text:list-item>
          <text:list-item>
            <text:p text:style-name="P55">Parameter <text:alphabetical-index-mark-start text:id="IMark65714792" text:key1="HtmlPreparator"/><text:span text:style-name="Code">endRegex</text:span><text:alphabetical-index-mark-end text:id="IMark65714792"/>: Der Reguläre Ausdruck, der die Stelle findet, wo in einem HTML-Dokument der Navigationspfad endet.<text:line-break/>Beispiel: <text:span text:style-name="Code"><text:span text:style-name="T2">&amp;lt;!-- Ende Navigationspfad --&amp;gt;</text:span></text:span></text:p>
          </text:list-item>
        </text:list>
        <text:list xml:id="list1969145003" text:style-name="L10">
          <text:list-item>
            <text:p text:style-name="P56">Parameter <text:alphabetical-index-mark-start text:id="IMark65516376" text:key1="HtmlPreparator"/><text:span text:style-name="Code">pathNodeRegex</text:span><text:alphabetical-index-mark-end text:id="IMark65516376"/>: Der reguläre Ausdruck, der einen Teil des Pfades identifiziert. Dieser Ausdruck wird nur auf den Teil des HTML-Dokuments angewendet, der zwischen der <text:span text:style-name="Code">startRegex</text:span> und der <text:span text:style-name="Code">endRegex</text:span>. Damit werden falsche Treffer vermieden.<text:line-break/>Beispiel: <text:span text:style-name="Code">&amp;lt;a.*href="([^"]*)"&amp;gt;(.*)&amp;lt;/a&amp;gt;</text:span></text:p>
          </text:list-item>
          <text:list-item>
            <text:p text:style-name="P56">Parameter <text:alphabetical-index-mark-start text:id="IMark54634600" text:key1="HtmlPreparator"/><text:span text:style-name="Code">pathNodeRegex.urlGroup</text:span><text:alphabetical-index-mark-end text:id="IMark54634600"/>: Gibt die Nummer derjenigen Regex-Gruppe an, die die URL beinhaltet.<text:line-break/>Beispiel: <text:span text:style-name="Code">1</text:span></text:p>
          </text:list-item>
          <text:list-item>
            <text:p text:style-name="P56">Parameter <text:alphabetical-index-mark-start text:id="IMark54652936" text:key1="HtmlPreparator"/><text:span text:style-name="Code">pathNodeRegex.titleGroup</text:span><text:alphabetical-index-mark-end text:id="IMark54652936"/>: Gibt die Nummer derjenigen Regex-Gruppe an, die den Titel beinhaltet.<text:line-break/>Beispiel: <text:span text:style-name="Code">2</text:span></text:p>
          </text:list-item>
        </text:list>
        <text:p text:style-name="Standard"/>
        <text:h text:style-name="P79" text:outline-level="9"><text:bookmark-start text:name="SearchConfiguration-Tags"/><text:bookmark-start text:name="_Ref523501821"/>Die XML-Tags der SearchConfiguration.xml<text:bookmark-end text:name="SearchConfiguration-Tags"/><text:bookmark-end text:name="_Ref523501821"/></text:h>
        <text:p text:style-name="P20">Übersicht:</text:p>
        <text:p text:style-name="Standard"/>
        <text:list xml:id="list785472260" text:continue-list="list744336796" text:style-name="L3">
          <text:list-item text:start-value="1">
            <text:p text:style-name="P66"><text:span text:style-name="Code"><text:span text:style-name="T11">&lt;configuration&gt;</text:span></text:span></text:p>
          </text:list-item>
          <text:list-item>
            <text:p text:style-name="P70"><text:span text:style-name="Code"><text:span text:style-name="T11">&lt;indexList&gt;</text:span></text:span></text:p>
          </text:list-item>
          <text:list-item>
            <text:p text:style-name="P72"><text:span text:style-name="Code"><text:span text:style-name="T11">&lt;defaultSettings&gt;</text:span></text:span></text:p>
          </text:list-item>
          <text:list-item>
            <text:p text:style-name="P73"><text:span text:style-name="Code"><text:span text:style-name="T11">... (Kaskadierte Einstellungen)</text:span></text:span></text:p>
          </text:list-item>
          <text:list-item>
            <text:p text:style-name="P72"><text:span text:style-name="Code"><text:span text:style-name="T11">&lt;index name="..."&gt; *</text:span></text:span></text:p>
          </text:list-item>
          <text:list-item>
            <text:p text:style-name="P73"><text:span text:style-name="Code"><text:span text:style-name="T11">&lt;dir&gt;</text:span></text:span></text:p>
          </text:list-item>
          <text:list-item>
            <text:p text:style-name="P73"><text:span text:style-name="Code"><text:span text:style-name="T11">&lt;openInNewWindowRegex&gt;</text:span></text:span></text:p>
          </text:list-item>
          <text:list-item>
            <text:p text:style-name="P73"><text:span text:style-name="Code"><text:span text:style-name="T11">&lt;searchFieldList&gt;</text:span></text:span></text:p>
          </text:list-item>
          <text:list-item>
            <text:p text:style-name="P73"><text:span text:style-name="Code"><text:span text:style-name="T11">&lt;rewriteRules&gt;</text:span></text:span></text:p>
          </text:list-item>
          <text:list-item>
            <text:p text:style-name="P74"><text:span text:style-name="Code"><text:span text:style-name="T11">&lt;rule prefix="..." replacement</text:span></text:span><text:span text:style-name="Code"><text:span text:style-name="Code"><text:span text:style-name="T11">="..."&gt; *</text:span></text:span></text:span></text:p>
          </text:list-item>
        </text:list>
        <text:p text:style-name="P21"/>
        <text:p text:style-name="P15"/>
        <text:p text:style-name="P10">Kaskadierte Einstellungen</text:p>
        <text:p text:style-name="P15"/>
        <text:p text:style-name="P15">In der <text:span text:style-name="Code">SearchConfiguration.xml</text:span> werden die Einstellungen vorgenommen, die für die Suchmaske wichtig sind.</text:p>
        <text:p text:style-name="P15"/>
        <text:p text:style-name="P15">Die Suchmaske unterstützt das Suchen auf mehreren Indizes. Zu jedem Index kann man in der Konfiguration angeben, wo er liegt und wie Treffer aus diesem Index angezeigt werden sollen.</text:p>
        <text:p text:style-name="P15"/>
        <text:p text:style-name="Standard"><text:span text:style-name="T18">Alle Einstellungen, bis auf die Lage des Index, können kaskadiert erfolgen. D.h. wenn eine Einstellung nicht im jeweiligen </text:span><text:span text:style-name="Code"><text:span text:style-name="T18">&lt;index&gt;</text:span></text:span><text:span text:style-name="T18">-Tag gemacht wurde, dann wird </text:span>geprüft, ob sie im <text:span text:style-name="Code">&lt;defaultSettings&gt;</text:span>-Tag gemacht wurde. Wurde auch hier nichts eingestellt, dann wird der Defaultwert genutzt.</text:p>
        <text:p text:style-name="Standard"/>
        <text:p text:style-name="Standard">Auf diese Weise lassen sich Standardeinstellungen festlegen, die für alle Indizes gelten. Will man für einen bestimmten Index doch eine andere Einstellung, dann kann man die Standardeinstellung überschreiben, indem man im entsprechenden <text:span text:style-name="Code"><text:span text:style-name="T18">&lt;index&gt;</text:span></text:span><text:span text:style-name="T18">-Tag etwas anderes angibt.</text:span></text:p>
        <text:p text:style-name="P15"/>
        <text:p text:style-name="P15"/>
        <text:p text:style-name="P15"><text:span text:style-name="T8">Die Lage der </text:span><text:span text:style-name="Code"><text:span text:style-name="T8">SearchConfiguration.xml</text:span></text:span></text:p>
        <text:p text:style-name="P15"/>
        <text:p text:style-name="P15">Damit die Suchmaske die <text:span text:style-name="Code">SearchConfiguration.xml</text:span> finden kann, muss in der web.xml angegeben werden, wo sie sich befindet. Die Standardeinstellung ist so gewählt, dass sich die <text:span text:style-name="Code">SearchConfiguration.xml</text:span> im Tomcat-Verzeichnis unter <text:span text:style-name="Code">conf/regain</text:span> befinden muss.</text:p>
        <text:p text:style-name="P15"/>
        <text:p text:style-name="P15"/>
        <text:p text:style-name="P40"><text:soft-page-break/><text:span text:style-name="T8">Die Datei </text:span><text:alphabetical-index-mark-start text:id="IMark54634600"/><text:span text:style-name="Code"><text:span text:style-name="T8">SearchConfiguration.xml</text:span></text:span><text:alphabetical-index-mark-end text:id="IMark54634600"/><text:span text:style-name="T8"> bietet die folgenden XML-Tags:</text:span></text:p>
        <text:p text:style-name="P33"/>
        <table:table table:name="Tabelle17" table:style-name="Tabelle17">
          <table:table-column table:style-name="Tabelle17.A"/>
          <table:table-column table:style-name="Tabelle17.B"/>
          <table:table-row>
            <table:table-cell table:style-name="Tabelle17.A1" office:value-type="string">
              <text:p text:style-name="P33">Tag</text:p>
            </table:table-cell>
            <table:table-cell table:style-name="Tabelle17.B1" office:value-type="string">
              <text:p text:style-name="P33"><text:alphabetical-index-mark-start text:id="IMark64290088" text:key1="SearchConfiguration.xml"/><text:span text:style-name="Code">&lt;indexList&gt;</text:span><text:alphabetical-index-mark-end text:id="IMark64290088"/> </text:p>
            </table:table-cell>
          </table:table-row>
          <table:table-row>
            <table:table-cell table:style-name="Tabelle17.A2" office:value-type="string">
              <text:p text:style-name="P33">Aufgabe</text:p>
            </table:table-cell>
            <table:table-cell table:style-name="Tabelle17.B2" office:value-type="string">
              <text:p text:style-name="P33">Enthält die Einstellungen zu den Indizes</text:p>
            </table:table-cell>
          </table:table-row>
          <table:table-row>
            <table:table-cell table:style-name="Tabelle17.A2" office:value-type="string">
              <text:p text:style-name="P33">Werte</text:p>
            </table:table-cell>
            <table:table-cell table:style-name="Tabelle17.B2" office:value-type="string">
              <text:p text:style-name="P38">Kennt die folgenden Kind-Tags:</text:p>
              <text:list xml:id="list1317300397" text:continue-list="list415037577" text:style-name="WW8Num20">
                <text:list-item text:start-value="1">
                  <text:p text:style-name="P68"><text:span text:style-name="Code">&lt;defaultSettings&gt;</text:span>: Die kaskadierten Standardeinstellungen.</text:p>
                </text:list-item>
                <text:list-item>
                  <text:p text:style-name="P68"><text:span text:style-name="Code">&lt;index&gt;</text:span>: Die Einstellungen zu einem Index.</text:p>
                </text:list-item>
              </text:list>
            </table:table-cell>
          </table:table-row>
        </table:table>
        <text:p text:style-name="P33"/>
        <table:table table:name="Tabelle16" table:style-name="Tabelle16">
          <table:table-column table:style-name="Tabelle16.A"/>
          <table:table-column table:style-name="Tabelle16.B"/>
          <table:table-row>
            <table:table-cell table:style-name="Tabelle16.A1" office:value-type="string">
              <text:p text:style-name="P33">Tag</text:p>
            </table:table-cell>
            <table:table-cell table:style-name="Tabelle16.B1" office:value-type="string">
              <text:p text:style-name="P33"><text:alphabetical-index-mark-start text:id="IMark64290088" text:key1="SearchConfiguration.xml"/><text:span text:style-name="Code">&lt;</text:span><text:span text:style-name="Code"><text:span text:style-name="Code">defaultSettings</text:span></text:span><text:span text:style-name="Code">&gt;</text:span><text:alphabetical-index-mark-end text:id="IMark64290088"/> (Kind-Tag von <text:span text:style-name="Code">&lt;indexList&gt;</text:span>) </text:p>
            </table:table-cell>
          </table:table-row>
          <table:table-row>
            <table:table-cell table:style-name="Tabelle16.A2" office:value-type="string">
              <text:p text:style-name="P33">Aufgabe</text:p>
            </table:table-cell>
            <table:table-cell table:style-name="Tabelle16.B2" office:value-type="string">
              <text:p text:style-name="P27">Die kaskadierten Standardeinstellungen.</text:p>
            </table:table-cell>
          </table:table-row>
          <table:table-row>
            <table:table-cell table:style-name="Tabelle16.A2" office:value-type="string">
              <text:p text:style-name="P33">Werte</text:p>
            </table:table-cell>
            <table:table-cell table:style-name="Tabelle16.B2" office:value-type="string">
              <text:p text:style-name="P33">Alle Tags, die auch im <text:span text:style-name="Code">&lt;index&gt;</text:span>-Tag erlaubt sind, außer dem <text:span text:style-name="Code">&lt;dir&gt;</text:span>‑Tag.</text:p>
            </table:table-cell>
          </table:table-row>
        </table:table>
        <text:p text:style-name="P33"/>
        <table:table table:name="Tabelle18" table:style-name="Tabelle18">
          <table:table-column table:style-name="Tabelle18.A"/>
          <table:table-column table:style-name="Tabelle18.B"/>
          <table:table-row>
            <table:table-cell table:style-name="Tabelle18.A1" office:value-type="string">
              <text:p text:style-name="P33">Tag</text:p>
            </table:table-cell>
            <table:table-cell table:style-name="Tabelle18.B1" office:value-type="string">
              <text:p text:style-name="P33"><text:alphabetical-index-mark-start text:id="IMark54633672" text:key1="SearchConfiguration.xml"/><text:span text:style-name="Code">&lt;</text:span><text:span text:style-name="Code"><text:span text:style-name="Code">index</text:span></text:span><text:span text:style-name="Code">&gt;</text:span><text:alphabetical-index-mark-end text:id="IMark54633672"/> (Kind-Tag von <text:span text:style-name="Code">&lt;indexList&gt;</text:span>) </text:p>
            </table:table-cell>
          </table:table-row>
          <table:table-row>
            <table:table-cell table:style-name="Tabelle18.A2" office:value-type="string">
              <text:p text:style-name="P33">Aufgabe</text:p>
            </table:table-cell>
            <table:table-cell table:style-name="Tabelle18.B2" office:value-type="string">
              <text:p text:style-name="P27">Die Einstellungen zu einem Index.</text:p>
            </table:table-cell>
          </table:table-row>
          <table:table-row>
            <table:table-cell table:style-name="Tabelle18.A2" office:value-type="string">
              <text:p text:style-name="P33">Werte</text:p>
            </table:table-cell>
            <table:table-cell table:style-name="Tabelle18.B2" office:value-type="string">
              <text:p text:style-name="P38">Kennt die folgenden Kind-Tags:</text:p>
              <text:list xml:id="list1316699248" text:continue-list="list1317300397" text:style-name="WW8Num20">
                <text:list-item text:start-value="1">
                  <text:p text:style-name="P68"><text:span text:style-name="Code">&lt;dir&gt;</text:span>: Das Verzeichnis, in dem der Index liegt.</text:p>
                </text:list-item>
                <text:list-item>
                  <text:p text:style-name="P68"><text:span text:style-name="Code">&lt;openInNewWindowRegex&gt;</text:span>: Der Reguläre Ausdruck, der URLs identifiziert, die in einem neuen Browserfenster geöffnet werden sollen.</text:p>
                </text:list-item>
                <text:list-item>
                  <text:p text:style-name="P68"><text:span text:style-name="Code">&lt;searchFieldList&gt;</text:span>: Die Indexfelder, in denen standardmäßig gesucht werden soll.</text:p>
                </text:list-item>
                <text:list-item>
                  <text:p text:style-name="P68"><text:span text:style-name="Code">&lt;rewriteRules&gt;</text:span>: Die Regeln für das URL-Rewriting.</text:p>
                </text:list-item>
              </text:list>
            </table:table-cell>
          </table:table-row>
          <table:table-row>
            <table:table-cell table:style-name="Tabelle18.A2" office:value-type="string">
              <text:p text:style-name="P33">Attribut <text:span text:style-name="Code">name</text:span></text:p>
            </table:table-cell>
            <table:table-cell table:style-name="Tabelle18.B2" office:value-type="string">
              <text:p text:style-name="P33">Der Name des Index. (Werte: Indexname)</text:p>
            </table:table-cell>
          </table:table-row>
        </table:table>
        <text:p text:style-name="P33"/>
        <table:table table:name="Tabelle15" table:style-name="Tabelle15">
          <table:table-column table:style-name="Tabelle15.A"/>
          <table:table-column table:style-name="Tabelle15.B"/>
          <table:table-row>
            <table:table-cell table:style-name="Tabelle15.A1" office:value-type="string">
              <text:p text:style-name="P33">Tag</text:p>
            </table:table-cell>
            <table:table-cell table:style-name="Tabelle15.B1" office:value-type="string">
              <text:p text:style-name="P33"><text:alphabetical-index-mark-start text:id="IMark65516376" text:key1="SearchConfiguration.xml"/><text:span text:style-name="Code">&lt;dir&gt;</text:span><text:alphabetical-index-mark-end text:id="IMark65516376"/> (Kind-Tag von <text:span text:style-name="Code">&lt;index&gt;</text:span> oder <text:span text:style-name="Code">&lt;defaultSettings&gt;</text:span>) </text:p>
            </table:table-cell>
          </table:table-row>
          <table:table-row>
            <table:table-cell table:style-name="Tabelle15.A2" office:value-type="string">
              <text:p text:style-name="P33">Aufgabe</text:p>
            </table:table-cell>
            <table:table-cell table:style-name="Tabelle15.B2" office:value-type="string">
              <text:p text:style-name="P33">Das Verzeichnis, in dem der Index liegt.</text:p>
            </table:table-cell>
          </table:table-row>
          <table:table-row>
            <table:table-cell table:style-name="Tabelle15.A2" office:value-type="string">
              <text:p text:style-name="P33">Werte</text:p>
            </table:table-cell>
            <table:table-cell table:style-name="Tabelle15.B2" office:value-type="string">
              <text:p text:style-name="P33">Verzeichnis</text:p>
            </table:table-cell>
          </table:table-row>
          <table:table-row>
            <table:table-cell table:style-name="Tabelle15.A2" office:value-type="string">
              <text:p text:style-name="P33">Beispiel</text:p>
            </table:table-cell>
            <table:table-cell table:style-name="Tabelle15.B2" office:value-type="string">
              <text:p text:style-name="P33"><text:span text:style-name="Code">C:/regain/searchindex_big</text:span></text:p>
            </table:table-cell>
          </table:table-row>
        </table:table>
        <text:p text:style-name="P33"/>
        <table:table table:name="Tabelle19" table:style-name="Tabelle19">
          <table:table-column table:style-name="Tabelle19.A"/>
          <table:table-column table:style-name="Tabelle19.B"/>
          <table:table-row>
            <table:table-cell table:style-name="Tabelle19.A1" office:value-type="string">
              <text:p text:style-name="P33">Tag</text:p>
            </table:table-cell>
            <table:table-cell table:style-name="Tabelle19.B1" office:value-type="string">
              <text:p text:style-name="P38"><text:alphabetical-index-mark-start text:id="IMark54633672" text:key1="SearchConfiguration.xml"/><text:span text:style-name="Code">&lt;</text:span><text:span text:style-name="Code"><text:span text:style-name="Code">openInNewWindowRegex</text:span></text:span><text:span text:style-name="Code">&gt;</text:span><text:alphabetical-index-mark-end text:id="IMark54633672"/> (Kind-Tag von <text:span text:style-name="Code">&lt;index&gt;</text:span> oder <text:span text:style-name="Code">&lt;defaultSettings&gt;</text:span>) </text:p>
            </table:table-cell>
          </table:table-row>
          <table:table-row>
            <table:table-cell table:style-name="Tabelle19.A2" office:value-type="string">
              <text:p text:style-name="P33">Aufgabe</text:p>
            </table:table-cell>
            <table:table-cell table:style-name="Tabelle19.B2" office:value-type="string">
              <text:p text:style-name="P33">Der Reguläre Ausdruck, der URLs identifiziert, die in einem neuen Browserfenster geöffnet werden sollen.</text:p>
            </table:table-cell>
          </table:table-row>
          <table:table-row>
            <table:table-cell table:style-name="Tabelle19.A2" office:value-type="string">
              <text:p text:style-name="P33">Werte</text:p>
            </table:table-cell>
            <table:table-cell table:style-name="Tabelle19.B2" office:value-type="string">
              <text:p text:style-name="P33">Regulärer Ausdruck</text:p>
            </table:table-cell>
          </table:table-row>
          <table:table-row>
            <table:table-cell table:style-name="Tabelle19.A2" office:value-type="string">
              <text:p text:style-name="P33">Beispiel</text:p>
            </table:table-cell>
            <table:table-cell table:style-name="Tabelle19.B2" office:value-type="string">
              <text:p text:style-name="P33"><text:span text:style-name="Code">.(pdf|rtf|doc|xls|ppt)$</text:span></text:p>
            </table:table-cell>
          </table:table-row>
        </table:table>
        <text:p text:style-name="P33"><text:soft-page-break/></text:p>
        <table:table table:name="Tabelle20" table:style-name="Tabelle20">
          <table:table-column table:style-name="Tabelle20.A"/>
          <table:table-column table:style-name="Tabelle20.B"/>
          <table:table-row>
            <table:table-cell table:style-name="Tabelle20.A1" office:value-type="string">
              <text:p text:style-name="P33">Tag</text:p>
            </table:table-cell>
            <table:table-cell table:style-name="Tabelle20.B1" office:value-type="string">
              <text:p text:style-name="P38"><text:alphabetical-index-mark-start text:id="IMark64290088" text:key1="SearchConfiguration.xml"/><text:span text:style-name="Code">&lt;</text:span><text:span text:style-name="Code"><text:span text:style-name="Code">searchFieldList</text:span></text:span><text:span text:style-name="Code">&gt;</text:span><text:alphabetical-index-mark-end text:id="IMark64290088"/> (Kind-Tag von <text:span text:style-name="Code">&lt;index&gt;</text:span> oder <text:span text:style-name="Code">&lt;defaultSettings&gt;</text:span>) </text:p>
            </table:table-cell>
          </table:table-row>
          <table:table-row>
            <table:table-cell table:style-name="Tabelle20.A2" office:value-type="string">
              <text:p text:style-name="P33">Aufgabe</text:p>
            </table:table-cell>
            <table:table-cell table:style-name="Tabelle20.B2" office:value-type="string">
              <text:p text:style-name="P33">Die Indexfelder, in denen standardmäßig gesucht werden soll.</text:p>
              <text:p text:style-name="P33"/>
              <text:p text:style-name="P33">Hinweis: Der Benutzer kann außerdem mit Hilfe des <text:span text:style-name="Code">field‑</text:span>Operators auch in anderen Feldern suchen. Siehe Lucene Query-Syntax: <text:a xlink:type="simple" xlink:href="http://jakarta.apache.org/lucene/docs/queryparsersyntax.html">http://jakarta.apache.org/lucene/docs/queryparsersyntax.html</text:a></text:p>
            </table:table-cell>
          </table:table-row>
          <table:table-row>
            <table:table-cell table:style-name="Tabelle20.A2" office:value-type="string">
              <text:p text:style-name="P33">Werte</text:p>
            </table:table-cell>
            <table:table-cell table:style-name="Tabelle20.B2" office:value-type="string">
              <text:p text:style-name="P33">Liste von Indexfeldnamen</text:p>
            </table:table-cell>
          </table:table-row>
          <table:table-row>
            <table:table-cell table:style-name="Tabelle20.A2" office:value-type="string">
              <text:p text:style-name="P33">Beispiel</text:p>
            </table:table-cell>
            <table:table-cell table:style-name="Tabelle20.B2" office:value-type="string">
              <text:p text:style-name="P33"><text:span text:style-name="Code"><text:span text:style-name="T7">content title headlines</text:span></text:span> </text:p>
            </table:table-cell>
          </table:table-row>
        </table:table>
        <text:p text:style-name="P33"/>
        <table:table table:name="Tabelle21" table:style-name="Tabelle21">
          <table:table-column table:style-name="Tabelle21.A"/>
          <table:table-column table:style-name="Tabelle21.B"/>
          <table:table-row>
            <table:table-cell table:style-name="Tabelle21.A1" office:value-type="string">
              <text:p text:style-name="P33">Tag</text:p>
            </table:table-cell>
            <table:table-cell table:style-name="Tabelle21.B1" office:value-type="string">
              <text:p text:style-name="P38"><text:alphabetical-index-mark-start text:id="IMark65714792" text:key1="SearchConfiguration.xml"/><text:span text:style-name="Code">&lt;</text:span><text:span text:style-name="Code"><text:span text:style-name="Code">rewriteRules</text:span></text:span><text:span text:style-name="Code">&gt;</text:span><text:alphabetical-index-mark-end text:id="IMark65714792"/> (Kind-Tag von <text:span text:style-name="Code">&lt;index&gt;</text:span> oder <text:span text:style-name="Code">&lt;defaultSettings&gt;</text:span>) </text:p>
            </table:table-cell>
          </table:table-row>
          <table:table-row>
            <table:table-cell table:style-name="Tabelle21.A2" office:value-type="string">
              <text:p text:style-name="P33">Aufgabe</text:p>
            </table:table-cell>
            <table:table-cell table:style-name="Tabelle21.B2" office:value-type="string">
              <text:p text:style-name="P27">Die Regeln für das URL-Rewriting.</text:p>
              <text:p text:style-name="P38"/>
              <text:p text:style-name="P38">Für die Anzeige der Treffer kann sog. URL-Rewriting eingesetzt werden. D.h. dass die URL des Dokuments verändert wird.</text:p>
              <text:p text:style-name="P38"/>
              <text:p text:style-name="P38">So kann man z.B. Dokumente in <text:span text:style-name="Code">file://c:/www‑data/intranet/docs</text:span> indizieren und im Browser als <text:span text:style-name="Code">http://intranet.murfman.de/docs</text:span> anzeigen lassen.</text:p>
              <text:p text:style-name="P38"/>
              <text:p text:style-name="P38">Trifft auf eine URL keine der Regeln zu, dann bleibt sie unverändert.</text:p>
            </table:table-cell>
          </table:table-row>
          <table:table-row>
            <table:table-cell table:style-name="Tabelle21.A2" office:value-type="string">
              <text:p text:style-name="P33">Werte</text:p>
            </table:table-cell>
            <table:table-cell table:style-name="Tabelle21.B2" office:value-type="string">
              <text:p text:style-name="P38">Kennt die folgenden Kind-Tags:</text:p>
              <text:list xml:id="list286724951" text:continue-list="list1316699248" text:style-name="WW8Num20">
                <text:list-item text:start-value="1">
                  <text:p text:style-name="P68"><text:span text:style-name="Code">&lt;rule&gt;</text:span>: Eine Ersetzungsregel.</text:p>
                </text:list-item>
              </text:list>
            </table:table-cell>
          </table:table-row>
        </table:table>
        <text:p text:style-name="P33"/>
        <table:table table:name="Tabelle22" table:style-name="Tabelle22">
          <table:table-column table:style-name="Tabelle22.A"/>
          <table:table-column table:style-name="Tabelle22.B"/>
          <table:table-row>
            <table:table-cell table:style-name="Tabelle22.A1" office:value-type="string">
              <text:p text:style-name="P33">Tag</text:p>
            </table:table-cell>
            <table:table-cell table:style-name="Tabelle22.B1" office:value-type="string">
              <text:p text:style-name="P38"><text:alphabetical-index-mark-start text:id="IMark54652936" text:key1="SearchConfiguration.xml"/><text:span text:style-name="Code">&lt;</text:span><text:span text:style-name="Code"><text:span text:style-name="Code">rule</text:span></text:span><text:span text:style-name="Code">&gt;</text:span><text:alphabetical-index-mark-end text:id="IMark54652936"/> (Kind-Tag von <text:span text:style-name="Code">&lt;rewriteRules&gt;</text:span>) </text:p>
            </table:table-cell>
          </table:table-row>
          <table:table-row>
            <table:table-cell table:style-name="Tabelle22.A2" office:value-type="string">
              <text:p text:style-name="P33">Aufgabe</text:p>
            </table:table-cell>
            <table:table-cell table:style-name="Tabelle22.B2" office:value-type="string">
              <text:p text:style-name="P27">Eine Ersetzungsregel für das URL-Rewriting.</text:p>
              <text:p text:style-name="P27"/>
              <text:p text:style-name="P27">Beispiel: Mit den hier gezeigten Beispielwerten wird die URL <text:s/><text:span text:style-name="Code">file://c:/www‑data/intranet/docs/manual/regain.pdf</text:span> in <text:span text:style-name="Code">http://intranet.murfman.de/docs</text:span><text:span text:style-name="Code"><text:span text:style-name="Code">/manual/regain.pdf</text:span></text:span> geändert.</text:p>
            </table:table-cell>
          </table:table-row>
          <table:table-row>
            <table:table-cell table:style-name="Tabelle22.A2" office:value-type="string">
              <text:p text:style-name="P33">Attribut <text:span text:style-name="Code">prefix</text:span></text:p>
            </table:table-cell>
            <table:table-cell table:style-name="Tabelle22.B2" office:value-type="string">
              <text:p text:style-name="P33">Der URL-Präfix, der ersetzt werden soll. (Werte: URL-Präfix, z.B.: <text:span text:style-name="Code">file://c:/www‑data/intranet/docs</text:span>)</text:p>
            </table:table-cell>
          </table:table-row>
          <table:table-row>
            <table:table-cell table:style-name="Tabelle22.A2" office:value-type="string">
              <text:p text:style-name="P33">Attribut <text:span text:style-name="Code">replacement</text:span></text:p>
            </table:table-cell>
            <table:table-cell table:style-name="Tabelle22.B2" office:value-type="string">
              <text:p text:style-name="P33">Der URL-Präfix, der statt dessen gezeigt werden soll. (Werte: URL‑Präfix, z.B.: <text:span text:style-name="Code">http://intranet.murfman.de/docs</text:span>)</text:p>
            </table:table-cell>
          </table:table-row>
        </table:table>
        <text:p text:style-name="P40"/>
        <text:p text:style-name="P17">Index</text:p>
        <text:p text:style-name="Standard"/>
        <text:section text:style-name="Sect3" text:name="Bereich2">
          <text:alphabetical-index text:style-name="Sect2" text:protected="true" text:name="Stichwortverzeichnis1">
            <text:alphabetical-index-source text:combine-entries-with-pp="false"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P46">Analysedateien<text:tab/>5, 9</text:p>
              <text:p text:style-name="P46">Analyzer<text:tab/>17</text:p>
              <text:p text:style-name="P46">analyzerType.txt<text:tab/>17</text:p>
              <text:p text:style-name="P46">Andere Sprachen<text:tab/>17</text:p>
              <text:p text:style-name="P46">Crawler<text:tab/>4</text:p>
              <text:p text:style-name="P46">Crawler-Prozeß<text:tab/>4</text:p>
              <text:p text:style-name="P46">CrawlerConfiguration.xml<text:tab/>7, 20</text:p>
              <text:p text:style-name="P47">&lt;analyzerType&gt;<text:tab/>22</text:p>
              <text:p text:style-name="P47">&lt;blacklist&gt;<text:tab/>26</text:p>
              <text:p text:style-name="P47">&lt;buildIndex&gt;<text:tab/>22</text:p>
              <text:p text:style-name="P47">&lt;class&gt;<text:tab/>25</text:p>
              <text:p text:style-name="P47">&lt;config&gt;<text:tab/>25</text:p>
              <text:p text:style-name="P47">&lt;controlFiles&gt;<text:tab/>23</text:p>
              <text:p text:style-name="P47">&lt;dir&gt;<text:tab/>22</text:p>
              <text:p text:style-name="P47">&lt;directoryParserPatternList&gt;<text:tab/>26</text:p>
              <text:p text:style-name="P47">&lt;excludeList&gt;<text:tab/>23</text:p>
              <text:p text:style-name="P47">&lt;finishedWithFatalsFile&gt;<text:tab/>24</text:p>
              <text:p text:style-name="P47">&lt;finishedWithoutFatalsFile&gt;<text:tab/>24</text:p>
              <text:p text:style-name="P47">&lt;host&gt;<text:tab/>20</text:p>
              <text:p text:style-name="P47">&lt;htmlParserPatternList&gt;<text:tab/>25</text:p>
              <text:p text:style-name="P47">&lt;httpTimeout&gt;<text:tab/>21</text:p>
              <text:p text:style-name="P47">&lt;loadUnparsedUrls&gt;<text:tab/>21</text:p>
              <text:p text:style-name="P47">&lt;maxFailedDocuments&gt;<text:tab/>23</text:p>
              <text:p text:style-name="P47">&lt;param&gt;<text:tab/>25</text:p>
              <text:p text:style-name="P47">&lt;password&gt;<text:tab/>20</text:p>
              <text:p text:style-name="P47">&lt;pattern&gt;<text:tab/>25, 26</text:p>
              <text:p text:style-name="P47">&lt;port&gt;<text:tab/>20</text:p>
              <text:p text:style-name="P47">&lt;prefix&gt;<text:tab/>26</text:p>
              <text:p text:style-name="P47">&lt;preparator&gt;<text:tab/>24</text:p>
              <text:p text:style-name="P47">&lt;preparatorList&gt;<text:tab/>24</text:p>
              <text:p text:style-name="P47">&lt;proxy&gt;<text:tab/>20</text:p>
              <text:p text:style-name="P47">&lt;searchIndex&gt;<text:tab/>22</text:p>
              <text:p text:style-name="P47">&lt;section&gt;<text:tab/>25</text:p>
              <text:p text:style-name="P47">&lt;start&gt;<text:tab/>26</text:p>
              <text:p text:style-name="P47">&lt;startlist&gt;<text:tab/>26</text:p>
              <text:p text:style-name="P47">&lt;stopwordList&gt;<text:tab/>23</text:p>
              <text:p text:style-name="P47">&lt;urlPattern&gt;<text:tab/>21, 24</text:p>
              <text:p text:style-name="P47">&lt;useLinkTextAsTitleList&gt;<text:tab/>21</text:p>
              <text:p text:style-name="P47">&lt;user&gt;<text:tab/>20</text:p>
              <text:p text:style-name="P47">&lt;whitelist&gt;<text:tab/>26</text:p>
              <text:p text:style-name="P47">&lt;writeAnalysisFiles&gt;<text:tab/>22</text:p>
              <text:p text:style-name="P46">CrawlerJob<text:tab/>4</text:p>
              <text:p text:style-name="P46">dead Links<text:tab/>9</text:p>
              <text:p text:style-name="P46">ErrorPage.jsp<text:tab/>13</text:p>
              <text:p text:style-name="P46">Fehlerliste<text:tab/>4</text:p>
              <text:p text:style-name="P46"><text:soft-page-break/>Gruppe<text:tab/>10</text:p>
              <text:p text:style-name="P46">B.1.HtmlPreparator<text:tab/>27</text:p>
              <text:p text:style-name="P47">contentExtractor<text:tab/>27</text:p>
              <text:p text:style-name="P47">endRegex<text:tab/>27, 28</text:p>
              <text:p text:style-name="P47">headlineRegex<text:tab/>28</text:p>
              <text:p text:style-name="P47">headlineRegex.group<text:tab/>28</text:p>
              <text:p text:style-name="P47">pathExtractor<text:tab/>28</text:p>
              <text:p text:style-name="P47">pathNodeRegex<text:tab/>28</text:p>
              <text:p text:style-name="P47">pathNodeRegex.titleGroup<text:tab/>28</text:p>
              <text:p text:style-name="P47">pathNodeRegex.urlGroup<text:tab/>28</text:p>
              <text:p text:style-name="P47">prefix<text:tab/>27, 28</text:p>
              <text:p text:style-name="P47">startRegex<text:tab/>27, 28</text:p>
              <text:p text:style-name="P46">Index<text:tab/>9</text:p>
              <text:p text:style-name="P46">Index aktualisieren<text:tab/>6</text:p>
              <text:p text:style-name="P46">indexDir<text:tab/>13</text:p>
              <text:p text:style-name="P46">Indexierung<text:tab/>5</text:p>
              <text:p text:style-name="P46">Inkrementelle Indizierung<text:tab/>6</text:p>
              <text:p text:style-name="P46">jacob.dll<text:tab/>7</text:p>
              <text:p text:style-name="P46">jacob.jar<text:tab/>7</text:p>
              <text:p text:style-name="P46">Jacobgen<text:tab/>7</text:p>
              <text:p text:style-name="P46">jakarta-regexp-1.3.jar<text:tab/>7</text:p>
              <text:p text:style-name="P46">log4j-1.2.9.jar<text:tab/>7</text:p>
              <text:p text:style-name="P46">log4j.properties<text:tab/>7</text:p>
              <text:p text:style-name="P46">Lucene<text:tab/>5, 18</text:p>
              <text:p text:style-name="P46">lucene-1.4.2.jar<text:tab/>7</text:p>
              <text:p text:style-name="P46">Mehrsprachigkeit<text:tab/>17</text:p>
              <text:p text:style-name="P46">openInNewWindowRegex<text:tab/>13</text:p>
              <text:p text:style-name="P46">Partielle Indexierung<text:tab/>6</text:p>
              <text:p text:style-name="P46">PDFBox-0.6.7a.jar<text:tab/>7</text:p>
              <text:p text:style-name="P46">poi-2.5.1-final-20040804.jar<text:tab/>7</text:p>
              <text:p text:style-name="P46">poi-scratchpad-2.5.1-final-20040804.jar<text:tab/>7</text:p>
              <text:p text:style-name="P46">Präperator<text:tab/>5</text:p>
              <text:p text:style-name="P46">Querysyntax<text:tab/>15</text:p>
              <text:p text:style-name="P46">regain.jar<text:tab/>7</text:p>
              <text:p text:style-name="P46">regain.war<text:tab/>13</text:p>
              <text:p text:style-name="P46">Regex<text:tab/>10</text:p>
              <text:p text:style-name="P46">Regex-Gruppe<text:tab/>10</text:p>
              <text:p text:style-name="P46">Regulärer Ausdruck<text:tab/>10</text:p>
              <text:p text:style-name="P46">Schwarze Liste<text:tab/>5</text:p>
              <text:p text:style-name="P46">SearchConfiguration.xml<text:tab/>30</text:p>
              <text:p text:style-name="P47">&lt;defaultSettings&gt;<text:tab/>30</text:p>
              <text:p text:style-name="P47">&lt;dir&gt;<text:tab/>30</text:p>
              <text:p text:style-name="P47">&lt;index&gt;<text:tab/>30</text:p>
              <text:p text:style-name="P47">&lt;indexList&gt;<text:tab/>30</text:p>
              <text:p text:style-name="P47">&lt;openInNewWindowRegex&gt;<text:tab/>30</text:p>
              <text:p text:style-name="P47">&lt;rewriteRules&gt;<text:tab/>31</text:p>
              <text:p text:style-name="P47">&lt;rule&gt;<text:tab/>31</text:p>
              <text:p text:style-name="P47">&lt;searchFieldList&gt;<text:tab/>31</text:p>
              <text:p text:style-name="P46"><text:soft-page-break/>searchFieldList<text:tab/>13</text:p>
              <text:p text:style-name="P46">SearchOutput.jsp<text:tab/>13</text:p>
              <text:p text:style-name="P46">Suchindex<text:tab/>9</text:p>
              <text:p text:style-name="P46">Suchmaske<text:tab/>12</text:p>
              <text:p text:style-name="P46">Syntax für Suchanfragen<text:tab/>15</text:p>
              <text:p text:style-name="P46">web.xml<text:tab/>13</text:p>
              <text:p text:style-name="P46">Weiße Liste<text:tab/>5</text:p>
              <text:p text:style-name="P46">xercesImpl.jar<text:tab/>7</text:p>
              <text:p text:style-name="P46">xml-apis.jar<text:tab/>7</text:p>
            </text:index-body>
          </text:alphabetical-index>
        </text:section>
        <text:section text:style-name="Sect4" text:name="Bereich3">
          <text:p text:style-name="P16"/>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ucidasans1" svg:font-family="Lucidasans"/>
    <style:font-face style:name="Courier New" svg:font-family="'Courier New'" style:font-family-generic="modern"/>
    <style:font-face style:name="Courier New2" svg:font-family="'Courier New'" style:font-family-generic="modern" style:font-pitch="fixed"/>
    <style:font-face style:name="Lucidasans" svg:font-family="Lucidasans"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text-align="start" style:justify-single-word="false" fo:orphans="2" fo:widows="2" style:page-number="auto"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6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99cm" fo:margin-bottom="1cm" fo:text-indent="0cm" style:auto-text-indent="false" style:page-number="auto"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99cm" fo:margin-bottom="1cm" fo:text-indent="0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499cm" fo:margin-bottom="0.7cm" fo:text-indent="0cm" style:auto-text-indent="false" style:page-number="auto" fo:keep-with-next="always">
        <style:tab-stops/>
      </style:paragraph-properties>
      <style:text-properties fo:font-weight="bold" style:font-weight-asian="bold"/>
    </style:style>
    <style:style style:name="Heading_20_4" style:display-name="Heading 4" style:family="paragraph" style:parent-style-name="Standard" style:next-style-name="Standard" style:class="text">
      <style:paragraph-properties fo:keep-with-next="always"/>
      <style:text-properties fo:font-weight="bold" style:font-weight-asian="bold"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1" style:display-name="Contents 1" style:family="paragraph" style:parent-style-name="Standard" style:next-style-name="Standard" style:class="index">
      <style:paragraph-properties fo:margin-left="0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0.42cm" fo:margin-right="0cm" fo:text-indent="0cm" style:auto-text-indent="false">
        <style:tab-stops>
          <style:tab-stop style:position="11.508cm" style:type="right" style:leader-style="dotted" style:leader-text="."/>
        </style:tab-stops>
      </style:paragraph-properties>
    </style:style>
    <style:style style:name="WW-HTML_20_Vorformatiert" style:display-name="WW-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font-size-complex="10pt"/>
    </style:style>
    <style:style style:name="WW-Standard_20__28_Web_29_" style:display-name="WW-Standard (Web)" style:family="paragraph" style:parent-style-name="Standard">
      <style:paragraph-properties fo:margin-top="0.494cm" fo:margin-bottom="0.494cm"/>
      <style:text-properties style:font-name="Arial Unicode MS" style:font-name-asian="Arial Unicode MS" style:font-name-complex="Arial Unicode MS"/>
    </style:style>
    <style:style style:name="WW-Index_20_4" style:display-name="WW-Index 4" style:family="paragraph" style:parent-style-name="Standard" style:next-style-name="Standard">
      <style:paragraph-properties fo:margin-left="1.693cm" fo:margin-right="0cm" fo:text-indent="-0.423cm" style:auto-text-indent="false"/>
    </style:style>
    <style:style style:name="WW-Index_20_5" style:display-name="WW-Index 5" style:family="paragraph" style:parent-style-name="Standard" style:next-style-name="Standard">
      <style:paragraph-properties fo:margin-left="2.117cm" fo:margin-right="0cm" fo:text-indent="-0.423cm" style:auto-text-indent="false"/>
    </style:style>
    <style:style style:name="WW-Index_20_6" style:display-name="WW-Index 6" style:family="paragraph" style:parent-style-name="Standard" style:next-style-name="Standard">
      <style:paragraph-properties fo:margin-left="2.54cm" fo:margin-right="0cm" fo:text-indent="-0.423cm" style:auto-text-indent="false"/>
    </style:style>
    <style:style style:name="WW-Index_20_7" style:display-name="WW-Index 7" style:family="paragraph" style:parent-style-name="Standard" style:next-style-name="Standard">
      <style:paragraph-properties fo:margin-left="2.963cm" fo:margin-right="0cm" fo:text-indent="-0.423cm" style:auto-text-indent="false"/>
    </style:style>
    <style:style style:name="WW-Index_20_8" style:display-name="WW-Index 8" style:family="paragraph" style:parent-style-name="Standard" style:next-style-name="Standard">
      <style:paragraph-properties fo:margin-left="3.387cm" fo:margin-right="0cm" fo:text-indent="-0.423cm" style:auto-text-indent="false"/>
    </style:style>
    <style:style style:name="WW-Index_20_9" style:display-name="WW-Index 9" style:family="paragraph" style:parent-style-name="Standard" style:next-style-name="Standard">
      <style:paragraph-properties fo:margin-left="3.81cm" fo:margin-right="0cm" fo:text-indent="-0.423cm" style:auto-text-indent="false"/>
    </style:style>
    <style:style style:name="Überschrift_20_Anhang" style:display-name="Überschrift Anhang" style:family="paragraph" style:parent-style-name="Heading_20_1" style:default-outline-level="9" style:class="text"/>
    <style:style style:name="Überschrift_20_Anhang_20_2" style:display-name="Überschrift Anhang 2" style:family="paragraph" style:parent-style-name="Überschrift_20_Anhang" style:next-style-name="Standard" style:default-outline-level="10" style:class="text" style:master-page-name="">
      <style:paragraph-properties style:page-number="auto" fo:break-before="auto" fo:break-after="auto"/>
      <style:text-properties fo:font-size="14pt" fo:font-style="italic"/>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Absatz-Standardschriftart" style:family="text"/>
    <style:style style:name="Code" style:family="text" style:parent-style-name="WW-Absatz-Standardschriftart">
      <style:text-properties style:font-name="Courier New" fo:font-size="11pt" fo:language="zxx" fo:country="none" style:font-size-asian="11pt" style:language-asian="zxx" style:country-asian="none" style:font-name-complex="Courier New"/>
    </style:style>
    <style:style style:name="WW-HTML_20_Code" style:display-name="WW-HTML Code" style:family="text" style:parent-style-name="WW-Absatz-Standardschriftart">
      <style:text-properties style:font-name="Arial Unicode MS" fo:font-size="10pt" style:font-name-asian="Arial Unicode MS" style:font-size-asian="10pt" style:font-name-complex="Arial Unicode MS" style:font-size-complex="10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min-label-width="1.27cm"/>
      </text:outline-level-style>
      <text:outline-level-style text:level="3" style:num-suffix="." style:num-format="1" text:display-levels="3">
        <style:list-level-properties text:space-before="0.635cm" text:min-label-width="1.905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prefix="Anhang " style:num-suffix=": " style:num-format="A">
        <style:list-level-properties/>
      </text:outline-level-style>
      <text:outline-level-style text:level="10" style:num-suffix="." style:num-format="1" text:display-levels="2">
        <style:list-level-properties text:min-label-width="1.27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2"/>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2"/>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2"/>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2"/>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2"/>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2"/>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2"/>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2"/>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2"/>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2"/>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2"/>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2"/>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2"/>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2"/>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2"/>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2"/>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2"/>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2"/>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2"/>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2"/>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2"/>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2"/>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2"/>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2"/>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2"/>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2"/>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2"/>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2"/>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2"/>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2"/>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2"/>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2"/>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2"/>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2"/>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2"/>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2"/>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2"/>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2"/>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2"/>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2"/>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2"/>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2"/>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2"/>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2"/>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2"/>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2"/>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2"/>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2"/>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2"/>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2"/>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1.27cm" text:min-label-width="1.27cm"/>
      </text:list-level-style-number>
      <text:list-level-style-number text:level="5" style:num-suffix="." style:num-format="1" text:display-levels="5">
        <style:list-level-properties text:space-before="1.905cm" text:min-label-width="1.905cm"/>
      </text:list-level-style-number>
      <text:list-level-style-number text:level="6" style:num-suffix="." style:num-format="1" text:display-levels="6">
        <style:list-level-properties text:space-before="2.54cm" text:min-label-width="1.905cm"/>
      </text:list-level-style-number>
      <text:list-level-style-number text:level="7" style:num-suffix="." style:num-format="1" text:display-levels="7">
        <style:list-level-properties text:space-before="3.175cm" text:min-label-width="2.54cm"/>
      </text:list-level-style-number>
      <text:list-level-style-number text:level="8" style:num-suffix="." style:num-format="1" text:display-levels="8">
        <style:list-level-properties text:space-before="3.81cm" text:min-label-width="2.54cm"/>
      </text:list-level-style-number>
      <text:list-level-style-number text:level="9" style:num-suffix="." style:num-format="1" text:display-levels="9">
        <style:list-level-properties text:space-before="4.445cm" text:min-label-width="3.175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02cm solid #000000">
        <style:tab-stops>
          <style:tab-stop style:position="16.002cm" style:type="right"/>
        </style:tab-stops>
      </style:paragraph-properties>
    </style:style>
    <style:style style:name="MP2" style:family="paragraph" style:parent-style-name="Footer">
      <style:paragraph-properties fo:padding="0.049cm" fo:border-left="none" fo:border-right="none" fo:border-top="0.002cm solid #000000" fo:border-bottom="none">
        <style:tab-stops>
          <style:tab-stop style:position="16.002cm" style:type="right"/>
        </style:tab-stops>
      </style:paragraph-properties>
      <style:text-properties fo:font-size="10pt" style:font-size-asian="10pt" style:font-size-complex="10pt"/>
    </style:style>
    <style:page-layout style:name="M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nwenderhandbuch Regain<text:tab/>http://regain.sf.net</text:p>
      </style:header>
      <style:footer>
        <text:p text:style-name="MP2">© 2004-2005 Til Schneider, www.murfman.de<text:tab/>Seite <text:page-number text:select-page="current">35</text:page-number> von <text:page-count>35</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nwenderhandbuch regain</dc:title>
    <meta:initial-creator>Tilman Schneider</meta:initial-creator>
    <meta:creation-date>2003-11-03T13:31:00</meta:creation-date>
    <dc:date>2005-02-22T14:01:43</dc:date>
    <dc:language>en-US</dc:language>
    <meta:editing-cycles>67</meta:editing-cycles>
    <meta:editing-duration>PT6H38M36S</meta:editing-duration>
    <meta:document-statistic meta:table-count="50" meta:image-count="0" meta:object-count="0" meta:page-count="35" meta:paragraph-count="871" meta:word-count="5878" meta:character-count="43444"/>
    <meta:user-defined meta:name="Info 1"/>
    <meta:user-defined meta:name="Info 2"/>
    <meta:user-defined meta:name="Info 3"/>
    <meta:user-defined meta:name="Info 4"/>
  </office:meta>
</office:document-meta>
</file>